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Pictures/10000000000000200000002000309F1C.png" manifest:media-type=""/>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Pictures/10000000000000200000002000309F1C.png" manifest:media-type=""/>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Verdana, Geneva, Helvetica, sans-serif"/>
    <style:font-face style:name="Courier New2" svg:font-family="'Courier New', 'Andale Mono', Courier, Monaco, monospace"/>
    <style:font-face style:name="Open Sans1" svg:font-family="'Open Sans', sans-serif"/>
    <style:font-face style:name="OpenSymbol" svg:font-family="OpenSymbol"/>
    <style:font-face style:name="Times New Roman" svg:font-family="'Times New Roman'"/>
    <style:font-face style:name="monospace1" svg:font-family="monospace"/>
    <style:font-face style:name="monospace" svg:font-family="monospace, sans-serif"/>
    <style:font-face style:name="Liberation Serif" svg:font-family="'Liberation Serif'" style:font-family-generic="roman"/>
    <style:font-face style:name="Liberation Sans" svg:font-family="'Liberation Sans'"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Ubuntu" svg:font-family="Ubuntu" style:font-pitch="variable"/>
    <style:font-face style:name="Liberation Serif1" svg:font-family="'Liberation Serif'" style:font-family-generic="roman" style:font-pitch="variable"/>
    <style:font-face style:name="Arial" svg:font-family="Arial" style:font-adornments="Negreta" style:font-family-generic="swiss" style:font-pitch="variable"/>
    <style:font-face style:name="Open Sans2" svg:font-family="'Open Sans'" style:font-family-generic="swiss" style:font-pitch="variable"/>
    <style:font-face style:name="Open Sans" svg:font-family="'Open Sans'" style:font-adornments="Bold"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32" style:family="table">
      <style:table-properties style:width="6.4271in" fo:margin-left="0in" table:align="left"/>
    </style:style>
    <style:style style:name="Table32.A" style:family="table-column">
      <style:table-column-properties style:column-width="3.3438in"/>
    </style:style>
    <style:style style:name="Table32.B" style:family="table-column">
      <style:table-column-properties style:column-width="3.0833in"/>
    </style:style>
    <style:style style:name="Table32.A1" style:family="table-cell">
      <style:table-cell-properties fo:padding="0.0382in" fo:border="none"/>
    </style:style>
    <style:style style:name="Table38" style:family="table">
      <style:table-properties style:width="1.4604in" table:align="left"/>
    </style:style>
    <style:style style:name="Table38.A" style:family="table-column">
      <style:table-column-properties style:column-width="0.7785in"/>
    </style:style>
    <style:style style:name="Table38.B" style:family="table-column">
      <style:table-column-properties style:column-width="0.681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5" style:family="table">
      <style:table-properties style:width="6.425in" table:align="margins"/>
    </style:style>
    <style:style style:name="Table5.A" style:family="table-column">
      <style:table-column-properties style:column-width="4.1847in" style:rel-column-width="42684*"/>
    </style:style>
    <style:style style:name="Table5.B" style:family="table-column">
      <style:table-column-properties style:column-width="2.2403in" style:rel-column-width="22851*"/>
    </style:style>
    <style:style style:name="Table5.A1" style:family="table-cell">
      <style:table-cell-properties fo:padding="0.0382in" fo:border="none"/>
    </style:style>
    <style:style style:name="Table1" style:family="table">
      <style:table-properties style:width="6.4271in" fo:margin-left="0in" table:align="left"/>
    </style:style>
    <style:style style:name="Table1.A" style:family="table-column">
      <style:table-column-properties style:column-width="1.0625in"/>
    </style:style>
    <style:style style:name="Table1.B" style:family="table-column">
      <style:table-column-properties style:column-width="5.3646in"/>
    </style:style>
    <style:style style:name="Table1.1" style:family="table-row">
      <style:table-row-properties style:min-row-height="0.3021in"/>
    </style:style>
    <style:style style:name="Table1.A1" style:family="table-cell">
      <style:table-cell-properties fo:background-color="transparent" fo:padding="0.0382in" fo:border-left="none" fo:border-right="none" fo:border-top="0.05pt solid #000000" fo:border-bottom="0.05pt solid #000000">
        <style:background-image/>
      </style:table-cell-properties>
    </style:style>
    <style:style style:name="Table1.A2" style:family="table-cell">
      <style:table-cell-properties fo:background-color="transparent" fo:padding="0.0382in" fo:border-left="none" fo:border-right="none" fo:border-top="none" fo:border-bottom="0.05pt solid #000000">
        <style:background-image/>
      </style:table-cell-properties>
    </style:style>
    <style:style style:name="Table1.A3" style:family="table-cell">
      <style:table-cell-properties fo:padding="0.0382in" fo:border-left="none" fo:border-right="none" fo:border-top="none" fo:border-bottom="0.05pt solid #000000"/>
    </style:style>
    <style:style style:name="Table1.B3" style:family="table-cell">
      <style:table-cell-properties fo:padding="0.0382in" fo:border-left="none" fo:border-right="none" fo:border-top="none" fo:border-bottom="0.05pt solid #000000"/>
    </style:style>
    <style:style style:name="Table1.A4" style:family="table-cell">
      <style:table-cell-properties fo:padding="0.0382in" fo:border-left="none"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P1" style:family="paragraph" style:parent-style-name="Header" style:master-page-name="">
      <style:paragraph-properties style:page-number="auto" fo:padding="0in" fo:border-left="none" fo:border-right="none" fo:border-top="none" fo:border-bottom="0.26pt solid #000000" style:shadow="none"/>
    </style:style>
    <style:style style:name="P2" style:family="paragraph" style:parent-style-name="Footer">
      <style:paragraph-properties fo:text-align="center" style:justify-single-word="false"/>
    </style:style>
    <style:style style:name="P3" style:family="paragraph" style:parent-style-name="Standard">
      <style:text-properties fo:language="zxx" fo:country="none" officeooo:paragraph-rsid="00132627" style:language-asian="zxx" style:country-asian="none" style:language-complex="zxx" style:country-complex="none"/>
    </style:style>
    <style:style style:name="P4" style:family="paragraph" style:parent-style-name="Standard">
      <style:text-properties fo:language="zxx" fo:country="none" officeooo:rsid="004bbf34" officeooo:paragraph-rsid="00132627" style:language-asian="zxx" style:country-asian="none" style:language-complex="zxx" style:country-complex="none"/>
    </style:style>
    <style:style style:name="P5" style:family="paragraph" style:parent-style-name="Standard">
      <style:text-properties officeooo:paragraph-rsid="00132627" fo:background-color="#ffff00"/>
    </style:style>
    <style:style style:name="P6" style:family="paragraph" style:parent-style-name="Standard">
      <style:text-properties officeooo:paragraph-rsid="00132627"/>
    </style:style>
    <style:style style:name="P7" style:family="paragraph" style:parent-style-name="Standard">
      <style:text-properties fo:font-size="40pt" officeooo:paragraph-rsid="00132627" style:font-size-asian="40pt" style:font-size-complex="40pt"/>
    </style:style>
    <style:style style:name="P8" style:family="paragraph" style:parent-style-name="Standard">
      <style:text-properties officeooo:rsid="01a43cb1" officeooo:paragraph-rsid="0013c5ab"/>
    </style:style>
    <style:style style:name="P9" style:family="paragraph" style:parent-style-name="Standard">
      <style:text-properties style:font-name="Liberation Serif1" fo:font-size="15pt" fo:font-weight="bold" officeooo:paragraph-rsid="0013c5ab" style:font-size-asian="15pt" style:font-weight-asian="bold" style:font-size-complex="15pt" style:font-weight-complex="bold"/>
    </style:style>
    <style:style style:name="P10" style:family="paragraph" style:parent-style-name="Standard">
      <style:text-properties officeooo:paragraph-rsid="0013c5ab"/>
    </style:style>
    <style:style style:name="P11" style:family="paragraph" style:parent-style-name="Standard">
      <style:text-properties officeooo:paragraph-rsid="00142a3d" fo:background-color="transparent"/>
    </style:style>
    <style:style style:name="P12" style:family="paragraph" style:parent-style-name="Standard">
      <style:text-properties style:text-underline-style="solid" style:text-underline-width="auto" style:text-underline-color="font-color" officeooo:paragraph-rsid="00142a3d"/>
    </style:style>
    <style:style style:name="P13" style:family="paragraph" style:parent-style-name="Standard">
      <style:text-properties officeooo:paragraph-rsid="00142a3d"/>
    </style:style>
    <style:style style:name="P14" style:family="paragraph" style:parent-style-name="Standard">
      <style:text-properties style:font-name="Monospace" fo:font-size="10pt" style:text-underline-style="solid" style:text-underline-width="auto" style:text-underline-color="font-color" officeooo:paragraph-rsid="00155281" style:font-name-asian="Monospace" style:font-size-asian="10pt" style:font-name-complex="Monospace" style:font-size-complex="10pt"/>
    </style:style>
    <style:style style:name="P15" style:family="paragraph" style:parent-style-name="Standard">
      <style:text-properties fo:font-size="12pt" fo:font-weight="bold" officeooo:paragraph-rsid="00155281" style:font-size-asian="12pt" style:font-weight-asian="bold" style:font-size-complex="12pt" style:font-weight-complex="bold"/>
    </style:style>
    <style:style style:name="P16" style:family="paragraph" style:parent-style-name="Standard">
      <style:text-properties officeooo:paragraph-rsid="00155281"/>
    </style:style>
    <style:style style:name="P17" style:family="paragraph" style:parent-style-name="Text_20_body">
      <style:paragraph-properties fo:text-align="center" style:justify-single-word="false"/>
      <style:text-properties fo:font-size="40pt" officeooo:paragraph-rsid="00132627" style:font-size-asian="40pt" style:font-size-complex="40pt"/>
    </style:style>
    <style:style style:name="P18" style:family="paragraph" style:parent-style-name="Text_20_body">
      <style:text-properties officeooo:paragraph-rsid="0013c5ab"/>
    </style:style>
    <style:style style:name="P19" style:family="paragraph" style:parent-style-name="Text_20_body">
      <style:text-properties style:text-underline-style="solid" style:text-underline-width="auto" style:text-underline-color="font-color" officeooo:paragraph-rsid="00155281"/>
    </style:style>
    <style:style style:name="P20" style:family="paragraph" style:parent-style-name="Text_20_body">
      <style:paragraph-properties fo:margin-left="0in" fo:margin-right="0in" fo:margin-top="0in" fo:margin-bottom="0in" style:contextual-spacing="false" fo:text-indent="0in" style:auto-text-indent="false" fo:padding="0in" fo:border="none"/>
      <style:text-properties fo:language="zxx" fo:country="none" fo:font-weight="normal" officeooo:paragraph-rsid="00132627" style:language-asian="zxx" style:country-asian="none" style:language-complex="zxx" style:country-complex="none"/>
    </style:style>
    <style:style style:name="P21" style:family="paragraph" style:parent-style-name="Text_20_body">
      <style:paragraph-properties fo:margin-left="0in" fo:margin-right="0in" fo:margin-top="0in" fo:margin-bottom="0in" style:contextual-spacing="false" fo:text-indent="0in" style:auto-text-indent="false" fo:padding="0in" fo:border="none"/>
      <style:text-properties fo:language="zxx" fo:country="none" officeooo:paragraph-rsid="00132627" style:language-asian="zxx" style:country-asian="none" style:language-complex="zxx" style:country-complex="none"/>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fo:color="#1155cc" fo:language="zxx" fo:country="none" fo:font-weight="bold" officeooo:paragraph-rsid="00132627" style:language-asian="zxx" style:country-asian="none" style:language-complex="zxx" style:country-complex="none"/>
    </style:style>
    <style:style style:name="P23" style:family="paragraph" style:parent-style-name="Text_20_body">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444444" style:font-name="Open Sans1" fo:font-size="11.25pt" fo:letter-spacing="normal" fo:language="zxx" fo:country="none" fo:font-style="normal" fo:font-weight="normal" officeooo:paragraph-rsid="00132627" style:language-asian="zxx" style:country-asian="none" style:language-complex="zxx" style:country-complex="none"/>
    </style:style>
    <style:style style:name="P24" style:family="paragraph" style:parent-style-name="Text_20_body">
      <style:paragraph-properties fo:margin-left="0in" fo:margin-right="0in" fo:margin-top="0in" fo:margin-bottom="0in" style:contextual-spacing="false" style:line-height-at-least="0.1874in" fo:orphans="2" fo:widows="2" fo:text-indent="0in" style:auto-text-indent="false" fo:padding="0in" fo:border="none"/>
      <style:text-properties officeooo:paragraph-rsid="00132627"/>
    </style:style>
    <style:style style:name="P25"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132627"/>
    </style:style>
    <style:style style:name="P26"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444444" style:font-name="monospace" fo:font-size="9pt" fo:letter-spacing="normal" fo:language="zxx" fo:country="none" fo:font-style="normal" fo:font-weight="normal" officeooo:paragraph-rsid="00132627" style:font-size-asian="9pt" style:language-asian="zxx" style:country-asian="none" style:font-size-complex="9pt" style:language-complex="zxx" style:country-complex="none"/>
    </style:style>
    <style:style style:name="P27"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444444" style:font-name="monospace" fo:font-size="11.25pt" fo:letter-spacing="normal" fo:language="zxx" fo:country="none" fo:font-style="normal" fo:font-weight="normal" officeooo:paragraph-rsid="00132627" style:language-asian="zxx" style:country-asian="none" style:language-complex="zxx" style:country-complex="none"/>
    </style:style>
    <style:style style:name="P28"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444444" style:font-name="monospace" fo:font-size="10pt" fo:letter-spacing="normal" fo:language="zxx" fo:country="none" fo:font-style="normal" fo:font-weight="normal" officeooo:paragraph-rsid="00155281" style:font-size-asian="10pt" style:language-asian="zxx" style:country-asian="none" style:font-size-complex="10pt" style:language-complex="zxx" style:country-complex="none"/>
    </style:style>
    <style:style style:name="P29"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444444" style:font-name="Open Sans1" fo:font-size="11.25pt" fo:letter-spacing="normal" fo:language="zxx" fo:country="none" fo:font-style="normal" fo:font-weight="normal" officeooo:paragraph-rsid="00132627" style:language-asian="zxx" style:country-asian="none" style:language-complex="zxx" style:country-complex="none"/>
    </style:style>
    <style:style style:name="P30"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444444" fo:font-size="9pt" fo:letter-spacing="normal" fo:language="zxx" fo:country="none" officeooo:paragraph-rsid="00132627" style:font-size-asian="9pt" style:language-asian="zxx" style:country-asian="none" style:font-size-complex="9pt" style:language-complex="zxx" style:country-complex="none"/>
    </style:style>
    <style:style style:name="P31"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444444" fo:letter-spacing="normal" fo:language="zxx" fo:country="none" officeooo:paragraph-rsid="00132627" style:language-asian="zxx" style:country-asian="none" style:language-complex="zxx" style:country-complex="none"/>
    </style:style>
    <style:style style:name="P32"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444444" fo:letter-spacing="normal" fo:language="zxx" fo:country="none" officeooo:paragraph-rsid="00155281" style:language-asian="zxx" style:country-asian="none" style:language-complex="zxx" style:country-complex="none"/>
    </style:style>
    <style:style style:name="P33"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444444" fo:font-size="10pt" fo:letter-spacing="normal" fo:language="zxx" fo:country="none" officeooo:paragraph-rsid="00155281" style:font-size-asian="10pt" style:language-asian="zxx" style:country-asian="none" style:font-size-complex="10pt" style:language-complex="zxx" style:country-complex="none"/>
    </style:style>
    <style:style style:name="P34"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666666" style:font-name="monospace" fo:font-size="11.25pt" fo:letter-spacing="normal" fo:language="zxx" fo:country="none" fo:font-style="normal" fo:font-weight="normal" officeooo:paragraph-rsid="00132627" style:language-asian="zxx" style:country-asian="none" style:language-complex="zxx" style:country-complex="none"/>
    </style:style>
    <style:style style:name="P35"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666666" style:font-name="monospace" fo:font-size="11.25pt" fo:letter-spacing="normal" fo:language="zxx" fo:country="none" fo:font-style="normal" fo:font-weight="normal" officeooo:paragraph-rsid="00155281" style:language-asian="zxx" style:country-asian="none" style:language-complex="zxx" style:country-complex="none"/>
    </style:style>
    <style:style style:name="P36"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666666" style:font-name="monospace" fo:font-size="9pt" fo:letter-spacing="normal" fo:language="zxx" fo:country="none" fo:font-style="normal" fo:font-weight="normal" officeooo:paragraph-rsid="00132627" style:font-size-asian="9pt" style:language-asian="zxx" style:country-asian="none" style:font-size-complex="9pt" style:language-complex="zxx" style:country-complex="none"/>
    </style:style>
    <style:style style:name="P37"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666666" style:font-name="monospace" fo:font-size="10pt" fo:letter-spacing="normal" fo:language="zxx" fo:country="none" fo:font-style="normal" fo:font-weight="normal" officeooo:paragraph-rsid="00155281" style:font-size-asian="10pt" style:language-asian="zxx" style:country-asian="none" style:font-size-complex="10pt" style:language-complex="zxx" style:country-complex="none"/>
    </style:style>
    <style:style style:name="P38"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888888" style:font-name="monospace" fo:font-size="11.25pt" fo:letter-spacing="normal" fo:language="zxx" fo:country="none" fo:font-style="normal" fo:font-weight="normal" officeooo:paragraph-rsid="00132627" style:language-asian="zxx" style:country-asian="none" style:language-complex="zxx" style:country-complex="none"/>
    </style:style>
    <style:style style:name="P39"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888888" style:font-name="monospace" fo:font-size="11.25pt" fo:letter-spacing="normal" fo:language="zxx" fo:country="none" fo:font-style="normal" fo:font-weight="normal" officeooo:paragraph-rsid="00155281" style:language-asian="zxx" style:country-asian="none" style:language-complex="zxx" style:country-complex="none"/>
    </style:style>
    <style:style style:name="P40"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888888" style:font-name="monospace" fo:font-size="10pt" fo:letter-spacing="normal" fo:language="zxx" fo:country="none" fo:font-style="normal" fo:font-weight="normal" officeooo:paragraph-rsid="00155281" style:font-size-asian="10pt" style:language-asian="zxx" style:country-asian="none" style:font-size-complex="10pt" style:language-complex="zxx" style:country-complex="none"/>
    </style:style>
    <style:style style:name="P41"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size="9pt" officeooo:paragraph-rsid="00132627" style:font-size-asian="9pt" style:font-size-complex="9pt"/>
    </style:style>
    <style:style style:name="P42"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size="9pt" fo:language="zxx" fo:country="none" officeooo:paragraph-rsid="00132627" style:font-size-asian="9pt" style:language-asian="zxx" style:country-asian="none" style:font-size-complex="9pt" style:language-complex="zxx" style:country-complex="none"/>
    </style:style>
    <style:style style:name="P43" style:family="paragraph" style:parent-style-name="Preformatted_20_Text">
      <style:paragraph-properties fo:margin-left="0in" fo:margin-right="0in" fo:margin-top="0in" fo:margin-bottom="0in" style:contextual-spacing="false" fo:text-indent="0in" style:auto-text-indent="false" fo:padding="0in" fo:border="none"/>
      <style:text-properties fo:font-size="9pt" fo:language="zxx" fo:country="none" officeooo:paragraph-rsid="00132627" style:font-size-asian="9pt" style:language-asian="zxx" style:country-asian="none" style:font-size-complex="9pt" style:language-complex="zxx" style:country-complex="none"/>
    </style:style>
    <style:style style:name="P44"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monospace" fo:language="zxx" fo:country="none" officeooo:paragraph-rsid="00132627" style:language-asian="zxx" style:country-asian="none" style:language-complex="zxx" style:country-complex="none"/>
    </style:style>
    <style:style style:name="P45"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monospace" fo:language="zxx" fo:country="none" fo:font-weight="bold" officeooo:paragraph-rsid="00132627" style:language-asian="zxx" style:country-asian="none" style:language-complex="zxx" style:country-complex="none"/>
    </style:style>
    <style:style style:name="P46"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monospace" fo:font-size="9pt" fo:language="zxx" fo:country="none" officeooo:paragraph-rsid="00132627" style:font-size-asian="9pt" style:language-asian="zxx" style:country-asian="none" style:font-size-complex="9pt" style:language-complex="zxx" style:country-complex="none"/>
    </style:style>
    <style:style style:name="P47" style:family="paragraph" style:parent-style-name="Preformatted_20_Text">
      <style:paragraph-properties fo:margin-left="0in" fo:margin-right="0in" fo:margin-top="0in" fo:margin-bottom="0in" style:contextual-spacing="false" fo:text-indent="0in" style:auto-text-indent="false" fo:padding="0in" fo:border="none"/>
      <style:text-properties fo:language="zxx" fo:country="none" officeooo:paragraph-rsid="00132627" style:language-asian="zxx" style:country-asian="none" style:language-complex="zxx" style:country-complex="none"/>
    </style:style>
    <style:style style:name="P48" style:family="paragraph" style:parent-style-name="Preformatted_20_Text">
      <style:paragraph-properties fo:margin-left="0in" fo:margin-right="0in" fo:margin-top="0in" fo:margin-bottom="0in" style:contextual-spacing="false" fo:text-indent="0in" style:auto-text-indent="false" fo:padding="0in" fo:border="none"/>
      <style:text-properties fo:color="#666666" style:font-name="monospace" fo:language="zxx" fo:country="none" officeooo:paragraph-rsid="00132627" style:language-asian="zxx" style:country-asian="none" style:language-complex="zxx" style:country-complex="none"/>
    </style:style>
    <style:style style:name="P49" style:family="paragraph" style:parent-style-name="Preformatted_20_Text">
      <style:paragraph-properties fo:margin-left="0in" fo:margin-right="0in" fo:margin-top="0in" fo:margin-bottom="0in" style:contextual-spacing="false" fo:text-indent="0in" style:auto-text-indent="false" fo:padding="0in" fo:border="none"/>
      <style:text-properties fo:color="#666666" style:font-name="monospace" fo:font-size="9pt" fo:language="zxx" fo:country="none" officeooo:paragraph-rsid="00132627" style:font-size-asian="9pt" style:language-asian="zxx" style:country-asian="none" style:font-size-complex="9pt" style:language-complex="zxx" style:country-complex="none"/>
    </style:style>
    <style:style style:name="P50" style:family="paragraph" style:parent-style-name="Preformatted_20_Text">
      <style:paragraph-properties fo:margin-left="0in" fo:margin-right="0in" fo:margin-top="0in" fo:margin-bottom="0in" style:contextual-spacing="false" fo:text-indent="0in" style:auto-text-indent="false" fo:padding="0in" fo:border="none"/>
      <style:text-properties fo:color="#008000" style:font-name="monospace" fo:language="zxx" fo:country="none" officeooo:paragraph-rsid="00132627" style:language-asian="zxx" style:country-asian="none" style:language-complex="zxx" style:country-complex="none"/>
    </style:style>
    <style:style style:name="P51" style:family="paragraph" style:parent-style-name="Preformatted_20_Text">
      <style:paragraph-properties fo:margin-left="0in" fo:margin-right="0in" fo:margin-top="0in" fo:margin-bottom="0in" style:contextual-spacing="false" fo:text-indent="0in" style:auto-text-indent="false" fo:padding="0in" fo:border="none"/>
      <style:text-properties fo:color="#008800" style:font-name="monospace" fo:language="zxx" fo:country="none" officeooo:paragraph-rsid="00132627" style:language-asian="zxx" style:country-asian="none" style:language-complex="zxx" style:country-complex="none"/>
    </style:style>
    <style:style style:name="P52" style:family="paragraph" style:parent-style-name="Preformatted_20_Text">
      <style:paragraph-properties fo:margin-left="0in" fo:margin-right="0in" fo:margin-top="0in" fo:margin-bottom="0in" style:contextual-spacing="false" fo:text-indent="0in" style:auto-text-indent="false" fo:padding="0in" fo:border="none"/>
      <style:text-properties fo:color="#888888" style:font-name="monospace" fo:language="zxx" fo:country="none" officeooo:paragraph-rsid="00132627" style:language-asian="zxx" style:country-asian="none" style:language-complex="zxx" style:country-complex="none"/>
    </style:style>
    <style:style style:name="P53" style:family="paragraph" style:parent-style-name="Preformatted_20_Text">
      <style:paragraph-properties fo:margin-left="0in" fo:margin-right="0in" fo:margin-top="0in" fo:margin-bottom="0in" style:contextual-spacing="false" fo:text-indent="0in" style:auto-text-indent="false" fo:padding="0in" fo:border="none"/>
      <style:text-properties fo:color="#888888" style:font-name="monospace" fo:font-size="9pt" fo:language="zxx" fo:country="none" officeooo:paragraph-rsid="00132627" style:font-size-asian="9pt" style:language-asian="zxx" style:country-asian="none" style:font-size-complex="9pt" style:language-complex="zxx" style:country-complex="none"/>
    </style:style>
    <style:style style:name="P54" style:family="paragraph" style:parent-style-name="Preformatted_20_Text">
      <style:paragraph-properties fo:margin-left="0in" fo:margin-right="0in" fo:margin-top="0in" fo:margin-bottom="0in" style:contextual-spacing="false" fo:text-indent="0in" style:auto-text-indent="false" fo:padding="0in" fo:border="none"/>
      <style:text-properties fo:color="#333333" style:font-name="monospace" fo:language="zxx" fo:country="none" officeooo:paragraph-rsid="00132627" style:language-asian="zxx" style:country-asian="none" style:language-complex="zxx" style:country-complex="none"/>
    </style:style>
    <style:style style:name="P55" style:family="paragraph" style:parent-style-name="Text_20_body">
      <style:paragraph-properties fo:margin-left="0in" fo:margin-right="0in" fo:margin-top="0in" fo:margin-bottom="0.1043in" style:contextual-spacing="false" fo:text-indent="0in" style:auto-text-indent="false" fo:padding="0in" fo:border="none"/>
      <style:text-properties fo:language="zxx" fo:country="none" fo:font-weight="normal" officeooo:paragraph-rsid="00132627" style:language-asian="zxx" style:country-asian="none" style:language-complex="zxx" style:country-complex="none"/>
    </style:style>
    <style:style style:name="P56" style:family="paragraph" style:parent-style-name="Text_20_body">
      <style:paragraph-properties fo:margin-left="0in" fo:margin-right="0in" fo:margin-top="0in" fo:margin-bottom="0.1043in" style:contextual-spacing="false" fo:text-indent="0in" style:auto-text-indent="false" fo:padding="0in" fo:border="none"/>
      <style:text-properties fo:font-size="9pt" fo:language="zxx" fo:country="none" fo:font-weight="normal" officeooo:paragraph-rsid="00132627" style:font-size-asian="9pt" style:language-asian="zxx" style:country-asian="none" style:font-size-complex="9pt" style:language-complex="zxx" style:country-complex="none"/>
    </style:style>
    <style:style style:name="P57" style:family="paragraph" style:parent-style-name="Text_20_body">
      <style:paragraph-properties fo:margin-left="0in" fo:margin-right="0in" fo:margin-top="0in" fo:margin-bottom="0.1043in" style:contextual-spacing="false" style:line-height-at-least="0.1874in" fo:orphans="2" fo:widows="2" fo:text-indent="0in" style:auto-text-indent="false" fo:padding="0in" fo:border="none"/>
      <style:text-properties fo:font-variant="normal" fo:text-transform="none" fo:color="#444444" style:font-name="Open Sans1" fo:font-size="11.25pt" fo:letter-spacing="normal" fo:language="zxx" fo:country="none" fo:font-style="normal" fo:font-weight="normal" officeooo:paragraph-rsid="00132627" style:language-asian="zxx" style:country-asian="none" style:language-complex="zxx" style:country-complex="none"/>
    </style:style>
    <style:style style:name="P58" style:family="paragraph" style:parent-style-name="Text_20_body">
      <style:paragraph-properties fo:margin-left="0in" fo:margin-right="0in" fo:margin-top="0in" fo:margin-bottom="0.1043in" style:contextual-spacing="false" style:line-height-at-least="0.1874in" fo:orphans="2" fo:widows="2" fo:text-indent="0in" style:auto-text-indent="false" fo:padding="0in" fo:border="none"/>
      <style:text-properties fo:font-variant="normal" fo:text-transform="none" fo:color="#444444" style:font-name="Open Sans1" fo:font-size="11.25pt" fo:letter-spacing="normal" fo:language="zxx" fo:country="none" fo:font-style="normal" fo:font-weight="normal" officeooo:paragraph-rsid="00155281" style:language-asian="zxx" style:country-asian="none" style:language-complex="zxx" style:country-complex="none"/>
    </style:style>
    <style:style style:name="P59" style:family="paragraph" style:parent-style-name="Heading_20_4">
      <style:paragraph-properties fo:margin-left="0in" fo:margin-right="0in" fo:margin-top="0in" fo:margin-bottom="0.1043in" style:contextual-spacing="false" style:line-height-at-least="0.1874in" fo:orphans="2" fo:widows="2" fo:text-indent="0in" style:auto-text-indent="false" fo:padding="0in" fo:border="none"/>
      <style:text-properties fo:font-variant="normal" fo:text-transform="none" fo:color="#1155cc" style:font-name="Open Sans1" fo:font-size="11.25pt" fo:letter-spacing="normal" fo:language="zxx" fo:country="none" fo:font-style="normal" fo:font-weight="bold" officeooo:paragraph-rsid="00132627" style:language-asian="zxx" style:country-asian="none" style:language-complex="zxx" style:country-complex="none"/>
    </style:style>
    <style:style style:name="P60" style:family="paragraph" style:parent-style-name="Heading_20_4">
      <style:paragraph-properties fo:margin-left="0in" fo:margin-right="0in" fo:margin-top="0in" fo:margin-bottom="0.1043in" style:contextual-spacing="false" style:line-height-at-least="0.1874in" fo:orphans="2" fo:widows="2" fo:text-indent="0in" style:auto-text-indent="false" fo:padding="0in" fo:border="none"/>
      <style:text-properties fo:font-variant="normal" fo:text-transform="none" fo:color="#444444" style:font-name="Open Sans1" fo:font-size="11.25pt" fo:letter-spacing="normal" fo:language="zxx" fo:country="none" fo:font-style="normal" fo:font-weight="normal" officeooo:paragraph-rsid="00132627" style:language-asian="zxx" style:country-asian="none" style:language-complex="zxx" style:country-complex="none"/>
    </style:style>
    <style:style style:name="P61" style:family="paragraph" style:parent-style-name="Heading_20_4">
      <style:paragraph-properties fo:margin-left="0in" fo:margin-right="0in" fo:margin-top="0in" fo:margin-bottom="0.1043in" style:contextual-spacing="false" fo:text-indent="0in" style:auto-text-indent="false" fo:padding="0in" fo:border="none"/>
      <style:text-properties fo:color="#1155cc" fo:language="zxx" fo:country="none" fo:font-weight="bold" officeooo:paragraph-rsid="00132627" style:language-asian="zxx" style:country-asian="none" style:language-complex="zxx" style:country-complex="none"/>
    </style:style>
    <style:style style:name="P62" style:family="paragraph" style:parent-style-name="Text_20_body">
      <style:paragraph-properties fo:margin-left="0in" fo:margin-right="0in" fo:margin-top="0in" fo:margin-bottom="0.1457in" style:contextual-spacing="false" style:line-height-at-least="0.1874in" fo:text-align="start" style:justify-single-word="false" fo:orphans="2" fo:widows="2" fo:text-indent="0in" style:auto-text-indent="false" fo:background-color="#ffffff" fo:padding="0in" fo:border="none">
        <style:background-image/>
      </style:paragraph-properties>
      <style:text-properties fo:font-variant="normal" fo:text-transform="none" fo:color="#333333" style:text-line-through-style="none" style:font-name="Arial1" fo:font-size="9pt" fo:letter-spacing="normal" fo:language="zxx" fo:country="none" fo:font-style="normal" style:text-underline-style="none" fo:font-weight="normal" officeooo:paragraph-rsid="00132627" style:text-blinking="false" style:language-asian="zxx" style:country-asian="none" style:language-complex="zxx" style:country-complex="none"/>
    </style:style>
    <style:style style:name="P63" style:family="paragraph" style:parent-style-name="Preformatted_20_Text">
      <style:paragraph-properties fo:margin-left="0in" fo:margin-right="0in" fo:margin-top="0in" fo:margin-bottom="0.1457in" style:contextual-spacing="false" style:line-height-at-least="0.1874in" fo:text-align="start" style:justify-single-word="false" fo:orphans="2" fo:widows="2" fo:text-indent="0in" style:auto-text-indent="false" fo:background-color="#ffffff" fo:padding="0in" fo:border="none">
        <style:background-image/>
      </style:paragraph-properties>
      <style:text-properties fo:font-variant="normal" fo:text-transform="none" fo:color="#222222" style:text-line-through-style="none" style:font-name="Courier New2" fo:font-size="9pt" fo:letter-spacing="normal" fo:language="zxx" fo:country="none" fo:font-style="normal" style:text-underline-style="none" fo:font-weight="normal" officeooo:paragraph-rsid="00132627" style:text-blinking="false" style:language-asian="zxx" style:country-asian="none" style:language-complex="zxx" style:country-complex="none"/>
    </style:style>
    <style:style style:name="P6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1pt" fo:letter-spacing="normal" fo:font-style="normal" fo:font-weight="normal" officeooo:paragraph-rsid="0013c5ab" style:font-size-asian="11pt" style:font-size-complex="11pt"/>
    </style:style>
    <style:style style:name="P65" style:family="paragraph" style:parent-style-name="Text_20_body">
      <style:paragraph-properties fo:margin-top="0in" fo:margin-bottom="0in" style:contextual-spacing="false" style:line-height-at-least="0.1874in" fo:orphans="2" fo:widows="2" fo:padding="0in" fo:border="none"/>
      <style:text-properties fo:font-variant="normal" fo:text-transform="none" fo:color="#1155cc" style:text-line-through-style="none" style:font-name="Open Sans1" fo:font-size="11.25pt" fo:letter-spacing="normal" fo:language="zxx" fo:country="none" fo:font-style="normal" style:text-underline-style="none" fo:font-weight="normal" officeooo:paragraph-rsid="00132627" style:text-blinking="false" style:language-asian="zxx" style:country-asian="none" style:language-complex="zxx" style:country-complex="none"/>
    </style:style>
    <style:style style:name="P66" style:family="paragraph" style:parent-style-name="Preformatted_20_Text">
      <style:paragraph-properties fo:margin-top="0in" fo:margin-bottom="0in" style:contextual-spacing="false" style:line-height-at-least="0.1874in" fo:orphans="2" fo:widows="2" fo:padding="0in" fo:border="none"/>
      <style:text-properties fo:language="zxx" fo:country="none" officeooo:paragraph-rsid="00132627" style:language-asian="zxx" style:country-asian="none" style:language-complex="zxx" style:country-complex="none"/>
    </style:style>
    <style:style style:name="P67" style:family="paragraph" style:parent-style-name="Preformatted_20_Text">
      <style:paragraph-properties fo:margin-top="0in" fo:margin-bottom="0in" style:contextual-spacing="false" fo:padding="0in" fo:border="none"/>
      <style:text-properties fo:language="zxx" fo:country="none" officeooo:paragraph-rsid="00132627" style:language-asian="zxx" style:country-asian="none" style:language-complex="zxx" style:country-complex="none"/>
    </style:style>
    <style:style style:name="P68" style:family="paragraph" style:parent-style-name="Preformatted_20_Text">
      <style:paragraph-properties fo:margin-top="0in" fo:margin-bottom="0in" style:contextual-spacing="false" style:line-height-at-least="0.1874in" fo:orphans="2" fo:widows="2" fo:padding="0in" fo:border="none"/>
      <style:text-properties fo:font-size="9pt" fo:language="zxx" fo:country="none" officeooo:paragraph-rsid="00132627" style:font-size-asian="9pt" style:language-asian="zxx" style:country-asian="none" style:font-size-complex="9pt" style:language-complex="zxx" style:country-complex="none"/>
    </style:style>
    <style:style style:name="P69" style:family="paragraph" style:parent-style-name="Preformatted_20_Text">
      <style:paragraph-properties fo:margin-top="0in" fo:margin-bottom="0in" style:contextual-spacing="false" fo:padding="0in" fo:border="none"/>
      <style:text-properties fo:font-size="9pt" fo:language="zxx" fo:country="none" officeooo:paragraph-rsid="00132627" style:font-size-asian="9pt" style:language-asian="zxx" style:country-asian="none" style:font-size-complex="9pt" style:language-complex="zxx" style:country-complex="none"/>
    </style:style>
    <style:style style:name="P70" style:family="paragraph" style:parent-style-name="Source_20_Code" style:master-page-name="">
      <style:paragraph-properties fo:margin-top="0in" fo:margin-bottom="0in" style:contextual-spacing="false" style:page-number="auto" fo:background-color="#e6e6e6" style:shadow="none" fo:keep-with-next="auto">
        <style:tab-stops/>
        <style:background-image/>
      </style:paragraph-properties>
      <style:text-properties style:font-name="Courier New1" fo:font-size="9pt" fo:language="mn" fo:country="MN" officeooo:paragraph-rsid="00142a3d"/>
    </style:style>
    <style:style style:name="P71" style:family="paragraph" style:parent-style-name="Standard">
      <style:paragraph-properties fo:margin-top="0in" fo:margin-bottom="0in" style:contextual-spacing="false" style:line-height-at-least="0.1563in" fo:orphans="2" fo:widows="2" fo:background-color="#fafafa" fo:padding="0in" fo:border="none">
        <style:background-image/>
      </style:paragraph-properties>
      <style:text-properties fo:font-variant="normal" fo:text-transform="none" fo:color="#007000" style:font-name="monospace1" fo:font-size="9pt" fo:letter-spacing="normal" fo:font-style="normal" fo:font-weight="normal" officeooo:paragraph-rsid="00155281"/>
    </style:style>
    <style:style style:name="P72" style:family="paragraph" style:parent-style-name="Source_20_Code">
      <style:text-properties officeooo:paragraph-rsid="00132627"/>
    </style:style>
    <style:style style:name="P73" style:family="paragraph" style:parent-style-name="Source_20_Code">
      <style:text-properties officeooo:paragraph-rsid="0013c5ab"/>
    </style:style>
    <style:style style:name="P74" style:family="paragraph" style:parent-style-name="Source_20_Code">
      <style:text-properties officeooo:paragraph-rsid="00142a3d" fo:background-color="transparent"/>
    </style:style>
    <style:style style:name="P75" style:family="paragraph" style:parent-style-name="Source_20_Code">
      <style:text-properties officeooo:paragraph-rsid="00142a3d"/>
    </style:style>
    <style:style style:name="P76" style:family="paragraph" style:parent-style-name="Source_20_Code">
      <style:text-properties officeooo:paragraph-rsid="00155281"/>
    </style:style>
    <style:style style:name="P77" style:family="paragraph" style:parent-style-name="Preformatted_20_Text">
      <style:text-properties officeooo:paragraph-rsid="00132627"/>
    </style:style>
    <style:style style:name="P78" style:family="paragraph" style:parent-style-name="Table_20_Contents">
      <style:text-properties officeooo:rsid="009857a5" officeooo:paragraph-rsid="0013c5ab" style:font-size-asian="11pt" style:font-size-complex="11pt"/>
    </style:style>
    <style:style style:name="P79" style:family="paragraph" style:parent-style-name="Table_20_Contents">
      <style:text-properties officeooo:paragraph-rsid="0013c5ab"/>
    </style:style>
    <style:style style:name="P80" style:family="paragraph" style:parent-style-name="Standard">
      <style:paragraph-properties fo:margin-left="0.0311in" fo:margin-right="0in" fo:text-indent="0in" style:auto-text-indent="false">
        <style:tab-stops/>
      </style:paragraph-properties>
      <style:text-properties fo:language="zxx" fo:country="none" officeooo:rsid="004bbf34" officeooo:paragraph-rsid="0013c5ab" style:language-asian="zxx" style:country-asian="none" style:language-complex="zxx" style:country-complex="none"/>
    </style:style>
    <style:style style:name="P81" style:family="paragraph" style:parent-style-name="Standard">
      <style:paragraph-properties fo:margin-left="0.0311in" fo:margin-right="0in" fo:text-indent="0in" style:auto-text-indent="false">
        <style:tab-stops/>
      </style:paragraph-properties>
      <style:text-properties fo:language="zxx" fo:country="none" officeooo:rsid="004bbf34" officeooo:paragraph-rsid="00142a3d" style:language-asian="zxx" style:country-asian="none" style:language-complex="zxx" style:country-complex="none"/>
    </style:style>
    <style:style style:name="P82" style:family="paragraph" style:parent-style-name="Source_20_Code">
      <style:paragraph-properties fo:margin-left="0.0311in" fo:margin-right="0in" fo:text-indent="0in" style:auto-text-indent="false">
        <style:tab-stops/>
      </style:paragraph-properties>
      <style:text-properties fo:language="zxx" fo:country="none" officeooo:rsid="004bbf34" officeooo:paragraph-rsid="00142a3d" style:language-asian="zxx" style:country-asian="none" style:language-complex="zxx" style:country-complex="none"/>
    </style:style>
    <style:style style:name="P83" style:family="paragraph" style:parent-style-name="Standard">
      <style:paragraph-properties fo:break-before="page"/>
      <style:text-properties officeooo:paragraph-rsid="00142a3d"/>
    </style:style>
    <style:style style:name="P84" style:family="paragraph" style:parent-style-name="Standard">
      <style:paragraph-properties fo:break-before="page"/>
      <style:text-properties officeooo:paragraph-rsid="00155281"/>
    </style:style>
    <style:style style:name="P85" style:family="paragraph" style:parent-style-name="Table_20_Heading">
      <style:text-properties officeooo:rsid="03a387a7" officeooo:paragraph-rsid="001744b3"/>
    </style:style>
    <style:style style:name="P86" style:family="paragraph" style:parent-style-name="Table_20_Heading">
      <style:text-properties officeooo:paragraph-rsid="001744b3"/>
    </style:style>
    <style:style style:name="P87" style:family="paragraph" style:parent-style-name="Source_20_Code">
      <style:text-properties officeooo:paragraph-rsid="001744b3"/>
    </style:style>
    <style:style style:name="P88"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444444" style:font-name="monospace" fo:font-size="9pt" fo:letter-spacing="normal" fo:language="zxx" fo:country="none" fo:font-style="normal" fo:font-weight="normal" officeooo:paragraph-rsid="001744b3" style:font-size-asian="9pt" style:language-asian="zxx" style:country-asian="none" style:font-size-complex="9pt" style:language-complex="zxx" style:country-complex="none"/>
    </style:style>
    <style:style style:name="P89"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444444" fo:font-size="9pt" fo:letter-spacing="normal" fo:language="zxx" fo:country="none" officeooo:paragraph-rsid="001744b3" style:font-size-asian="9pt" style:language-asian="zxx" style:country-asian="none" style:font-size-complex="9pt" style:language-complex="zxx" style:country-complex="none"/>
    </style:style>
    <style:style style:name="P90"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666666" style:font-name="monospace" fo:font-size="9pt" fo:letter-spacing="normal" fo:language="zxx" fo:country="none" fo:font-style="normal" fo:font-weight="normal" officeooo:paragraph-rsid="001744b3" style:font-size-asian="9pt" style:language-asian="zxx" style:country-asian="none" style:font-size-complex="9pt" style:language-complex="zxx" style:country-complex="none"/>
    </style:style>
    <style:style style:name="P91" style:family="paragraph" style:parent-style-name="Preformatted_20_Text">
      <style:paragraph-properties fo:margin-left="0in" fo:margin-right="0in" fo:margin-top="0in" fo:margin-bottom="0in" style:contextual-spacing="false" style:line-height-at-least="0.1874in" fo:orphans="2" fo:widows="2" fo:text-indent="0in" style:auto-text-indent="false" fo:padding="0in" fo:border="none"/>
      <style:text-properties fo:font-variant="normal" fo:text-transform="none" fo:color="#666666" style:font-name="monospace" fo:font-size="9pt" fo:letter-spacing="normal" fo:language="zxx" fo:country="none" fo:font-style="normal" fo:font-weight="normal" officeooo:rsid="030c90a0" officeooo:paragraph-rsid="001744b3" style:font-size-asian="9pt" style:language-asian="zxx" style:country-asian="none" style:font-size-complex="9pt" style:language-complex="zxx" style:country-complex="none"/>
    </style:style>
    <style:style style:name="P92" style:family="paragraph" style:parent-style-name="Preformatted_20_Text">
      <style:paragraph-properties fo:margin-top="0in" fo:margin-bottom="0in" style:contextual-spacing="false" style:line-height-at-least="0.1874in" fo:orphans="2" fo:widows="2" fo:padding="0in" fo:border="none"/>
      <style:text-properties fo:font-size="9pt" fo:language="zxx" fo:country="none" officeooo:paragraph-rsid="001744b3" style:font-size-asian="9pt" style:language-asian="zxx" style:country-asian="none" style:font-size-complex="9pt" style:language-complex="zxx" style:country-complex="none"/>
    </style:style>
    <style:style style:name="P93" style:family="paragraph" style:parent-style-name="Standard" style:master-page-name="B1_20_Face">
      <style:paragraph-properties style:page-number="auto"/>
      <style:text-properties fo:font-size="40pt" officeooo:paragraph-rsid="00132627" style:font-size-asian="40pt" style:font-size-complex="40pt"/>
    </style:style>
    <style:style style:name="P94" style:family="paragraph" style:parent-style-name="Standard" style:list-style-name="L2">
      <style:text-properties officeooo:paragraph-rsid="00132627"/>
    </style:style>
    <style:style style:name="P95" style:family="paragraph" style:parent-style-name="Standard" style:list-style-name="L3">
      <style:text-properties officeooo:paragraph-rsid="0013c5ab"/>
    </style:style>
    <style:style style:name="P96" style:family="paragraph" style:parent-style-name="Standard" style:list-style-name="L4">
      <style:text-properties officeooo:paragraph-rsid="0013c5ab"/>
    </style:style>
    <style:style style:name="P97" style:family="paragraph" style:parent-style-name="Standard">
      <style:text-properties fo:language="zxx" fo:country="none" officeooo:rsid="0307c3b5" officeooo:paragraph-rsid="001744b3" style:language-asian="zxx" style:country-asian="none" style:language-complex="zxx" style:country-complex="none"/>
    </style:style>
    <style:style style:name="P98" style:family="paragraph" style:parent-style-name="Standard">
      <style:text-properties fo:language="zxx" fo:country="none" officeooo:rsid="00deac56" officeooo:paragraph-rsid="001744b3" style:language-asian="zxx" style:country-asian="none" style:language-complex="zxx" style:country-complex="none"/>
    </style:style>
    <style:style style:name="P99" style:family="paragraph" style:parent-style-name="Standard">
      <style:text-properties fo:language="zxx" fo:country="none" officeooo:paragraph-rsid="001744b3" style:language-asian="zxx" style:country-asian="none" style:language-complex="zxx" style:country-complex="none"/>
    </style:style>
    <style:style style:name="P100" style:family="paragraph" style:parent-style-name="Standard">
      <style:text-properties fo:language="zxx" fo:country="none" officeooo:paragraph-rsid="001744b3" fo:background-color="#ffff00" style:language-asian="zxx" style:country-asian="none" style:language-complex="zxx" style:country-complex="none"/>
    </style:style>
    <style:style style:name="P101" style:family="paragraph" style:parent-style-name="Standard">
      <style:text-properties officeooo:paragraph-rsid="001744b3"/>
    </style:style>
    <style:style style:name="P102" style:family="paragraph" style:parent-style-name="Standard" style:list-style-name="L4">
      <style:paragraph-properties fo:margin-left="0.0311in" fo:margin-right="0in" fo:text-indent="0in" style:auto-text-indent="false">
        <style:tab-stops/>
      </style:paragraph-properties>
      <style:text-properties officeooo:paragraph-rsid="0013c5ab"/>
    </style:style>
    <style:style style:name="P103" style:family="paragraph" style:parent-style-name="Standard" style:list-style-name="L4">
      <style:paragraph-properties fo:margin-left="0.0311in" fo:margin-right="0in" fo:text-indent="0in" style:auto-text-indent="false">
        <style:tab-stops/>
      </style:paragraph-properties>
      <style:text-properties fo:language="zxx" fo:country="none" officeooo:rsid="004bbf34" officeooo:paragraph-rsid="0013c5ab" style:language-asian="zxx" style:country-asian="none" style:language-complex="zxx" style:country-complex="none"/>
    </style:style>
    <style:style style:name="P104" style:family="paragraph" style:parent-style-name="Text_20_body" style:list-style-name="L4">
      <style:text-properties officeooo:paragraph-rsid="0013c5ab"/>
    </style:style>
    <style:style style:name="P105" style:family="paragraph" style:parent-style-name="Text_20_body" style:list-style-name="L1">
      <style:paragraph-properties fo:margin-top="0in" fo:margin-bottom="0in" style:contextual-spacing="false" style:line-height-at-least="0.1874in" fo:orphans="2" fo:widows="2" fo:padding="0in" fo:border="none"/>
      <style:text-properties officeooo:paragraph-rsid="00132627"/>
    </style:style>
    <style:style style:name="P106" style:family="paragraph" style:parent-style-name="Table_20_Contents">
      <style:text-properties officeooo:rsid="03a387a7" officeooo:paragraph-rsid="001744b3"/>
    </style:style>
    <style:style style:name="P107" style:family="paragraph" style:parent-style-name="Table_20_Contents">
      <style:text-properties officeooo:paragraph-rsid="001744b3"/>
    </style:style>
    <style:style style:name="P108" style:family="paragraph" style:parent-style-name="Heading_20_2">
      <style:text-properties officeooo:paragraph-rsid="00132627"/>
    </style:style>
    <style:style style:name="P109" style:family="paragraph" style:parent-style-name="Heading_20_2">
      <style:text-properties fo:font-variant="normal" fo:text-transform="none" fo:color="#1155cc" style:font-name="Open Sans1" fo:letter-spacing="normal" fo:language="zxx" fo:country="none" fo:font-style="normal" fo:font-weight="bold" officeooo:paragraph-rsid="00132627" style:language-asian="zxx" style:country-asian="none" style:language-complex="zxx" style:country-complex="none"/>
    </style:style>
    <style:style style:name="P110" style:family="paragraph" style:parent-style-name="Heading_20_2" style:list-style-name="">
      <style:paragraph-properties fo:text-align="justify" style:justify-single-word="false">
        <style:tab-stops/>
      </style:paragraph-properties>
      <style:text-properties officeooo:rsid="0310074c" officeooo:paragraph-rsid="001744b3"/>
    </style:style>
    <style:style style:name="P111" style:family="paragraph" style:parent-style-name="Heading_20_2">
      <style:text-properties officeooo:paragraph-rsid="001744b3"/>
    </style:style>
    <style:style style:name="P112" style:family="paragraph" style:parent-style-name="Heading_20_2">
      <style:paragraph-properties fo:break-before="page"/>
      <style:text-properties style:font-name="Open Sans2" officeooo:paragraph-rsid="00132627"/>
    </style:style>
    <style:style style:name="P113" style:family="paragraph" style:parent-style-name="Heading_20_2">
      <style:paragraph-properties fo:break-before="page"/>
      <style:text-properties officeooo:paragraph-rsid="00132627"/>
    </style:style>
    <style:style style:name="P114" style:family="paragraph" style:parent-style-name="Heading_20_2">
      <style:paragraph-properties fo:break-before="page"/>
      <style:text-properties officeooo:paragraph-rsid="0013c5ab"/>
    </style:style>
    <style:style style:name="P115" style:family="paragraph" style:parent-style-name="Heading_20_2">
      <style:paragraph-properties fo:break-before="page"/>
      <style:text-properties officeooo:rsid="030ecbaf" officeooo:paragraph-rsid="001744b3"/>
    </style:style>
    <style:style style:name="P116" style:family="paragraph" style:parent-style-name="Heading_20_2" style:list-style-name="">
      <style:paragraph-properties fo:margin-left="0.0311in" fo:margin-right="0in" fo:text-indent="0in" style:auto-text-indent="false">
        <style:tab-stops/>
      </style:paragraph-properties>
      <style:text-properties fo:language="zxx" fo:country="none" officeooo:rsid="004bbf34" officeooo:paragraph-rsid="00155281" style:language-asian="zxx" style:country-asian="none" style:language-complex="zxx" style:country-complex="none"/>
    </style:style>
    <style:style style:name="P117" style:family="paragraph" style:parent-style-name="Heading_20_3">
      <style:text-properties officeooo:paragraph-rsid="00132627"/>
    </style:style>
    <style:style style:name="P118" style:family="paragraph" style:parent-style-name="Heading_20_3">
      <style:text-properties officeooo:paragraph-rsid="001744b3"/>
    </style:style>
    <style:style style:name="P119" style:family="paragraph" style:parent-style-name="Heading_20_3">
      <style:paragraph-properties fo:margin-left="0in" fo:margin-right="0in" fo:margin-top="0in" fo:margin-bottom="0.1043in" style:contextual-spacing="false" fo:text-indent="0in" style:auto-text-indent="false" fo:padding="0in" fo:border="none"/>
      <style:text-properties fo:color="#1155cc" fo:language="zxx" fo:country="none" fo:font-weight="bold" officeooo:paragraph-rsid="00132627" style:language-asian="zxx" style:country-asian="none" style:language-complex="zxx" style:country-complex="none"/>
    </style:style>
    <style:style style:name="P120" style:family="paragraph" style:parent-style-name="Heading_20_1" style:master-page-name="B1.HTML">
      <style:paragraph-properties style:page-number="1"/>
      <style:text-properties officeooo:rsid="0079b7a6" officeooo:paragraph-rsid="00132627"/>
    </style:style>
    <style:style style:name="T1" style:family="text">
      <style:text-properties officeooo:rsid="010a010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333333"/>
    </style:style>
    <style:style style:name="T5" style:family="text">
      <style:text-properties fo:color="#333333" style:font-name="monospace"/>
    </style:style>
    <style:style style:name="T6" style:family="text">
      <style:text-properties fo:color="#333333" style:font-name="monospace" fo:font-style="normal" fo:font-weight="normal"/>
    </style:style>
    <style:style style:name="T7" style:family="text">
      <style:text-properties fo:color="#333333" style:font-name="monospace" fo:font-size="11.25pt" fo:font-style="normal" fo:font-weight="normal"/>
    </style:style>
    <style:style style:name="T8" style:family="text">
      <style:text-properties fo:color="#333333" fo:font-weight="bold"/>
    </style:style>
    <style:style style:name="T9" style:family="text">
      <style:text-properties fo:color="#666666"/>
    </style:style>
    <style:style style:name="T10" style:family="text">
      <style:text-properties fo:color="#666666" style:font-name="monospace"/>
    </style:style>
    <style:style style:name="T11" style:family="text">
      <style:text-properties fo:color="#666666" style:font-name="monospace" fo:font-size="9pt" style:font-size-asian="9pt" style:font-size-complex="9pt"/>
    </style:style>
    <style:style style:name="T12" style:family="text">
      <style:text-properties fo:color="#666666" style:font-name="monospace" fo:font-style="normal" fo:font-weight="normal"/>
    </style:style>
    <style:style style:name="T13" style:family="text">
      <style:text-properties fo:color="#666666" style:font-name="monospace" fo:font-size="11.25pt" fo:font-style="normal" fo:font-weight="normal"/>
    </style:style>
    <style:style style:name="T14" style:family="text">
      <style:text-properties fo:color="#666666" fo:font-weight="bold"/>
    </style:style>
    <style:style style:name="T15" style:family="text">
      <style:text-properties fo:color="#008800"/>
    </style:style>
    <style:style style:name="T16" style:family="text">
      <style:text-properties fo:color="#008800" style:font-name="monospace"/>
    </style:style>
    <style:style style:name="T17" style:family="text">
      <style:text-properties fo:color="#008800" style:font-name="monospace" fo:font-style="normal" fo:font-weight="normal"/>
    </style:style>
    <style:style style:name="T18" style:family="text">
      <style:text-properties fo:color="#008800" style:font-name="monospace" fo:font-size="11.25pt" fo:font-style="normal" fo:font-weight="normal"/>
    </style:style>
    <style:style style:name="T19" style:family="text">
      <style:text-properties fo:color="#008800" fo:font-weight="bold"/>
    </style:style>
    <style:style style:name="T20" style:family="text">
      <style:text-properties fo:color="#1155cc"/>
    </style:style>
    <style:style style:name="T21" style:family="text">
      <style:text-properties fo:color="#1155cc" style:font-name="monospace" fo:font-style="normal" fo:font-weight="normal"/>
    </style:style>
    <style:style style:name="T22" style:family="text">
      <style:text-properties fo:color="#1155cc" style:font-name="monospace" fo:font-size="11.25pt" fo:font-style="normal" fo:font-weight="normal"/>
    </style:style>
    <style:style style:name="T23" style:family="text">
      <style:text-properties fo:color="#1155cc" fo:font-weight="bold"/>
    </style:style>
    <style:style style:name="T24" style:family="text">
      <style:text-properties fo:color="#888888"/>
    </style:style>
    <style:style style:name="T25" style:family="text">
      <style:text-properties fo:color="#888888" style:font-name="monospace"/>
    </style:style>
    <style:style style:name="T26" style:family="text">
      <style:text-properties fo:color="#888888" style:font-name="monospace" fo:font-size="11.25pt" fo:font-style="normal" fo:font-weight="normal"/>
    </style:style>
    <style:style style:name="T27" style:family="text">
      <style:text-properties fo:color="#888888" style:font-name="monospace" fo:font-style="normal" fo:font-weight="normal"/>
    </style:style>
    <style:style style:name="T28" style:family="text">
      <style:text-properties fo:color="#881166"/>
    </style:style>
    <style:style style:name="T29" style:family="text">
      <style:text-properties fo:color="#881166" style:font-name="monospace"/>
    </style:style>
    <style:style style:name="T30" style:family="text">
      <style:text-properties fo:color="#881166" style:font-name="monospace" fo:font-style="normal" fo:font-weight="normal"/>
    </style:style>
    <style:style style:name="T31" style:family="text">
      <style:text-properties fo:color="#881166" fo:font-weight="bold"/>
    </style:style>
    <style:style style:name="T32" style:family="text">
      <style:text-properties fo:font-variant="normal" fo:text-transform="none" fo:color="#333333" style:text-line-through-style="solid" style:font-name="monospace" fo:letter-spacing="normal" fo:language="zxx" fo:country="none" fo:font-style="normal" fo:font-weight="normal" style:language-asian="zxx" style:country-asian="none" style:language-complex="zxx" style:country-complex="none"/>
    </style:style>
    <style:style style:name="T33" style:family="text">
      <style:text-properties fo:font-variant="normal" fo:text-transform="none" fo:color="#333333" style:font-name="monospace" fo:letter-spacing="normal" fo:font-style="normal" fo:font-weight="normal"/>
    </style:style>
    <style:style style:name="T34" style:family="text">
      <style:text-properties fo:font-variant="normal" fo:text-transform="none" fo:color="#333333" style:font-name="monospace" fo:font-size="9pt" fo:letter-spacing="normal" fo:language="zxx" fo:country="none" fo:font-style="normal" fo:font-weight="normal" style:font-size-asian="9pt" style:language-asian="zxx" style:country-asian="none" style:font-size-complex="9pt" style:language-complex="zxx" style:country-complex="none"/>
    </style:style>
    <style:style style:name="T35" style:family="text">
      <style:text-properties fo:font-variant="normal" fo:text-transform="none" fo:color="#666666" style:text-line-through-style="solid" style:font-name="monospace" fo:letter-spacing="normal" fo:language="zxx" fo:country="none" fo:font-style="normal" fo:font-weight="normal" style:language-asian="zxx" style:country-asian="none" style:language-complex="zxx" style:country-complex="none"/>
    </style:style>
    <style:style style:name="T36" style:family="text">
      <style:text-properties fo:font-variant="normal" fo:text-transform="none" fo:color="#666666" style:font-name="monospace" fo:letter-spacing="normal" fo:font-style="normal" fo:font-weight="normal"/>
    </style:style>
    <style:style style:name="T37" style:family="text">
      <style:text-properties fo:font-variant="normal" fo:text-transform="none" fo:color="#666666" style:font-name="monospace" fo:font-size="9pt" fo:letter-spacing="normal" fo:language="zxx" fo:country="none" fo:font-style="normal" fo:font-weight="normal" style:font-size-asian="9pt" style:language-asian="zxx" style:country-asian="none" style:font-size-complex="9pt" style:language-complex="zxx" style:country-complex="none"/>
    </style:style>
    <style:style style:name="T38" style:family="text">
      <style:text-properties fo:font-variant="normal" fo:text-transform="none" fo:color="#008800" style:text-line-through-style="solid" style:font-name="monospace" fo:letter-spacing="normal" fo:language="zxx" fo:country="none" fo:font-style="normal" fo:font-weight="normal" style:language-asian="zxx" style:country-asian="none" style:language-complex="zxx" style:country-complex="none"/>
    </style:style>
    <style:style style:name="T39" style:family="text">
      <style:text-properties fo:font-variant="normal" fo:text-transform="none" fo:color="#888888" style:text-line-through-style="solid" style:font-name="monospace" fo:letter-spacing="normal" fo:language="zxx" fo:country="none" fo:font-style="normal" fo:font-weight="normal" style:language-asian="zxx" style:country-asian="none" style:language-complex="zxx" style:country-complex="none"/>
    </style:style>
    <style:style style:name="T40" style:family="text">
      <style:text-properties fo:font-variant="normal" fo:text-transform="none" fo:color="#444444" style:font-name="Open Sans1" fo:font-size="11.25pt" fo:letter-spacing="normal" fo:language="zxx" fo:country="none" fo:font-style="normal" fo:font-weight="normal" style:language-asian="zxx" style:country-asian="none" style:language-complex="zxx" style:country-complex="none"/>
    </style:style>
    <style:style style:name="T41" style:family="text">
      <style:text-properties fo:font-variant="normal" fo:text-transform="none" fo:color="#444444" style:font-name="monospace" fo:font-size="11.25pt" fo:letter-spacing="normal" fo:language="zxx" fo:country="none" fo:font-style="normal" fo:font-weight="normal" style:language-asian="zxx" style:country-asian="none" style:language-complex="zxx" style:country-complex="none"/>
    </style:style>
    <style:style style:name="T42" style:family="text">
      <style:text-properties fo:font-variant="normal" fo:text-transform="none" fo:color="#1155cc" style:font-name="monospace" fo:letter-spacing="normal" fo:font-style="normal" fo:font-weight="normal"/>
    </style:style>
    <style:style style:name="T43" style:family="text">
      <style:text-properties fo:font-variant="normal" fo:text-transform="none" fo:color="#1155cc" style:text-line-through-style="none" style:font-name="Open Sans1" fo:font-size="11.25pt" fo:letter-spacing="normal" fo:language="zxx" fo:country="none" fo:font-style="normal" style:text-underline-style="none" fo:font-weight="normal" style:text-blinking="false" style:language-asian="zxx" style:country-asian="none" style:language-complex="zxx" style:country-complex="none"/>
    </style:style>
    <style:style style:name="T44" style:family="text">
      <style:text-properties fo:language="zxx" fo:country="none" style:language-asian="zxx" style:country-asian="none" style:language-complex="zxx" style:country-complex="none"/>
    </style:style>
    <style:style style:name="T45" style:family="text">
      <style:text-properties fo:language="zxx" fo:country="none" fo:font-weight="normal" style:language-asian="zxx" style:country-asian="none" style:language-complex="zxx" style:country-complex="none"/>
    </style:style>
    <style:style style:name="T46" style:family="text">
      <style:text-properties fo:language="zxx" fo:country="none" fo:font-style="italic" fo:font-weight="normal" style:language-asian="zxx" style:country-asian="none" style:language-complex="zxx" style:country-complex="none"/>
    </style:style>
    <style:style style:name="T47" style:family="text">
      <style:text-properties fo:color="#008000"/>
    </style:style>
    <style:style style:name="T48" style:family="text">
      <style:text-properties style:font-weight-asian="normal" style:font-weight-complex="normal"/>
    </style:style>
    <style:style style:name="T49" style:family="text">
      <style:text-properties fo:font-weight="normal"/>
    </style:style>
    <style:style style:name="T50" style:family="text">
      <style:text-properties fo:font-weight="normal" style:font-weight-asian="normal" style:font-weight-complex="normal"/>
    </style:style>
    <style:style style:name="T51" style:family="text">
      <style:text-properties fo:font-weight="normal" officeooo:rsid="00a1067e" style:font-weight-asian="normal" style:font-weight-complex="normal"/>
    </style:style>
    <style:style style:name="T52" style:family="text">
      <style:text-properties fo:font-weight="normal" officeooo:rsid="00d906f3" style:font-weight-asian="normal" style:font-weight-complex="normal"/>
    </style:style>
    <style:style style:name="T53" style:family="text">
      <style:text-properties fo:font-weight="normal" officeooo:rsid="01a51ece" style:font-weight-asian="normal" style:font-weight-complex="normal"/>
    </style:style>
    <style:style style:name="T54" style:family="text">
      <style:text-properties fo:font-weight="normal" officeooo:rsid="01ad2cf6" style:font-weight-asian="normal" style:font-weight-complex="normal"/>
    </style:style>
    <style:style style:name="T55" style:family="text">
      <style:text-properties fo:font-weight="normal" officeooo:rsid="01ab5a10" style:font-weight-asian="normal" style:font-weight-complex="normal"/>
    </style:style>
    <style:style style:name="T56" style:family="text">
      <style:text-properties fo:font-weight="normal" officeooo:rsid="01af65e3" style:font-weight-asian="normal" style:font-weight-complex="normal"/>
    </style:style>
    <style:style style:name="T57" style:family="text">
      <style:text-properties fo:font-weight="normal" officeooo:rsid="00d7ac48" style:font-weight-asian="normal" style:font-weight-complex="normal"/>
    </style:style>
    <style:style style:name="T58" style:family="text">
      <style:text-properties fo:font-weight="normal" officeooo:rsid="01b2d796" style:font-weight-asian="normal" style:font-weight-complex="normal"/>
    </style:style>
    <style:style style:name="T59" style:family="text">
      <style:text-properties fo:color="#008888"/>
    </style:style>
    <style:style style:name="T60" style:family="text">
      <style:text-properties fo:color="#008888" style:font-name="monospace"/>
    </style:style>
    <style:style style:name="T61" style:family="text">
      <style:text-properties fo:color="#008888" style:font-name="monospace" fo:font-size="11.25pt" fo:font-style="normal" fo:font-weight="normal"/>
    </style:style>
    <style:style style:name="T62" style:family="text">
      <style:text-properties fo:color="#008888" style:font-name="monospace" fo:font-style="normal" fo:font-weight="normal"/>
    </style:style>
    <style:style style:name="T63" style:family="text">
      <style:text-properties officeooo:rsid="018b8239"/>
    </style:style>
    <style:style style:name="T64" style:family="text">
      <style:text-properties officeooo:rsid="018d669c"/>
    </style:style>
    <style:style style:name="T65" style:family="text">
      <style:text-properties officeooo:rsid="0239c881"/>
    </style:style>
    <style:style style:name="T66" style:family="text">
      <style:text-properties officeooo:rsid="019fb071"/>
    </style:style>
    <style:style style:name="T67" style:family="text">
      <style:text-properties officeooo:rsid="0093abd3"/>
    </style:style>
    <style:style style:name="T68" style:family="text">
      <style:text-properties fo:language="mn" fo:country="MN" fo:font-style="normal" fo:font-weight="normal" style:font-style-asian="normal" style:font-weight-asian="normal" style:font-style-complex="normal" style:font-weight-complex="normal"/>
    </style:style>
    <style:style style:name="T69" style:family="text">
      <style:text-properties fo:language="mn" fo:country="MN" fo:font-weight="normal" style:font-weight-asian="normal" style:font-weight-complex="normal"/>
    </style:style>
    <style:style style:name="T70" style:family="text">
      <style:text-properties fo:language="mn" fo:country="MN" fo:font-weight="normal" officeooo:rsid="01b2d796" style:font-weight-asian="normal" style:font-weight-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d659ef" style:font-style-asian="italic" style:font-weight-asian="normal" style:font-style-complex="italic" style:font-weight-complex="normal"/>
    </style:style>
    <style:style style:name="T74" style:family="text">
      <style:text-properties fo:font-style="italic" style:font-style-asian="italic" style:font-style-complex="italic"/>
    </style:style>
    <style:style style:name="T75" style:family="text">
      <style:text-properties style:font-name="Ubuntu" fo:language="mn" fo:country="MN" fo:font-weight="normal" style:font-weight-asian="normal" style:font-weight-complex="normal"/>
    </style:style>
    <style:style style:name="T76" style:family="text">
      <style:text-properties style:font-name="Courier New" fo:language="mn" fo:country="MN" fo:font-weight="normal" style:font-weight-asian="normal" style:font-weight-complex="normal"/>
    </style:style>
    <style:style style:name="T77" style:family="text">
      <style:text-properties style:font-name="Courier New" fo:language="mn" fo:country="MN" fo:font-weight="normal" fo:background-color="#00ff00" style:font-weight-asian="normal" style:font-weight-complex="normal"/>
    </style:style>
    <style:style style:name="T78" style:family="text">
      <style:text-properties officeooo:rsid="01ad9efc"/>
    </style:style>
    <style:style style:name="T79" style:family="text">
      <style:text-properties officeooo:rsid="0238beaa"/>
    </style:style>
    <style:style style:name="T80" style:family="text">
      <style:text-properties officeooo:rsid="02323d58"/>
    </style:style>
    <style:style style:name="T81" style:family="text">
      <style:text-properties officeooo:rsid="00deac56"/>
    </style:style>
    <style:style style:name="T82" style:family="text">
      <style:text-properties fo:background-color="transparent"/>
    </style:style>
    <style:style style:name="T83" style:family="text">
      <style:text-properties officeooo:rsid="00da45de" fo:background-color="transparent"/>
    </style:style>
    <style:style style:name="T84" style:family="text">
      <style:text-properties style:use-window-font-color="true" fo:background-color="transparent"/>
    </style:style>
    <style:style style:name="T85" style:family="text">
      <style:text-properties officeooo:rsid="023c23a2"/>
    </style:style>
    <style:style style:name="T86" style:family="text">
      <style:text-properties officeooo:rsid="009a0ef4"/>
    </style:style>
    <style:style style:name="T87" style:family="text">
      <style:text-properties officeooo:rsid="023c81bd"/>
    </style:style>
    <style:style style:name="T88" style:family="text">
      <style:text-properties officeooo:rsid="009a9fc1"/>
    </style:style>
    <style:style style:name="T89" style:family="text">
      <style:text-properties style:font-name="Open Sans2" officeooo:rsid="019fd90c"/>
    </style:style>
    <style:style style:name="T90" style:family="text">
      <style:text-properties officeooo:rsid="04a01ff9"/>
    </style:style>
    <style:style style:name="T91" style:family="text">
      <style:text-properties officeooo:rsid="030ecbaf"/>
    </style:style>
    <style:style style:name="T92" style:family="text">
      <style:text-properties officeooo:rsid="032f1b44"/>
    </style:style>
    <style:style style:name="T93" style:family="text">
      <style:text-properties officeooo:rsid="03a07a69"/>
    </style:style>
    <style:style style:name="T94" style:family="text">
      <style:text-properties officeooo:rsid="03a387a7"/>
    </style:style>
    <style:style style:name="fr1"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7"/>
      <text:p text:style-name="P17"/>
      <text:p text:style-name="P17">1. <text:span text:style-name="T1">Dart хэл</text:span></text:p>
      <text:h text:style-name="P120" text:outline-level="1">Dart хэлний тухай</text:h>
      <text:p text:style-name="P6"/>
      <text:p text:style-name="P5">Dart хэлний үндэстэй эхлээд танилцая.</text:p>
      <text:h text:style-name="P112" text:outline-level="2">Энгийн Dart програм</text:h>
      <text:p text:style-name="P72">main() {</text:p>
      <text:p text:style-name="P72"><text:s text:c="2"/>int number <text:s text:c="2"/>= 42;</text:p>
      <text:p text:style-name="P72"><text:s text:c="2"/>var text <text:s text:c="4"/>= "Тоон утга ";</text:p>
      <text:p text:style-name="P72"/>
      <text:p text:style-name="P72"><text:s text:c="2"/>// дэлгэц уруу гаргах</text:p>
      <text:p text:style-name="P72"><text:s text:c="2"/>print("$text $number.");</text:p>
      <text:p text:style-name="P72">}</text:p>
      <text:p text:style-name="P6">Энэ програмд Dart хэлний хамгийн энгийн элементүүд орсон байна. </text:p>
      <text:p text:style-name="P6">Үүнд:</text:p>
      <text:p text:style-name="P6"><text:span text:style-name="T3">main() </text:span><text:tab/>Програм эхлэх буюу веб хуудас ачаалагдахад хамгийн эхэлж дуудагдах тусгай функц. </text:p>
      <text:p text:style-name="P6"><text:span text:style-name="T3">// </text:span><text:tab/>Энэ хоёр налуу зураасын ард бичигдсэн текстийг тайлбар гэж ойлгоно.</text:p>
      <text:p text:style-name="P6"><text:span text:style-name="T3">var, int </text:span><text:tab/>Хувьсагч зарлах хэлбэр. int, num зэрэг нь хувьсагчийн төрлийг илтгэнэ.</text:p>
      <text:p text:style-name="P6"><text:span text:style-name="T3">“...” эсвэл '…' <text:s/></text:span>Тэмдэгт мөр тогтмолыг илэрхийлнэ.</text:p>
      <text:p text:style-name="P6"><text:span text:style-name="T3">$text, $number</text:span> Хувьсагчийн утгыг текстэд шууд оруулахад $ тэмдэгтийг хэрэглэнэ.</text:p>
      <text:p text:style-name="P6"><text:span text:style-name="T3">print() </text:span><text:tab/>Дэлгэц уруу мэдэгдэл хэвлэх функц.</text:p>
      <text:p text:style-name="P6"/>
      <text:h text:style-name="P115" text:outline-level="2">Шинэ төрөл үүсгэх</text:h>
      <text:p text:style-name="P101">Класс болон интерфэйс нь өгөгдөл, функцүүдийг багцлан шинэ төрөл үүсгэх боломж олгодог.</text:p>
      <text:p text:style-name="P101">Интерфэйс нь метод болон тогтмол ут<text:span text:style-name="T90">г</text:span>уудын олонлогыг агуулдаг. Интерфэйс нь өөр интерфэйсийг өргөтгөсөн байж болно. <text:s/>Класс нь олон интерфэйсийг хэрэгжүүлж болно, гэхдээ зөвхөн нэг супер класстай байж болдог.</text:p>
      <text:p text:style-name="P101">Дараах жишээнд интерфэйс хэрхэн тодорхойлох, хэрэглэхийг харуулсан байна:</text:p>
      <text:p text:style-name="P88"><text:span text:style-name="T8">interface </text:span><text:span text:style-name="T31">Shape</text:span><text:span text:style-name="T4"> </text:span><text:span text:style-name="T9">{</text:span></text:p>
      <text:p text:style-name="P89"><text:span text:style-name="T4"><text:s text:c="2"/></text:span><text:span text:style-name="T21">num</text:span><text:span text:style-name="T6"> perimeter</text:span><text:span text:style-name="T12">();</text:span></text:p>
      <text:p text:style-name="P90">}</text:p>
      <text:p text:style-name="P92"/>
      <text:p text:style-name="P88"><text:span text:style-name="T23">class</text:span><text:span text:style-name="T8"> </text:span><text:span text:style-name="T31">Rectangle</text:span><text:span text:style-name="T8"> </text:span><text:span text:style-name="T23">implements</text:span><text:span text:style-name="T8"> </text:span><text:span text:style-name="T31">Shape</text:span><text:span text:style-name="T4"> </text:span><text:span text:style-name="T9">{</text:span></text:p>
      <text:p text:style-name="P89"><text:span text:style-name="T4"><text:s text:c="2"/></text:span><text:span text:style-name="T21">final</text:span><text:span text:style-name="T6"> </text:span><text:span text:style-name="T21">num</text:span><text:span text:style-name="T6"> height</text:span><text:span text:style-name="T12">,</text:span><text:span text:style-name="T6"> width</text:span><text:span text:style-name="T12">;</text:span><text:span text:style-name="T6"> </text:span></text:p>
      <text:p text:style-name="P89"><text:span text:style-name="T4"><text:s text:c="2"/></text:span><text:span text:style-name="T30">Rectangle</text:span><text:span text:style-name="T12">(</text:span><text:span text:style-name="T21">num</text:span><text:span text:style-name="T6"> </text:span><text:span text:style-name="T21">this</text:span><text:span text:style-name="T12">.</text:span><text:span text:style-name="T6">height</text:span><text:span text:style-name="T12">,</text:span><text:span text:style-name="T6"> </text:span><text:span text:style-name="T21">num</text:span><text:span text:style-name="T6"> </text:span><text:span text:style-name="T21">this</text:span><text:span text:style-name="T12">.</text:span><text:span text:style-name="T6">width</text:span><text:span text:style-name="T12">);</text:span><text:span text:style-name="T6"> <text:s/></text:span><text:span text:style-name="T27">// товчхон байгуулагч.</text:span></text:p>
      <text:p text:style-name="P89"><text:span text:style-name="T4"><text:s text:c="2"/></text:span><text:span text:style-name="T21">num</text:span><text:span text:style-name="T6"> perimeter</text:span><text:span text:style-name="T12">()</text:span><text:span text:style-name="T6"> </text:span><text:span text:style-name="T12">=&gt;</text:span><text:span text:style-name="T6"> </text:span><text:span text:style-name="T62">2</text:span><text:span text:style-name="T12">*</text:span><text:span text:style-name="T6">height </text:span><text:span text:style-name="T12">+</text:span><text:span text:style-name="T6"> </text:span><text:span text:style-name="T62">2</text:span><text:span text:style-name="T12">*</text:span><text:span text:style-name="T6">width</text:span><text:span text:style-name="T12">;</text:span><text:span text:style-name="T6"> <text:s text:c="6"/></text:span><text:span text:style-name="T27">// товчхон функц.</text:span></text:p>
      <text:p text:style-name="P90">}</text:p>
      <text:p text:style-name="P92"/>
      <text:p text:style-name="P88"><text:span text:style-name="T23">class</text:span><text:span text:style-name="T8"> </text:span><text:span text:style-name="T31">Square</text:span><text:span text:style-name="T8"> </text:span><text:span text:style-name="T23">extends</text:span><text:span text:style-name="T8"> </text:span><text:span text:style-name="T31">Rectangle</text:span><text:span text:style-name="T4"> </text:span><text:span text:style-name="T9">{</text:span></text:p>
      <text:p text:style-name="P89"><text:span text:style-name="T4"><text:s text:c="2"/></text:span><text:span text:style-name="T30">Square</text:span><text:span text:style-name="T12">(</text:span><text:span text:style-name="T21">num</text:span><text:span text:style-name="T6"> size</text:span><text:span text:style-name="T12">)</text:span><text:span text:style-name="T6"> </text:span><text:span text:style-name="T12">:</text:span><text:span text:style-name="T6"> </text:span><text:span text:style-name="T21">super</text:span><text:span text:style-name="T12">(</text:span><text:span text:style-name="T6">size</text:span><text:span text:style-name="T12">,</text:span><text:span text:style-name="T6"> size</text:span><text:span text:style-name="T12">);</text:span></text:p>
      <text:p text:style-name="P91">}</text:p>
      <text:h text:style-name="P111" text:outline-level="2"><text:span text:style-name="T91">С</text:span>ан <text:span text:style-name="T91">үүсгэх</text:span></text:h>
      <text:p text:style-name="P99">Dart хэлэнд эх кодын файлыг олон хэсэгт хуваах боломжтой байдаг. Хэдийгээр програмын бүх кодыг нэг .dart файлд бичих боломж нь бий боловч файл томрохын хэрээр хайх, удирдахад төвөгтэй болж эхэлдэг. Үүнийг шийдэхийн тулд Dart сан зориулагдсан юм. Dart сан гэдэг нь зүгээр л логикын хувьд бүлэглэж нэгтгэсэн .dart файлуудын цуглуулга юм. </text:p>
      <text:p text:style-name="P99">Сан үүсгэхийн тулд #library түлхүүр үгийг ашиглана (ашиглахгүй байсан ч бүх dart файл сан болдог). Санд эх файлуудыг нэгтгэхдээ #source түлхүүр үгийг ашиглана.</text:p>
      <text:p text:style-name="P87"><text:span text:style-name="T63">l</text:span>ibrary "myLibrary"; <text:tab/><text:tab/><text:tab/><text:tab/><text:tab/># сангийн нэр</text:p>
      <text:p text:style-name="P87">import "../lib/otherLibrary.dart"; <text:tab/># бусад санг ашиглаж болно</text:p>
      <text:p text:style-name="P87"><text:span text:style-name="T63">part </text:span>"greeter.dart";<text:tab/><text:tab/><text:tab/><text:tab/><text:tab/># санд орох өөр эх файл</text:p>
      <text:p text:style-name="P87"><text:span text:style-name="T63">part </text:span>"leaver.dart"; </text:p>
      <text:p text:style-name="P87"/>
      <text:p text:style-name="P87">myFunc() { </text:p>
      <text:p text:style-name="P87"><text:s text:c="2"/>var g = new Greeter(); </text:p>
      <text:p text:style-name="P87"><text:s text:c="2"/>otherLibFunction("blah"); </text:p>
      <text:p text:style-name="P87">} </text:p>
      <text:p text:style-name="P99">Дээрх жишээнд сан дотор классаас хамааралгүй функц дотор бичсэн байна. Эндээс обект үүсгэх зорилготой үед л класс тодорхойлох хэрэгтэй болох нь харагдаж байна, бусад <text:soft-page-break/>тохиолдолд класс заавал тодорхойлох шаардлагагүй байна. Тухайлбал Java, C# хэлэнд байдаг шиг зүгээр хэсэг функцийг бүлэглэх зорилгоор класс үүсгэх хэрэггүй. </text:p>
      <text:p text:style-name="P99">Санд #source түлхүүр үгийг ашиглан өөр эх файлыг оруулж болно. <text:s/>Харин #import түлхүүр үгийг ашиглан өөр санг хавсаргаж болно.</text:p>
      <text:p text:style-name="P99"><draw:frame draw:style-name="fr1" draw:name="Object1" text:anchor-type="paragraph" svg:x="0.0402in" svg:y="0.1161in" svg:width="5.2075in" svg:height="4.0626in" draw:z-index="1"><draw:object xlink:href="./Object 2" xlink:type="simple" xlink:show="embed" xlink:actuate="onLoad"/><draw:image xlink:href="./ObjectReplacements/Object 2" xlink:type="simple" xlink:show="embed" xlink:actuate="onLoad"/><svg:desc>OLE-object</svg:desc></draw:frame></text:p>
      <text:p text:style-name="P99">Хэрэв шинээр үүсгэж байгаа болон импортлож байгаа хоёр санд хоёуланд нь ижил нэртэй класс байвал нэрний зөрчил үүснэ. Энэ тохиолдолд угтвар ашиглаж болно.</text:p>
      <text:p text:style-name="P100"><text:span text:style-name="T64">i</text:span>mport "../lib/otherLib.dart" <text:span text:style-name="T92">as </text:span>other; </text:p>
      <text:p text:style-name="P99">Ингээд кодноос дараах байдлаар хандаж ашиглаж болно: </text:p>
      <text:p text:style-name="P99">other.otherLibFunction("параметрX"); </text:p>
      <text:p text:style-name="P97">Санд байгаа функц, классууд импортлож байгаа кодноос шууд хандах боломжтой байдаг. Хэрэв зарим функц, классыг нуухыг хүсэж байвал тэдгээрийн нэрний өмнө _ (доогуур зураас) тэмдэгийг тавих хэрэгтэй.</text:p>
      <text:h text:style-name="P118" text:outline-level="3">Сан импортлох</text:h>
      <text:p text:style-name="P101">import <text:span text:style-name="T93">заавраар програмд сан хавсаргана</text:span>, <text:span text:style-name="T93">үүний үр дүнд тухайн санд байгаа бүх класс, функцүүдийг ашиглах боломжтой болно</text:span>.</text:p>
      <text:p text:style-name="P101"><draw:frame draw:style-name="fr1" draw:name="Object25" text:anchor-type="paragraph" svg:x="0.0091in" svg:y="0.1126in" svg:width="4.2819in" svg:height="1.011in" draw:z-index="2"><draw:object xlink:href="./Object 3" xlink:type="simple" xlink:show="embed" xlink:actuate="onLoad"/><draw:image xlink:href="./ObjectReplacements/Object 3" xlink:type="simple" xlink:show="embed" xlink:actuate="onLoad"/><svg:desc>OLE-object</svg:desc></draw:frame><text:soft-page-break/>Дээрх програмд Dart-н HTML сан хавсаргаж байна, энэ сан нь DOM боловсруулахад зориулсан класс, функцүүдийг агуулдаг. Вэб програмын хувьд энэ сан заавал шаардлагатай болно. Сангийн гол классууд нь:</text:p>
      <table:table table:name="Table1" table:style-name="Table1">
        <table:table-column table:style-name="Table1.A"/>
        <table:table-column table:style-name="Table1.B"/>
        <table:table-row table:style-name="Table1.1">
          <table:table-cell table:style-name="Table1.A1" office:value-type="string">
            <text:p text:style-name="P86">Dart <text:span text:style-name="T94">класс</text:span></text:p>
          </table:table-cell>
          <table:table-cell table:style-name="Table1.A1" office:value-type="string">
            <text:p text:style-name="P85">Тайлбар</text:p>
          </table:table-cell>
        </table:table-row>
        <table:table-row>
          <table:table-cell table:style-name="Table1.A2" office:value-type="string">
            <text:p text:style-name="P107">Node</text:p>
          </table:table-cell>
          <table:table-cell table:style-name="Table1.A2" office:value-type="string">
            <text:p text:style-name="P106">Модны нэг зангилаа</text:p>
          </table:table-cell>
        </table:table-row>
        <table:table-row>
          <table:table-cell table:style-name="Table1.A3" office:value-type="string">
            <text:p text:style-name="P107">Element</text:p>
          </table:table-cell>
          <table:table-cell table:style-name="Table1.B3" office:value-type="string">
            <text:p text:style-name="P107">Node <text:span text:style-name="T94">төрлөөс өргөтгөсөн веб хуудсын элемент</text:span> </text:p>
          </table:table-cell>
        </table:table-row>
        <table:table-row>
          <table:table-cell table:style-name="Table1.A4" office:value-type="string">
            <text:p text:style-name="P107">Document</text:p>
          </table:table-cell>
          <table:table-cell table:style-name="Table1.B4" office:value-type="string">
            <text:p text:style-name="P107">Node <text:span text:style-name="T94">төрлөөс өргөтгөсөн баримт обект</text:span></text:p>
          </table:table-cell>
        </table:table-row>
      </table:table>
      <text:p text:style-name="P98"/>
      <text:h text:style-name="P110" text:outline-level="2"/>
      <text:h text:style-name="P113" text:outline-level="2">Хувьсагчид</text:h>
      <text:p text:style-name="P6">Хувьсагч үүсгэх, түүнд утга оноох жишээг дор харуулав.</text:p>
      <text:p text:style-name="P26"><text:span text:style-name="T4">var name </text:span><text:span text:style-name="T9">=</text:span><text:span text:style-name="T4"> </text:span><text:span text:style-name="T15">'Bob'</text:span><text:span text:style-name="T9">;</text:span></text:p>
      <text:p text:style-name="P34"/>
      <text:p text:style-name="P6">Dart хэлний хувьсагч нь заалт байдаг. Ө.х 'name' нэр нь “Bob” утга бүхий String объектыг заана.</text:p>
      <text:h text:style-name="P59" text:outline-level="4">Анхны утга</text:h>
      <text:p text:style-name="P6">Анхны утгыг оноогоогүй хувьсагчид null утгатай байна. Үүнд тоонууд ч мөн хамаарна, учир нь тоог объект гэж үздэг.</text:p>
      <text:p text:style-name="P26"><text:span text:style-name="T20">num</text:span><text:span text:style-name="T4"> lineCount</text:span><text:span text:style-name="T9">;</text:span></text:p>
      <text:p text:style-name="P26"><text:span text:style-name="T4">lineCount </text:span><text:span text:style-name="T9">==</text:span><text:span text:style-name="T4"> </text:span><text:span text:style-name="T20">null</text:span><text:span text:style-name="T9">;</text:span><text:span text:style-name="T4"> </text:span><text:span text:style-name="T24">// true</text:span></text:p>
      <text:p text:style-name="P38"/>
      <text:h text:style-name="P59" text:outline-level="4">Хувьсагчийн төрөл</text:h>
      <text:p text:style-name="P6">Dart хэлэнд хувьсагчийн төрлийг заахгүй байж болдог. Гэхдээ төрлийг аль болох тодорхой заахыг хичээх хэрэгтэй. Ингэснээр хөрвүүлэгч болон засварлагчид ямар төрөл хүсэж байгаа нь тодорхой ойлгогдож алдаанаас сэргийлэх, хурдан хөрвүүлэх зэрэг давуу талууд бий болно.</text:p>
      <text:p text:style-name="P26"><text:span text:style-name="T28">String</text:span><text:span text:style-name="T4"> name </text:span><text:span text:style-name="T9">=</text:span><text:span text:style-name="T4"> </text:span><text:span text:style-name="T15">'Bob'</text:span><text:span text:style-name="T9">;</text:span></text:p>
      <text:p text:style-name="P29"/>
      <text:h text:style-name="P59" text:outline-level="4">final</text:h>
      <text:p text:style-name="P6">Хувьсагчийн утга нь огт өөрчлөгдөхгүй гэж тооцож байгаа бол final түлхүүр үгийг төрлийн өмнө заах хэрэгтэй. Нэгэнт final тодорхойлолт заасан бол тухайн хувьсагчийн утгыг өөрчлөх боломжгүй болно.</text:p>
      <text:p text:style-name="P26"><text:span text:style-name="T20">final</text:span><text:span text:style-name="T4"> </text:span><text:span text:style-name="T28">String</text:span><text:span text:style-name="T4"> name </text:span><text:span text:style-name="T9">=</text:span><text:span text:style-name="T4"> </text:span><text:span text:style-name="T15">'Bob'</text:span><text:span text:style-name="T9">;</text:span></text:p>
      <text:p text:style-name="P41"><text:span text:style-name="T32">name </text:span><text:span text:style-name="T35">=</text:span><text:span text:style-name="T32"> </text:span><text:span text:style-name="T38">'Alice'</text:span><text:span text:style-name="T35">;</text:span><text:span text:style-name="T32"> </text:span><text:span text:style-name="T39">// Compile ERROR (VM or to JavaScript)</text:span></text:p>
      <text:h text:style-name="P108" text:outline-level="2">Үндсэн төрлүүд</text:h>
      <text:p text:style-name="P6">Dart хэл нь дараах үндсэн текстэн, тоон, буулийн, жагсаалт, маап төрлүүдийг дэмжинэ.</text:p>
      <text:p text:style-name="P6"><text:span text:style-name="T44">You can initialize an object of any of these special types using a </text:span><text:span text:style-name="Emphasis"><text:span text:style-name="T44">literal</text:span></text:span><text:span text:style-name="T44">. For example, 'this is a string' is a string literal, and true is a boolean literal.</text:span></text:p>
      <text:p text:style-name="P6"><text:span text:style-name="T44">Because every variable in Dart is an object—an instance of a </text:span><text:span text:style-name="Emphasis"><text:span text:style-name="T44">class</text:span></text:span><text:span text:style-name="T44">—you can usually use </text:span><text:span text:style-name="Emphasis"><text:span text:style-name="T44">constructors </text:span></text:span><text:span text:style-name="T44">to create variables. Variables for the built-in types are no different. For example, you can use the Map() constructor to create a map, using the code </text:span><text:span text:style-name="Source_20_Text"><text:span text:style-name="T44">new Map()</text:span></text:span><text:span text:style-name="T44">.</text:span></text:p>
      <text:h text:style-name="P117" text:outline-level="3">Тэмдэгт мөр</text:h>
      <text:p text:style-name="P6">Тэмдэгт мөр нь Юникод тэмдэгтүүдийн дараалал юм. Тэмдэгт мөрийг дан эсвэл давхар <text:soft-page-break/>дусал тэмдэгтээр хашиж бичнэ:</text:p>
      <text:p text:style-name="P44"><text:span text:style-name="T4">var s1 </text:span><text:span text:style-name="T9">=</text:span><text:span text:style-name="T4"> </text:span><text:span text:style-name="T15">'Тэмдэгт мөр тогтмол.'</text:span><text:span text:style-name="T9">;</text:span></text:p>
      <text:p text:style-name="P44"><text:span text:style-name="T4">var s2 </text:span><text:span text:style-name="T9">=</text:span><text:span text:style-name="T4"> </text:span><text:span text:style-name="T15">"Бас нэг тэмдэгт мөр тогтмол."</text:span><text:span text:style-name="T9">;</text:span></text:p>
      <text:p text:style-name="P44"><text:span text:style-name="T4">var s3 </text:span><text:span text:style-name="T9">=</text:span><text:span text:style-name="T4"> </text:span><text:span text:style-name="T15">'It\'s easy to escape the string delimiter.'</text:span><text:span text:style-name="T9">;</text:span></text:p>
      <text:p text:style-name="P44"><text:span text:style-name="T4">var s4 </text:span><text:span text:style-name="T9">=</text:span><text:span text:style-name="T4"> </text:span><text:span text:style-name="T15">"It's even easier to just use the other string delimiter."</text:span><text:span text:style-name="T9">;</text:span></text:p>
      <text:p text:style-name="P20"/>
      <text:p text:style-name="P25"><text:span text:style-name="T45">Тэмдэгт мөр илэрхийлэл дотор ямар нэг илэрхийллийн утгыг ${</text:span><text:span text:style-name="Emphasis"><text:span text:style-name="T46">expression</text:span></text:span><text:span text:style-name="T45">} бичиглэлээр оруулж болно. Хэрэв илэрхийлэл нь хувьсагч бол {} хаалтуудыг орхиж болно.</text:span></text:p>
      <text:p text:style-name="P20"/>
      <text:p text:style-name="P47"><text:span text:style-name="T5">var s </text:span><text:span text:style-name="T10">=</text:span><text:span text:style-name="T5"> </text:span><text:span text:style-name="T16">'string interpolation'</text:span><text:span text:style-name="T10">;</text:span></text:p>
      <text:p text:style-name="P44"><text:span text:style-name="T4">print</text:span><text:span text:style-name="T9">(</text:span><text:span text:style-name="T15">'Dart has $s, which is very handy.'</text:span><text:span text:style-name="T9">);</text:span></text:p>
      <text:p text:style-name="P44"><text:span text:style-name="T4">print</text:span><text:span text:style-name="T9">(</text:span><text:span text:style-name="T15">'That deserves all caps. ${s.toUpperCase()} is very handy!'</text:span><text:span text:style-name="T9">);</text:span></text:p>
      <text:p text:style-name="P48"/>
      <text:p text:style-name="P55">Олон мөр текст үүсгэх бол гурван давхар дусал тэмдэг ашиглаж болно.</text:p>
      <text:p text:style-name="P44"><text:span text:style-name="T4">var s1 </text:span><text:span text:style-name="T9">=</text:span><text:span text:style-name="T4"> </text:span><text:span text:style-name="T47">'''</text:span></text:p>
      <text:p text:style-name="P50">Олон мөр тесктийг</text:p>
      <text:p text:style-name="P50">ийм байдлаар үүсгэж болно.</text:p>
      <text:p text:style-name="P51"><text:span text:style-name="T47">'''</text:span>;</text:p>
      <text:p text:style-name="P67"/>
      <text:p text:style-name="P44"><text:span text:style-name="T4">var s2 </text:span><text:span text:style-name="T9">=</text:span><text:span text:style-name="T4"> </text:span><text:span text:style-name="T15">"""</text:span><text:span text:style-name="T47">Мөн ийм байдлаар</text:span></text:p>
      <text:p text:style-name="P44"><text:span text:style-name="T47">үүсгэсэн ч болно.</text:span><text:span text:style-name="T15">""";</text:span></text:p>
      <text:p text:style-name="P51"/>
      <text:p text:style-name="P20">Бусад объекттой адилаар хоёр тэмдэгт мөр тэнцүү эсэхийг <text:s/><text:span text:style-name="T2">== </text:span><text:span text:style-name="T48">үйлдлээр шалгаж болно</text:span>:</text:p>
      <text:p text:style-name="P20"/>
      <text:p text:style-name="P44"><text:span text:style-name="T4">var name </text:span><text:span text:style-name="T9">=</text:span><text:span text:style-name="T4"> </text:span><text:span text:style-name="T15">'NAME'</text:span><text:span text:style-name="T9">;</text:span></text:p>
      <text:p text:style-name="P44"><text:span text:style-name="T4">var greeting </text:span><text:span text:style-name="T9">=</text:span><text:span text:style-name="T4"> </text:span><text:span text:style-name="T15">"Hello, $name!"</text:span><text:span text:style-name="T9">;</text:span></text:p>
      <text:p text:style-name="P44"><text:span text:style-name="T4">var greetingTemplate </text:span><text:span text:style-name="T9">=</text:span><text:span text:style-name="T4"> </text:span><text:span text:style-name="T15">'Hello, NAME!'</text:span><text:span text:style-name="T9">;</text:span></text:p>
      <text:p text:style-name="P67"/>
      <text:p text:style-name="P44"><text:span text:style-name="T4">print</text:span><text:span text:style-name="T9">(</text:span><text:span text:style-name="T4">greeting </text:span><text:span text:style-name="T9">==</text:span><text:span text:style-name="T4"> greetingTemplate</text:span><text:span text:style-name="T9">);</text:span><text:span text:style-name="T4"> </text:span><text:span text:style-name="T24">//true; they have the same characters</text:span></text:p>
      <text:p text:style-name="P52"/>
      <text:h text:style-name="P61" text:outline-level="4">Тэмдэгт мөр боловсруулалт</text:h>
      <text:p text:style-name="P55">Тэмдэгт мөрд боловсруулалт хийх олон төрлийн метод бий.</text:p>
      <text:p text:style-name="P44"><text:span text:style-name="T4">var fullName </text:span><text:span text:style-name="T9">=</text:span><text:span text:style-name="T4"> </text:span><text:span text:style-name="T15">'Cuthbert Musgrave Girdlestone, III'</text:span><text:span text:style-name="T9">;</text:span></text:p>
      <text:p text:style-name="P67"/>
      <text:p text:style-name="P44"><text:span text:style-name="T4">fullName</text:span><text:span text:style-name="T9">.</text:span><text:span text:style-name="T4">startsWith</text:span><text:span text:style-name="T9">(</text:span><text:span text:style-name="T15">'Cuthbert'</text:span><text:span text:style-name="T9">);</text:span><text:span text:style-name="T4"> <text:s text:c="11"/></text:span><text:span text:style-name="T24">// true</text:span></text:p>
      <text:p text:style-name="P44"><text:span text:style-name="T4">fullName</text:span><text:span text:style-name="T9">.</text:span><text:span text:style-name="T4">endsWith</text:span><text:span text:style-name="T9">(</text:span><text:span text:style-name="T15">'III'</text:span><text:span text:style-name="T9">);</text:span><text:span text:style-name="T4"> <text:s text:c="18"/></text:span><text:span text:style-name="T24">// true</text:span></text:p>
      <text:p text:style-name="P44"><text:span text:style-name="T4">fullName</text:span><text:span text:style-name="T9">.</text:span><text:span text:style-name="T4">contains</text:span><text:span text:style-name="T9">(</text:span><text:span text:style-name="T20">new</text:span><text:span text:style-name="T4"> </text:span><text:span text:style-name="T28">RegExp</text:span><text:span text:style-name="T9">(</text:span><text:span text:style-name="T15">'Musgrave'</text:span><text:span text:style-name="T9">));</text:span><text:span text:style-name="T4"> <text:s/></text:span><text:span text:style-name="T24">// true</text:span></text:p>
      <text:p text:style-name="P52"/>
      <text:p text:style-name="P55">Тэмдэгт мөр нь хувирдаггүй объект юм, ө.х объект үүсгэж болно харин объектыг засаж болохгүй. Тиймээс тэмдэгт мөр боловсруулах функцүүд нь үргэлж шинэ объект үүсгэж байдаг. Жишээлбэл, replaceAll() метод нь анхны тэмдэгт мөрийг засалгүйгээр шинэ тэмдэгт мөр объект үүсгэдэг.</text:p>
      <text:p text:style-name="P44"><text:soft-page-break/><text:span text:style-name="T4">var greetingTemplate </text:span><text:span text:style-name="T9">=</text:span><text:span text:style-name="T4"> </text:span><text:span text:style-name="T15">'Hello, NAME!'</text:span><text:span text:style-name="T9">;</text:span></text:p>
      <text:p text:style-name="P44"><text:span text:style-name="T4">var greeting </text:span><text:span text:style-name="T9">=</text:span><text:span text:style-name="T4"> greetingTemplate</text:span><text:span text:style-name="T9">.</text:span><text:span text:style-name="T4">replaceAll</text:span><text:span text:style-name="T9">(</text:span><text:span text:style-name="T20">new</text:span><text:span text:style-name="T4"> </text:span><text:span text:style-name="T28">RegExp</text:span><text:span text:style-name="T9">(</text:span><text:span text:style-name="T15">"NAME"</text:span><text:span text:style-name="T9">),</text:span><text:span text:style-name="T4"> </text:span><text:span text:style-name="T15">'Bob'</text:span><text:span text:style-name="T9">);</text:span></text:p>
      <text:p text:style-name="P44"><text:span text:style-name="T4">print</text:span><text:span text:style-name="T9">(</text:span><text:span text:style-name="T4">greeting </text:span><text:span text:style-name="T9">==</text:span><text:span text:style-name="T4"> greetingTemplate</text:span><text:span text:style-name="T9">);</text:span><text:span text:style-name="T4"> </text:span><text:span text:style-name="T24">// false; greetingTemplate didn't change</text:span></text:p>
      <text:p text:style-name="P52"/>
      <text:h text:style-name="P61" text:outline-level="4">StringBuffer <text:s/>методууд</text:h>
      <text:p text:style-name="P55">Програмын аргаар их хэмжээний текст үүсгэх бол StringBuffer төрлийг ашиглаж болно. StringBuffer нь toString() методыг дуудаагүй л бол String объект үүсгэхгүй.</text:p>
      <text:p text:style-name="P44"><text:span text:style-name="T4">var sb </text:span><text:span text:style-name="T9">=</text:span><text:span text:style-name="T4"> </text:span><text:span text:style-name="T20">new</text:span><text:span text:style-name="T4"> </text:span><text:span text:style-name="T28">StringBuffer</text:span><text:span text:style-name="T9">();</text:span></text:p>
      <text:p text:style-name="P67"/>
      <text:p text:style-name="P44"><text:span text:style-name="T4">sb</text:span><text:span text:style-name="T9">.</text:span><text:span text:style-name="T4">add</text:span><text:span text:style-name="T9">(</text:span><text:span text:style-name="T15">"Use a StringBuffer"</text:span><text:span text:style-name="T9">);</text:span></text:p>
      <text:p text:style-name="P44"><text:span text:style-name="T4">sb</text:span><text:span text:style-name="T9">.</text:span><text:span text:style-name="T4">addAll</text:span><text:span text:style-name="T9">([</text:span><text:span text:style-name="T15">"for "</text:span><text:span text:style-name="T9">,</text:span><text:span text:style-name="T4"> </text:span><text:span text:style-name="T15">"efficient "</text:span><text:span text:style-name="T9">,</text:span><text:span text:style-name="T4"> </text:span><text:span text:style-name="T15">"string "</text:span><text:span text:style-name="T9">,</text:span><text:span text:style-name="T4"> </text:span><text:span text:style-name="T15">"creation "</text:span><text:span text:style-name="T9">]);</text:span></text:p>
      <text:p text:style-name="P44"><text:span text:style-name="T4">sb</text:span><text:span text:style-name="T9">.</text:span><text:span text:style-name="T4">add</text:span><text:span text:style-name="T9">(</text:span><text:span text:style-name="T15">"if you are "</text:span><text:span text:style-name="T9">).</text:span><text:span text:style-name="T4">add</text:span><text:span text:style-name="T9">(</text:span><text:span text:style-name="T15">"building lots of strings."</text:span><text:span text:style-name="T9">);</text:span></text:p>
      <text:p text:style-name="P67"/>
      <text:p text:style-name="P44"><text:span text:style-name="T4">var fullString </text:span><text:span text:style-name="T9">=</text:span><text:span text:style-name="T4"> sb</text:span><text:span text:style-name="T9">.</text:span><text:span text:style-name="T4">toString</text:span><text:span text:style-name="T9">();</text:span></text:p>
      <text:p text:style-name="P67"/>
      <text:p text:style-name="P47"><text:span text:style-name="T5">print</text:span><text:span text:style-name="T10">(</text:span><text:span text:style-name="T5">fullString</text:span><text:span text:style-name="T10">);</text:span></text:p>
      <text:p text:style-name="P67"/>
      <text:p text:style-name="P44"><text:span text:style-name="T4">sb</text:span><text:span text:style-name="T9">.</text:span><text:span text:style-name="T4">clear</text:span><text:span text:style-name="T9">();</text:span><text:span text:style-name="T4"> <text:s text:c="7"/></text:span><text:span text:style-name="T24">// All gone!</text:span></text:p>
      <text:p text:style-name="P21"><text:line-break/>Тэмдэгт мөр өөр олон төрлийн боловсруулалт хийж болно, тухайлбал хуваах, дэд мөр таслах, залгах гэх мэт<text:span text:style-name="T49">.</text:span></text:p>
      <text:h text:style-name="P117" text:outline-level="3">Тоо</text:h>
      <text:p text:style-name="P55">Дурын тоон утгыг тодорхойлох num нэртэй интерфэйс бий. num интерфэйс нь +,-,/,* болон бит үйлдлүүд, abs(), ceil(), floor() зэрэг математик үйлдлүүдийг агуулсан байдаг. Энэ интерфэйсээс int, double нэртэй хоёр тоон төрлийг үүсгэсэн. Int нь дурын хэмжээтэй бүхэл тоо, double нь 64-битийн бодит тоо.</text:p>
      <text:p text:style-name="P55">Бүхэл тоон хувьсагч зарлах зарим жишээ:</text:p>
      <text:p text:style-name="P46"><text:span text:style-name="T4">var x </text:span><text:span text:style-name="T9">=</text:span><text:span text:style-name="T4"> </text:span><text:span text:style-name="T59">1</text:span><text:span text:style-name="T9">;</text:span></text:p>
      <text:p text:style-name="P46"><text:span text:style-name="T4">var hex </text:span><text:span text:style-name="T9">=</text:span><text:span text:style-name="T4"> </text:span><text:span text:style-name="T59">0xDEADBEEF</text:span><text:span text:style-name="T9">;</text:span></text:p>
      <text:p text:style-name="P46"><text:span text:style-name="T4">var bigInt </text:span><text:span text:style-name="T9">=</text:span><text:span text:style-name="T4"> </text:span><text:span text:style-name="T59">3465346583465243765923847659234765928347659567398475647495873984572947593470294387093493456870849216348723763945678236420938467345762304958724596873045876234572037862934765294365243652548673456705673465273465246734506873456729457623845623456234650457693475603768922346728346256</text:span><text:span text:style-name="T9">;</text:span></text:p>
      <text:p text:style-name="P49"/>
      <text:p text:style-name="P6">Хэрэв тоон дунд хөвөгч цэг орвол энэ нь бодит тоо болно.</text:p>
      <text:p text:style-name="P46"><text:span text:style-name="T4">var y </text:span><text:span text:style-name="T9">=</text:span><text:span text:style-name="T4"> </text:span><text:span text:style-name="T59">1.1</text:span><text:span text:style-name="T9">;</text:span></text:p>
      <text:p text:style-name="P46"><text:span text:style-name="T4">var exponents </text:span><text:span text:style-name="T9">=</text:span><text:span text:style-name="T4"> </text:span><text:span text:style-name="T59">1.42e5</text:span><text:span text:style-name="T9">;</text:span></text:p>
      <text:p text:style-name="P49"/>
      <text:p text:style-name="P56">Дараах жишээнд тоог тэмдэгт мөр болгох, мөн эсрэг хөрвүүлэх үйлдлийг харуулсан байна:</text:p>
      <text:p text:style-name="P53">// string -&gt; int</text:p>
      <text:p text:style-name="P46"><text:soft-page-break/><text:span text:style-name="T4">var one </text:span><text:span text:style-name="T9">=</text:span><text:span text:style-name="T4"> </text:span><text:span text:style-name="T28">Math</text:span><text:span text:style-name="T9">.</text:span><text:span text:style-name="T4">parseInt</text:span><text:span text:style-name="T9">(</text:span><text:span text:style-name="T15">"1"</text:span><text:span text:style-name="T9">);</text:span><text:span text:style-name="T4"> <text:s text:c="18"/></text:span><text:span text:style-name="T24">// 1</text:span></text:p>
      <text:p text:style-name="P69"/>
      <text:p text:style-name="P53">// string -&gt; double</text:p>
      <text:p text:style-name="P46"><text:span text:style-name="T4">var onePointOne </text:span><text:span text:style-name="T9">=</text:span><text:span text:style-name="T4"> </text:span><text:span text:style-name="T28">Math</text:span><text:span text:style-name="T9">.</text:span><text:span text:style-name="T4">parseDouble</text:span><text:span text:style-name="T9">(</text:span><text:span text:style-name="T15">"1.1"</text:span><text:span text:style-name="T9">);</text:span><text:span text:style-name="T4"> <text:s text:c="5"/></text:span><text:span text:style-name="T24">// 1.1</text:span></text:p>
      <text:p text:style-name="P69"/>
      <text:p text:style-name="P53">// int -&gt; string</text:p>
      <text:p text:style-name="P46"><text:span text:style-name="T28">String</text:span><text:span text:style-name="T4"> oneAsString </text:span><text:span text:style-name="T9">=</text:span><text:span text:style-name="T4"> </text:span><text:span text:style-name="T59">1.toString</text:span><text:span text:style-name="T9">();</text:span><text:span text:style-name="T4"> <text:s text:c="13"/></text:span><text:span text:style-name="T24">// "1"</text:span></text:p>
      <text:p text:style-name="P69"/>
      <text:p text:style-name="P53">// double -&gt; string</text:p>
      <text:p text:style-name="P43"><text:span text:style-name="T29">String</text:span><text:span text:style-name="T5"> piAsString </text:span><text:span text:style-name="T10">=</text:span><text:span text:style-name="T5"> </text:span><text:span text:style-name="T60">3.14159</text:span><text:span text:style-name="T10">.</text:span><text:span text:style-name="T5">toStringAsFixed</text:span><text:span text:style-name="T10">(</text:span><text:span text:style-name="T60">2</text:span><text:span text:style-name="T10">);</text:span><text:span text:style-name="T5"> </text:span><text:span text:style-name="T25">// "3.14"</text:span></text:p>
      <text:p text:style-name="P20"/>
      <text:h text:style-name="P117" text:outline-level="3">Буулийн төрөл</text:h>
      <text:p text:style-name="P20">Зөвхөн true (үнэн), false (худал) утга авах төрлийг буулийн төрөл гэж нэрлэдэг. Үүнийг Dart хэлэнд <text:span text:style-name="T2">bool </text:span>түлхүүр үгээр тодорхойлно. Жишээлбэл дараах код нь Javascript болон Dart хэлнүүдийн ялгааг харуулсан байна:</text:p>
      <text:p text:style-name="P46"><text:span text:style-name="T20">if</text:span><text:span text:style-name="T4"> </text:span><text:span text:style-name="T9">(</text:span><text:span text:style-name="T59">1</text:span><text:span text:style-name="T9">)</text:span><text:span text:style-name="T4"> </text:span><text:span text:style-name="T9">{</text:span></text:p>
      <text:p text:style-name="P43"><text:span text:style-name="T4"><text:s text:c="2"/></text:span><text:span text:style-name="T5">print</text:span><text:span text:style-name="T10">(</text:span><text:span text:style-name="T16">"JavaScript 1 утгыг true гэж тооцно."</text:span><text:span text:style-name="T10">);</text:span></text:p>
      <text:p text:style-name="P46"><text:span text:style-name="T9">}</text:span><text:span text:style-name="T4"> </text:span><text:span text:style-name="T20">else</text:span><text:span text:style-name="T4"> </text:span><text:span text:style-name="T9">{</text:span></text:p>
      <text:p text:style-name="P43"><text:span text:style-name="T4"><text:s text:c="2"/></text:span><text:span text:style-name="T5">print</text:span><text:span text:style-name="T10">(</text:span><text:span text:style-name="T16">"Dart нь 1 утгыг true гэж үзэхгүй."</text:span><text:span text:style-name="T10">);</text:span></text:p>
      <text:p text:style-name="P47"><text:span text:style-name="T11">}</text:span><text:line-break/></text:p>
      <text:h text:style-name="P119" text:outline-level="3">Жагсаалт</text:h>
      <text:p text:style-name="P20">Програмчлалын хэл бүрт байдаг хамгийн нийтлэг төрөл бол массив буюу жагсаалт юм. Dart хэлэнд жагсаалтыг дараах байдлаар үүсгэнэ.</text:p>
      <text:p text:style-name="P20"/>
      <text:p text:style-name="P44"><text:span text:style-name="T4">var list </text:span><text:span text:style-name="T9">=</text:span><text:span text:style-name="T4"> </text:span><text:span text:style-name="T9">[</text:span><text:span text:style-name="T59">1</text:span><text:span text:style-name="T9">,</text:span><text:span text:style-name="T59">2</text:span><text:span text:style-name="T9">,</text:span><text:span text:style-name="T59">3</text:span><text:span text:style-name="T9">];</text:span></text:p>
      <text:p text:style-name="P48"/>
      <text:p text:style-name="P55">Жагсаалтад хандах, уртыг тодорхойлох зэрэг нь JavaScript-тэй адилхан байдаг:</text:p>
      <text:p text:style-name="P44"><text:span text:style-name="T4">var list </text:span><text:span text:style-name="T9">=</text:span><text:span text:style-name="T4"> </text:span><text:span text:style-name="T9">[</text:span><text:span text:style-name="T59">1</text:span><text:span text:style-name="T9">,</text:span><text:span text:style-name="T59">2</text:span><text:span text:style-name="T9">,</text:span><text:span text:style-name="T59">3</text:span><text:span text:style-name="T9">];</text:span></text:p>
      <text:p text:style-name="P44"><text:span text:style-name="T4">print</text:span><text:span text:style-name="T9">(</text:span><text:span text:style-name="T4">list</text:span><text:span text:style-name="T9">.</text:span><text:span text:style-name="T4">length</text:span><text:span text:style-name="T9">);</text:span><text:span text:style-name="T4"> </text:span><text:span text:style-name="T24">// элементийн тоо: 3</text:span></text:p>
      <text:p text:style-name="P44"><text:span text:style-name="T4">print</text:span><text:span text:style-name="T9">(</text:span><text:span text:style-name="T4">list</text:span><text:span text:style-name="T9">[</text:span><text:span text:style-name="T59">1</text:span><text:span text:style-name="T9">]);</text:span><text:span text:style-name="T4"> <text:s text:c="4"/></text:span><text:span text:style-name="T24">// хоёр дахь элемент: 2</text:span></text:p>
      <text:p text:style-name="P52"/>
      <text:p text:style-name="P20">Жагсаалтад элемент нэмэхдээ add() методыг хэрэглэнэ:</text:p>
      <text:p text:style-name="P54"/>
      <text:p text:style-name="P44"><text:span text:style-name="T4">var list </text:span><text:span text:style-name="T9">=</text:span><text:span text:style-name="T4"> </text:span><text:span text:style-name="T9">[</text:span><text:span text:style-name="T59">1</text:span><text:span text:style-name="T9">,</text:span><text:span text:style-name="T59">2</text:span><text:span text:style-name="T9">,</text:span><text:span text:style-name="T59">3</text:span><text:span text:style-name="T9">];</text:span></text:p>
      <text:p text:style-name="P44"><text:span text:style-name="T4">list</text:span><text:span text:style-name="T9">.</text:span><text:span text:style-name="T4">add</text:span><text:span text:style-name="T9">(</text:span><text:span text:style-name="T59">4</text:span><text:span text:style-name="T9">);</text:span></text:p>
      <text:p text:style-name="P48"/>
      <text:p text:style-name="P20">Жагсаалтаас бүлэг элемент хасахдаа removeRange() методыг хэрэглэнэ:</text:p>
      <text:p text:style-name="P20"/>
      <text:p text:style-name="P44"><text:span text:style-name="T4">var list </text:span><text:span text:style-name="T9">=</text:span><text:span text:style-name="T4"> </text:span><text:span text:style-name="T9">[</text:span><text:span text:style-name="T59">1</text:span><text:span text:style-name="T9">,</text:span><text:span text:style-name="T59">2</text:span><text:span text:style-name="T9">,</text:span><text:span text:style-name="T59">3</text:span><text:span text:style-name="T9">,</text:span><text:span text:style-name="T59">4</text:span><text:span text:style-name="T9">];</text:span></text:p>
      <text:p text:style-name="P44"><text:span text:style-name="T4">list</text:span><text:span text:style-name="T9">.</text:span><text:span text:style-name="T4">removeRange</text:span><text:span text:style-name="T9">(</text:span><text:span text:style-name="T59">2</text:span><text:span text:style-name="T9">,</text:span><text:span text:style-name="T4"> </text:span><text:span text:style-name="T59">1</text:span><text:span text:style-name="T9">);</text:span><text:span text:style-name="T4"> </text:span><text:span text:style-name="T24">// гурав дахь элементийг хасах</text:span></text:p>
      <text:p text:style-name="P52"/>
      <text:p text:style-name="P20">Өмнөх жагсаалтууд нь бүгд хувьсах хэмжээтэй байна, хэрэв тогтмол хэмжээтэй жагсаалт <text:soft-page-break/>үүсгэх бол List() байгуулагчийг ашиглаж болно:</text:p>
      <text:p text:style-name="P20"/>
      <text:p text:style-name="P44"><text:span text:style-name="T4">var list </text:span><text:span text:style-name="T9">=</text:span><text:span text:style-name="T4"> </text:span><text:span text:style-name="T20">new</text:span><text:span text:style-name="T4"> </text:span><text:span text:style-name="T28">List</text:span><text:span text:style-name="T9">(</text:span><text:span text:style-name="T59">3</text:span><text:span text:style-name="T9">);</text:span><text:span text:style-name="T4"> </text:span><text:span text:style-name="T24">//fixed-size list (full of null values)</text:span></text:p>
      <text:p text:style-name="P52"/>
      <text:p text:style-name="P21">Тогтмол хэмжээтэй жагсаалтын хувьд add(), removeRange() методуудыг ашиглаж болохгүй.</text:p>
      <text:p text:style-name="P22"/>
      <text:p text:style-name="P20">Жагсаалтын элемент бүрээр болосвруулалт хийх шаардлагатай үед for, for..in, forEach() зэргийг ашиглаж болно. Индексээр зааж давталт хийх шаардлагатай бол for зааврыг хэрэглэнэ:</text:p>
      <text:p text:style-name="P20"/>
      <text:p text:style-name="P44"><text:span text:style-name="T4">var list </text:span><text:span text:style-name="T9">=</text:span><text:span text:style-name="T4"> </text:span><text:span text:style-name="T9">[</text:span><text:span text:style-name="T59">1</text:span><text:span text:style-name="T9">,</text:span><text:span text:style-name="T59">2</text:span><text:span text:style-name="T9">,</text:span><text:span text:style-name="T59">3</text:span><text:span text:style-name="T9">];</text:span></text:p>
      <text:p text:style-name="P44"><text:span text:style-name="T20">for</text:span><text:span text:style-name="T4"> </text:span><text:span text:style-name="T9">(</text:span><text:span text:style-name="T4">var x </text:span><text:span text:style-name="T9">=</text:span><text:span text:style-name="T4"> </text:span><text:span text:style-name="T59">0</text:span><text:span text:style-name="T9">;</text:span><text:span text:style-name="T4"> x </text:span><text:span text:style-name="T9">&lt;</text:span><text:span text:style-name="T4"> list</text:span><text:span text:style-name="T9">.</text:span><text:span text:style-name="T4">length</text:span><text:span text:style-name="T9">;</text:span><text:span text:style-name="T4"> x</text:span><text:span text:style-name="T9">++)</text:span><text:span text:style-name="T4"> </text:span><text:span text:style-name="T9">{</text:span></text:p>
      <text:p text:style-name="P47"><text:span text:style-name="T4"><text:s text:c="2"/></text:span><text:span text:style-name="T5">print</text:span><text:span text:style-name="T10">(</text:span><text:span text:style-name="T16">'$x: ${list[x]}'</text:span><text:span text:style-name="T10">);</text:span></text:p>
      <text:p text:style-name="P48">}</text:p>
      <text:p text:style-name="P20"/>
      <text:p text:style-name="P20">Хэрэв индекс шаардлагагүй бол for..in зааврыг хэрэглэж болно:</text:p>
      <text:p text:style-name="P20"/>
      <text:p text:style-name="P44"><text:span text:style-name="T4">var list </text:span><text:span text:style-name="T9">=</text:span><text:span text:style-name="T4"> </text:span><text:span text:style-name="T9">[</text:span><text:span text:style-name="T59">1</text:span><text:span text:style-name="T9">,</text:span><text:span text:style-name="T59">2</text:span><text:span text:style-name="T9">,</text:span><text:span text:style-name="T59">3</text:span><text:span text:style-name="T9">];</text:span></text:p>
      <text:p text:style-name="P44"><text:span text:style-name="T20">for</text:span><text:span text:style-name="T4"> </text:span><text:span text:style-name="T9">(</text:span><text:span text:style-name="T20">final</text:span><text:span text:style-name="T4"> x in list</text:span><text:span text:style-name="T9">)</text:span><text:span text:style-name="T4"> </text:span><text:span text:style-name="T9">{</text:span></text:p>
      <text:p text:style-name="P47"><text:span text:style-name="T4"><text:s text:c="2"/></text:span><text:span text:style-name="T5">print</text:span><text:span text:style-name="T10">(</text:span><text:span text:style-name="T5">x</text:span><text:span text:style-name="T10">);</text:span></text:p>
      <text:p text:style-name="P48">}</text:p>
      <text:p text:style-name="P48"/>
      <text:p text:style-name="P20">Хэрэв жагсаалтын элемент бүр дээр функц ажиллуулах шаардлагатай бол forEach() зааврыг ашиглана:</text:p>
      <text:p text:style-name="P20"/>
      <text:p text:style-name="P44"><text:span text:style-name="T4">var list </text:span><text:span text:style-name="T9">=</text:span><text:span text:style-name="T4"> </text:span><text:span text:style-name="T9">[</text:span><text:span text:style-name="T59">1</text:span><text:span text:style-name="T9">,</text:span><text:span text:style-name="T59">2</text:span><text:span text:style-name="T9">,</text:span><text:span text:style-name="T59">3</text:span><text:span text:style-name="T9">];</text:span></text:p>
      <text:p text:style-name="P44"><text:span text:style-name="T20">void</text:span><text:span text:style-name="T4"> printElement</text:span><text:span text:style-name="T9">(</text:span><text:span text:style-name="T4">element</text:span><text:span text:style-name="T9">)</text:span><text:span text:style-name="T4"> </text:span><text:span text:style-name="T9">=&gt;</text:span><text:span text:style-name="T4"> print</text:span><text:span text:style-name="T9">(</text:span><text:span text:style-name="T4">element</text:span><text:span text:style-name="T9">);</text:span></text:p>
      <text:p text:style-name="P44"><text:span text:style-name="T4">list</text:span><text:span text:style-name="T9">.</text:span><text:span text:style-name="T4">forEach</text:span><text:span text:style-name="T9">(</text:span><text:span text:style-name="T4">printElement</text:span><text:span text:style-name="T9">);</text:span></text:p>
      <text:p text:style-name="P48"/>
      <text:p text:style-name="P55">Эсвэл бүр товчоор:</text:p>
      <text:p text:style-name="P44"><text:span text:style-name="T4">var list </text:span><text:span text:style-name="T9">=</text:span><text:span text:style-name="T4"> </text:span><text:span text:style-name="T9">[</text:span><text:span text:style-name="T59">1</text:span><text:span text:style-name="T9">,</text:span><text:span text:style-name="T59">2</text:span><text:span text:style-name="T9">,</text:span><text:span text:style-name="T59">3</text:span><text:span text:style-name="T9">];</text:span></text:p>
      <text:p text:style-name="P47"><text:span text:style-name="T5">list</text:span><text:span text:style-name="T10">.</text:span><text:span text:style-name="T5">forEach</text:span><text:span text:style-name="T10">((</text:span><text:span text:style-name="T5">element</text:span><text:span text:style-name="T10">)</text:span><text:span text:style-name="T5"> </text:span><text:span text:style-name="T10">=&gt;</text:span><text:span text:style-name="T5"> print</text:span><text:span text:style-name="T10">(</text:span><text:span text:style-name="T5">element</text:span><text:span text:style-name="T10">));</text:span></text:p>
      <text:p text:style-name="P55">forEach() бол жагсаалт дээр боловсруулалт хийх чухал функцүүдийн зөвхөн нэг нь юм. Жишээлбэл filter() функц нь зөвхөн заасан нөхцөлийг хангаж байгаа дэд жагсаалтыг ялган авахад хэрэглэгдэнэ. Мөн every() метод нь жагсаалтын бүх элемент заасан нөхцөл хангаж байгаа эсэхийг шалгана, some() метод нь жагсаалтын ядаж нэг элемент заасан нөхцөлийг хангах эсэхийг шалгана. Sort() метод нь заасан нөхцөлөөр элементүүдийг эрэмбэлнэ.</text:p>
      <text:h text:style-name="P117" text:outline-level="3"><text:soft-page-break/>Майп</text:h>
      <text:p text:style-name="P55">Ерөнхийдөө майп гэдэг нь түлхүүрт харгалзуулсан утгуудын олонлог юм. </text:p>
      <text:p text:style-name="P55">Энгийн мап жишээ:</text:p>
      <text:p text:style-name="P44"><text:span text:style-name="T4">var gifts </text:span><text:span text:style-name="T9">=</text:span><text:span text:style-name="T4"> </text:span><text:span text:style-name="T9">{</text:span><text:span text:style-name="T4"> <text:s text:c="24"/></text:span><text:span text:style-name="T24">// мап утга</text:span></text:p>
      <text:p text:style-name="P52">// түлхүүр <text:s text:c="3"/>утга</text:p>
      <text:p text:style-name="P47"><text:span text:style-name="T4"><text:s text:c="2"/></text:span><text:span text:style-name="T16">"first"</text:span><text:span text:style-name="T5"> <text:s/></text:span><text:span text:style-name="T10">:</text:span><text:span text:style-name="T5"> </text:span><text:span text:style-name="T16">"partridge"</text:span><text:span text:style-name="T10">,</text:span></text:p>
      <text:p text:style-name="P47"><text:span text:style-name="T4"><text:s text:c="2"/></text:span><text:span text:style-name="T16">"second"</text:span><text:span text:style-name="T5"> </text:span><text:span text:style-name="T10">:</text:span><text:span text:style-name="T5"> </text:span><text:span text:style-name="T16">"turtledoves"</text:span><text:span text:style-name="T10">,</text:span></text:p>
      <text:p text:style-name="P47"><text:span text:style-name="T4"><text:s text:c="2"/></text:span><text:span text:style-name="T16">"fifth"</text:span><text:span text:style-name="T5"> <text:s/></text:span><text:span text:style-name="T10">:</text:span><text:span text:style-name="T5"> </text:span><text:span text:style-name="T16">"golden rings"</text:span><text:span text:style-name="T10">};</text:span></text:p>
      <text:p text:style-name="P20">Майпын түлхүүр нь тэмдэгт мөр байх ёстой. Гэхдээ Map байгуулагчийг ашиглах бол түлхүүрээр тоо болон бусад төрлийг сонгох боломжтой.</text:p>
      <text:p text:style-name="P20"/>
      <text:p text:style-name="P44"><text:span text:style-name="T4">var map </text:span><text:span text:style-name="T9">=</text:span><text:span text:style-name="T4"> </text:span><text:span text:style-name="T20">new</text:span><text:span text:style-name="T4"> </text:span><text:span text:style-name="T28">Map</text:span><text:span text:style-name="T9">();</text:span><text:span text:style-name="T4"> <text:s text:c="17"/></text:span><text:span text:style-name="T24">// Map байгуулагч</text:span></text:p>
      <text:p text:style-name="P44"><text:span text:style-name="T4">map</text:span><text:span text:style-name="T9">[</text:span><text:span text:style-name="T59">1</text:span><text:span text:style-name="T9">]</text:span><text:span text:style-name="T4"> </text:span><text:span text:style-name="T9">=</text:span><text:span text:style-name="T4"> </text:span><text:span text:style-name="T15">"partridge"</text:span><text:span text:style-name="T9">;</text:span><text:span text:style-name="T4"> <text:s text:c="16"/></text:span><text:span text:style-name="T24">// түлхүүр нь 1; утга нь "partridge"</text:span></text:p>
      <text:p text:style-name="P44"><text:span text:style-name="T4">map</text:span><text:span text:style-name="T9">[</text:span><text:span text:style-name="T59">2</text:span><text:span text:style-name="T9">]</text:span><text:span text:style-name="T4"> </text:span><text:span text:style-name="T9">=</text:span><text:span text:style-name="T4"> </text:span><text:span text:style-name="T15">"turtledoves"</text:span><text:span text:style-name="T9">;</text:span><text:span text:style-name="T4"> <text:s text:c="14"/></text:span><text:span text:style-name="T24">// түлхүүр нь 2; утга нь "turtledoves"</text:span></text:p>
      <text:p text:style-name="P44"><text:span text:style-name="T4">map</text:span><text:span text:style-name="T9">[</text:span><text:span text:style-name="T59">5</text:span><text:span text:style-name="T9">]</text:span><text:span text:style-name="T4"> </text:span><text:span text:style-name="T9">=</text:span><text:span text:style-name="T4"> </text:span><text:span text:style-name="T15">"golden rings"</text:span><text:span text:style-name="T9">;</text:span><text:span text:style-name="T4"> <text:s text:c="13"/></text:span><text:span text:style-name="T24">// түлхүүр нь 5; утга нь "golden rings"</text:span></text:p>
      <text:p text:style-name="P52"/>
      <text:p text:style-name="P20">Майпын утга нь дурын объект эсвэл null утга байж болно.</text:p>
      <text:p text:style-name="P55">Майпад дараах байдлаар элемент нэмнэ:</text:p>
      <text:p text:style-name="P44"><text:span text:style-name="T4">var gifts </text:span><text:span text:style-name="T9">=</text:span><text:span text:style-name="T4"> </text:span><text:span text:style-name="T9">{</text:span><text:span text:style-name="T4"> </text:span><text:span text:style-name="T15">"first"</text:span><text:span text:style-name="T9">:</text:span><text:span text:style-name="T4"> </text:span><text:span text:style-name="T15">"partridge"</text:span><text:span text:style-name="T4"> </text:span><text:span text:style-name="T9">};</text:span></text:p>
      <text:p text:style-name="P44"><text:span text:style-name="T8">gifts</text:span><text:span text:style-name="T14">[</text:span><text:span text:style-name="T19">"fourth"</text:span><text:span text:style-name="T14">]</text:span><text:span text:style-name="T8"> </text:span><text:span text:style-name="T14">=</text:span><text:span text:style-name="T8"> </text:span><text:span text:style-name="T19">"calling birds"</text:span><text:span text:style-name="T14">;</text:span><text:span text:style-name="T4"> <text:s text:c="3"/></text:span><text:span text:style-name="T24">// түлхүүр-утга хос нэмэх</text:span></text:p>
      <text:p text:style-name="P52"/>
      <text:p text:style-name="P55">Майпаас элемент уншихдаа түлхүүрийг ашиглана:</text:p>
      <text:p text:style-name="P44"><text:span text:style-name="T4">var gifts </text:span><text:span text:style-name="T9">=</text:span><text:span text:style-name="T4"> </text:span><text:span text:style-name="T9">{</text:span><text:span text:style-name="T4"> </text:span><text:span text:style-name="T15">"first"</text:span><text:span text:style-name="T9">:</text:span><text:span text:style-name="T4"> </text:span><text:span text:style-name="T15">"partridge"</text:span><text:span text:style-name="T4"> </text:span><text:span text:style-name="T9">};</text:span></text:p>
      <text:p text:style-name="P44"><text:span text:style-name="T4">print</text:span><text:span text:style-name="T9">(</text:span><text:span text:style-name="T4">gifts</text:span><text:span text:style-name="T9">[</text:span><text:span text:style-name="T15">'first'</text:span><text:span text:style-name="T9">]);</text:span><text:span text:style-name="T4"> <text:s text:c="15"/></text:span><text:span text:style-name="T24">// partridge</text:span></text:p>
      <text:p text:style-name="P52"/>
      <text:p text:style-name="P55">Хэрэв майпад байхгүй түлхүүр ашиглавал null утга өгөх болно. Гэхдээ зарим тохиолдолд түлхүүр байсан ч утга нь null байж болох учраас containsKey() эсвэл putIfAbsent() методуудыг ашиглах хэрэг гардаг.</text:p>
      <text:p text:style-name="P44"><text:span text:style-name="T4">var gifts </text:span><text:span text:style-name="T9">=</text:span><text:span text:style-name="T4"> </text:span><text:span text:style-name="T9">{</text:span><text:span text:style-name="T4"> </text:span><text:span text:style-name="T15">"first"</text:span><text:span text:style-name="T9">:</text:span><text:span text:style-name="T4"> </text:span><text:span text:style-name="T15">"partridge"</text:span><text:span text:style-name="T4"> </text:span><text:span text:style-name="T9">};</text:span></text:p>
      <text:p text:style-name="P44"><text:span text:style-name="T4">print</text:span><text:span text:style-name="T9">(</text:span><text:span text:style-name="T4">gifts</text:span><text:span text:style-name="T9">[</text:span><text:span text:style-name="T15">'fifth'</text:span><text:span text:style-name="T9">]);</text:span><text:span text:style-name="T4"> <text:s text:c="15"/></text:span><text:span text:style-name="T24">// null</text:span></text:p>
      <text:p text:style-name="P52"/>
      <text:p text:style-name="P20">Майпад байгаа элементийн тоог .length үйлдлээр мэдэж болно:</text:p>
      <text:p text:style-name="P20"/>
      <text:p text:style-name="P44"><text:span text:style-name="T4">var gifts </text:span><text:span text:style-name="T9">=</text:span><text:span text:style-name="T4"> </text:span><text:span text:style-name="T9">{</text:span><text:span text:style-name="T4"> </text:span><text:span text:style-name="T15">"first"</text:span><text:span text:style-name="T9">:</text:span><text:span text:style-name="T4"> </text:span><text:span text:style-name="T15">"partridge"</text:span><text:span text:style-name="T4"> </text:span><text:span text:style-name="T9">};</text:span></text:p>
      <text:p text:style-name="P44"><text:span text:style-name="T4">gifts</text:span><text:span text:style-name="T9">[</text:span><text:span text:style-name="T15">"fourth"</text:span><text:span text:style-name="T9">]</text:span><text:span text:style-name="T4"> </text:span><text:span text:style-name="T9">=</text:span><text:span text:style-name="T4"> </text:span><text:span text:style-name="T15">"calling birds"</text:span><text:span text:style-name="T9">;</text:span></text:p>
      <text:p text:style-name="P44"><text:span text:style-name="T4">print</text:span><text:span text:style-name="T9">(</text:span><text:span text:style-name="T8">gifts</text:span><text:span text:style-name="T14">.</text:span><text:span text:style-name="T8">length</text:span><text:span text:style-name="T9">);</text:span><text:span text:style-name="T4"> <text:s text:c="17"/></text:span><text:span text:style-name="T24">// 2</text:span></text:p>
      <text:p text:style-name="P52"/>
      <text:p text:style-name="P20">Майпаас элемент хасахдаа remove() методыг ашиглана:</text:p>
      <text:p text:style-name="P20"/>
      <text:p text:style-name="P44"><text:soft-page-break/><text:span text:style-name="T4">var gifts </text:span><text:span text:style-name="T9">=</text:span><text:span text:style-name="T4"> </text:span><text:span text:style-name="T9">{</text:span><text:span text:style-name="T4"> </text:span><text:span text:style-name="T15">"first"</text:span><text:span text:style-name="T9">:</text:span><text:span text:style-name="T4"> </text:span><text:span text:style-name="T15">"partridge"</text:span><text:span text:style-name="T4"> </text:span><text:span text:style-name="T9">};</text:span></text:p>
      <text:p text:style-name="P44"><text:span text:style-name="T4">gifts</text:span><text:span text:style-name="T9">[</text:span><text:span text:style-name="T15">"fourth"</text:span><text:span text:style-name="T9">]</text:span><text:span text:style-name="T4"> </text:span><text:span text:style-name="T9">=</text:span><text:span text:style-name="T4"> </text:span><text:span text:style-name="T15">"calling birds"</text:span><text:span text:style-name="T9">;</text:span></text:p>
      <text:p text:style-name="P45"><text:span text:style-name="T4">gifts</text:span><text:span text:style-name="T9">.</text:span><text:span text:style-name="T4">remove</text:span><text:span text:style-name="T9">(</text:span><text:span text:style-name="T15">'first'</text:span><text:span text:style-name="T9">);</text:span></text:p>
      <text:p text:style-name="P44"><text:span text:style-name="T4">print</text:span><text:span text:style-name="T9">(</text:span><text:span text:style-name="T4">gifts</text:span><text:span text:style-name="T9">.</text:span><text:span text:style-name="T4">length</text:span><text:span text:style-name="T9">);</text:span><text:span text:style-name="T4"> <text:s text:c="17"/></text:span><text:span text:style-name="T24">// 1</text:span></text:p>
      <text:p text:style-name="P44"><text:span text:style-name="T4">print</text:span><text:span text:style-name="T9">(</text:span><text:span text:style-name="T4">gifts</text:span><text:span text:style-name="T9">[</text:span><text:span text:style-name="T15">'first'</text:span><text:span text:style-name="T9">]);</text:span><text:span text:style-name="T4"> <text:s text:c="15"/></text:span><text:span text:style-name="T24">// null</text:span></text:p>
      <text:p text:style-name="P52"/>
      <text:p text:style-name="P20">Map.from() функцийг ашиглан майпыг хуулж болно:</text:p>
      <text:p text:style-name="P20"/>
      <text:p text:style-name="P44"><text:span text:style-name="T4">var gifts </text:span><text:span text:style-name="T9">=</text:span><text:span text:style-name="T4"> </text:span><text:span text:style-name="T9">{</text:span><text:span text:style-name="T4"> </text:span><text:span text:style-name="T15">"first"</text:span><text:span text:style-name="T9">:</text:span><text:span text:style-name="T4"> </text:span><text:span text:style-name="T15">"partridge"</text:span><text:span text:style-name="T4"> </text:span><text:span text:style-name="T9">};</text:span></text:p>
      <text:p text:style-name="P44"><text:span text:style-name="T4">var regifts </text:span><text:span text:style-name="T9">=</text:span><text:span text:style-name="T4"> </text:span><text:span text:style-name="T20">new</text:span><text:span text:style-name="T4"> </text:span><text:span text:style-name="T28">Map</text:span><text:span text:style-name="T9">.</text:span><text:span text:style-name="T4">from</text:span><text:span text:style-name="T9">(</text:span><text:span text:style-name="T4">gifts</text:span><text:span text:style-name="T9">);</text:span></text:p>
      <text:p text:style-name="P44"><text:span text:style-name="T4">print</text:span><text:span text:style-name="T9">(</text:span><text:span text:style-name="T4">regifts</text:span><text:span text:style-name="T9">[</text:span><text:span text:style-name="T15">'first'</text:span><text:span text:style-name="T9">]);</text:span><text:span text:style-name="T4"> <text:s text:c="13"/></text:span><text:span text:style-name="T24">// partridge</text:span></text:p>
      <text:p text:style-name="P52"/>
      <text:p text:style-name="P20">Майпын элементээр давтахад forEach() методыг ашиглаж болно. Энэ метод нь түлхүүр болон утга хоёуланд хандах боломж олгоно.</text:p>
      <text:p text:style-name="P20"/>
      <text:p text:style-name="P44"><text:span text:style-name="T4">var gifts </text:span><text:span text:style-name="T9">=</text:span><text:span text:style-name="T4"> </text:span><text:span text:style-name="T9">{</text:span></text:p>
      <text:p text:style-name="P47"><text:span text:style-name="T4"><text:s text:c="2"/></text:span><text:span text:style-name="T16">"first"</text:span><text:span text:style-name="T5"> </text:span><text:span text:style-name="T10">:</text:span><text:span text:style-name="T5"> </text:span><text:span text:style-name="T16">"partridge"</text:span><text:span text:style-name="T10">,</text:span></text:p>
      <text:p text:style-name="P47"><text:span text:style-name="T4"><text:s text:c="2"/></text:span><text:span text:style-name="T16">"second"</text:span><text:span text:style-name="T10">:</text:span><text:span text:style-name="T5"> </text:span><text:span text:style-name="T16">"turtledoves"</text:span><text:span text:style-name="T10">,</text:span></text:p>
      <text:p text:style-name="P47"><text:span text:style-name="T4"><text:s text:c="2"/></text:span><text:span text:style-name="T16">"fifth"</text:span><text:span text:style-name="T5"> </text:span><text:span text:style-name="T10">:</text:span><text:span text:style-name="T5"> </text:span><text:span text:style-name="T16">"golden rings"</text:span><text:span text:style-name="T10">};</text:span></text:p>
      <text:p text:style-name="P44"><text:span text:style-name="T4">gifts</text:span><text:span text:style-name="T9">.</text:span><text:span text:style-name="T4">forEach</text:span><text:span text:style-name="T9">((</text:span><text:span text:style-name="T4">k</text:span><text:span text:style-name="T9">,</text:span><text:span text:style-name="T4">v</text:span><text:span text:style-name="T9">)</text:span><text:span text:style-name="T4"> </text:span><text:span text:style-name="T9">=&gt;</text:span><text:span text:style-name="T4"> print</text:span><text:span text:style-name="T9">(</text:span><text:span text:style-name="T15">'$k : $v'</text:span><text:span text:style-name="T9">));</text:span></text:p>
      <text:p text:style-name="P20">Хэрэв зөвхөн түлхүүрүүд эсвэл утгууд нь хэрэгтэй бол харгалзан getKeys() эсвэл getValues() методуудыг хэрэглэнэ.</text:p>
      <text:p text:style-name="P20"/>
      <text:p text:style-name="P44"><text:span text:style-name="T4">var gifts </text:span><text:span text:style-name="T9">=</text:span><text:span text:style-name="T4"> </text:span><text:span text:style-name="T9">{</text:span><text:span text:style-name="T15">"first"</text:span><text:span text:style-name="T9">:</text:span><text:span text:style-name="T4"> </text:span><text:span text:style-name="T15">"partridge"</text:span><text:span text:style-name="T9">,</text:span><text:span text:style-name="T4"> </text:span><text:span text:style-name="T15">"second"</text:span><text:span text:style-name="T9">:</text:span><text:span text:style-name="T4"> </text:span><text:span text:style-name="T15">"turtledoves"</text:span><text:span text:style-name="T9">};</text:span></text:p>
      <text:p text:style-name="P44"><text:span text:style-name="T4">var values </text:span><text:span text:style-name="T9">=</text:span><text:span text:style-name="T4"> gifts</text:span><text:span text:style-name="T9">.</text:span><text:span text:style-name="T4">getValues</text:span><text:span text:style-name="T9">();</text:span></text:p>
      <text:p text:style-name="P47"><text:span text:style-name="T5">values</text:span><text:span text:style-name="T10">.</text:span><text:span text:style-name="T5">forEach</text:span><text:span text:style-name="T10">((</text:span><text:span text:style-name="T5">v</text:span><text:span text:style-name="T10">)</text:span><text:span text:style-name="T5"> </text:span><text:span text:style-name="T10">=&gt;</text:span><text:span text:style-name="T5"> print</text:span><text:span text:style-name="T10">(</text:span><text:span text:style-name="T5">v</text:span><text:span text:style-name="T10">));</text:span><text:span text:style-name="T5"> <text:s text:c="5"/></text:span><text:span text:style-name="T25">//partridge, turtledoves</text:span></text:p>
      <text:h text:style-name="P108" text:outline-level="2">Функц</text:h>
      <text:p text:style-name="P57">Энгийн функцийн жишээ:</text:p>
      <text:p text:style-name="P26"><text:span text:style-name="T28">String</text:span><text:span text:style-name="T4"> say</text:span><text:span text:style-name="T9">(</text:span><text:span text:style-name="T28">String</text:span><text:span text:style-name="T4"> from</text:span><text:span text:style-name="T9">,</text:span><text:span text:style-name="T4"> </text:span><text:span text:style-name="T28">String</text:span><text:span text:style-name="T4"> msg</text:span><text:span text:style-name="T9">)</text:span><text:span text:style-name="T4"> </text:span><text:span text:style-name="T9">=&gt;</text:span><text:span text:style-name="T4"> </text:span><text:span text:style-name="T15">"$from says $msg"</text:span><text:span text:style-name="T9">;</text:span></text:p>
      <text:p text:style-name="P34"/>
      <text:p text:style-name="P57">Дээрх функцийг дуудах:</text:p>
      <text:p text:style-name="P26"><text:span text:style-name="T4">print</text:span><text:span text:style-name="T9">(</text:span><text:span text:style-name="T4">say</text:span><text:span text:style-name="T9">(</text:span><text:span text:style-name="T15">"Bob"</text:span><text:span text:style-name="T9">,</text:span><text:span text:style-name="T4"> </text:span><text:span text:style-name="T15">"Hello"</text:span><text:span text:style-name="T9">));</text:span><text:span text:style-name="T4"> </text:span><text:span text:style-name="T24">// "Bob says Hello"</text:span></text:p>
      <text:p text:style-name="P38"/>
      <text:p text:style-name="P6"><text:span text:style-name="Source_20_Text"><text:span text:style-name="T44">=&gt; e; нь { return e; } бичиглэлийн товч хэлбэр юм</text:span></text:span><text:span text:style-name="T44">. Жишээлбэл </text:span><text:span text:style-name="Source_20_Text"><text:span text:style-name="T44">say(from, msg) =&gt; "$from says $msg"; тодорхойлолт нь дараахтай адил байна</text:span></text:span><text:span text:style-name="T44">:</text:span></text:p>
      <text:p text:style-name="P26"><text:span text:style-name="T4">say</text:span><text:span text:style-name="T9">(</text:span><text:span text:style-name="T4">from</text:span><text:span text:style-name="T9">,</text:span><text:span text:style-name="T4"> msg</text:span><text:span text:style-name="T9">)</text:span><text:span text:style-name="T4"> </text:span><text:span text:style-name="T9">{</text:span></text:p>
      <text:p text:style-name="P30"><text:span text:style-name="T4"><text:s text:c="2"/></text:span><text:span text:style-name="T21">return</text:span><text:span text:style-name="T6"> </text:span><text:span text:style-name="T17">"$from says $msg"</text:span><text:span text:style-name="T12">;</text:span></text:p>
      <text:p text:style-name="P36">}</text:p>
      <text:p text:style-name="P34"/>
      <text:h text:style-name="P59" text:outline-level="4"><text:soft-page-break/>Орхиж болох параметер</text:h>
      <text:p text:style-name="P23">Функцийн параметрийг [] хаалтад бичвэл дуудахдаа орхиж болно гэдгийг илтгэнэ.</text:p>
      <text:p text:style-name="P23"/>
      <text:p text:style-name="P27"><text:span text:style-name="T28">String</text:span><text:span text:style-name="T4"> say</text:span><text:span text:style-name="T9">(</text:span><text:span text:style-name="T28">String</text:span><text:span text:style-name="T4"> from</text:span><text:span text:style-name="T9">,</text:span><text:span text:style-name="T4"> </text:span><text:span text:style-name="T28">String</text:span><text:span text:style-name="T4"> msg</text:span><text:span text:style-name="T9">,</text:span><text:span text:style-name="T4"> </text:span><text:span text:style-name="T9">[</text:span><text:span text:style-name="T28">String</text:span><text:span text:style-name="T4"> device</text:span><text:span text:style-name="T9">])</text:span><text:span text:style-name="T4"> </text:span><text:span text:style-name="T9">{</text:span></text:p>
      <text:p text:style-name="P31"><text:span text:style-name="T4"><text:s text:c="2"/></text:span><text:span text:style-name="T7">var result </text:span><text:span text:style-name="T13">=</text:span><text:span text:style-name="T7"> </text:span><text:span text:style-name="T18">"$from says $msg"</text:span><text:span text:style-name="T13">;</text:span></text:p>
      <text:p text:style-name="P31"><text:span text:style-name="T4"><text:s text:c="2"/></text:span><text:span text:style-name="T22">if</text:span><text:span text:style-name="T7"> </text:span><text:span text:style-name="T13">(</text:span><text:span text:style-name="T7">device </text:span><text:span text:style-name="T13">!=</text:span><text:span text:style-name="T7"> </text:span><text:span text:style-name="T22">null</text:span><text:span text:style-name="T13">)</text:span><text:span text:style-name="T7"> </text:span><text:span text:style-name="T13">{</text:span></text:p>
      <text:p text:style-name="P31"><text:span text:style-name="T4"><text:s text:c="4"/></text:span><text:span text:style-name="T7">result </text:span><text:span text:style-name="T13">=</text:span><text:span text:style-name="T7"> </text:span><text:span text:style-name="T18">"$result with a $device"</text:span><text:span text:style-name="T13">;</text:span></text:p>
      <text:p text:style-name="P31"><text:span text:style-name="T4"><text:s text:c="2"/></text:span><text:span text:style-name="T13">}</text:span></text:p>
      <text:p text:style-name="P31"><text:span text:style-name="T4"><text:s text:c="2"/></text:span><text:span text:style-name="T22">return</text:span><text:span text:style-name="T7"> result</text:span><text:span text:style-name="T13">;</text:span></text:p>
      <text:p text:style-name="P34">}</text:p>
      <text:p text:style-name="P34"/>
      <text:p text:style-name="P57">Дээрх функцийг гурав дахь параметр заалгүйгээр дуудаж болно:</text:p>
      <text:p text:style-name="P27"><text:span text:style-name="T4">print</text:span><text:span text:style-name="T9">(</text:span><text:span text:style-name="T4">say</text:span><text:span text:style-name="T9">(</text:span><text:span text:style-name="T15">"Bob"</text:span><text:span text:style-name="T9">,</text:span><text:span text:style-name="T4"> </text:span><text:span text:style-name="T15">"Howdy"</text:span><text:span text:style-name="T9">));</text:span><text:span text:style-name="T4"> </text:span><text:span text:style-name="T24">// Bob says Howdy</text:span></text:p>
      <text:p text:style-name="P38"/>
      <text:p text:style-name="P57">Мөн гурав дахь параметрийг оруулаад дуудсан ч болно :</text:p>
      <text:p text:style-name="P27"><text:span text:style-name="T4">print</text:span><text:span text:style-name="T9">(</text:span><text:span text:style-name="T4">say</text:span><text:span text:style-name="T9">(</text:span><text:span text:style-name="T15">"Bob"</text:span><text:span text:style-name="T9">,</text:span><text:span text:style-name="T4"> </text:span><text:span text:style-name="T15">"Howdy"</text:span><text:span text:style-name="T9">,</text:span><text:span text:style-name="T4"> </text:span><text:span text:style-name="T15">"smoke signal"</text:span><text:span text:style-name="T9">));</text:span></text:p>
      <text:p text:style-name="P38">// Bob says Howdy with a smoke signal</text:p>
      <text:p text:style-name="P38"/>
      <text:h text:style-name="P59" text:outline-level="4">Параметрийн анхны утга</text:h>
      <text:p text:style-name="P23">Орхиж болох параметрүүд анхны утгатай байж болно. Анхны утга нь тогтмол байх ёстой. Хэрэв анхны утга заагаагүй бол ийм параметрийн утга нь null байна.</text:p>
      <text:p text:style-name="P23"/>
      <text:p text:style-name="P27"><text:span text:style-name="T28">String</text:span><text:span text:style-name="T4"> say</text:span><text:span text:style-name="T9">(</text:span><text:span text:style-name="T28">String</text:span><text:span text:style-name="T4"> from</text:span><text:span text:style-name="T9">,</text:span><text:span text:style-name="T4"> </text:span><text:span text:style-name="T28">String</text:span><text:span text:style-name="T4"> msg</text:span><text:span text:style-name="T9">,</text:span><text:span text:style-name="T4"> </text:span><text:span text:style-name="T9">[</text:span><text:span text:style-name="T28">String</text:span><text:span text:style-name="T4"> device</text:span><text:span text:style-name="T9">=</text:span><text:span text:style-name="T15">'carrier pigeon'</text:span><text:span text:style-name="T9">])</text:span><text:span text:style-name="T4"> </text:span><text:span text:style-name="T9">{</text:span></text:p>
      <text:p text:style-name="P31"><text:span text:style-name="T4"><text:s text:c="2"/></text:span><text:span text:style-name="T7">var result </text:span><text:span text:style-name="T13">=</text:span><text:span text:style-name="T7"> </text:span><text:span text:style-name="T18">"$from says $msg"</text:span><text:span text:style-name="T13">;</text:span></text:p>
      <text:p text:style-name="P31"><text:span text:style-name="T4"><text:s text:c="2"/></text:span><text:span text:style-name="T22">if</text:span><text:span text:style-name="T7"> </text:span><text:span text:style-name="T13">(</text:span><text:span text:style-name="T7">device </text:span><text:span text:style-name="T13">!=</text:span><text:span text:style-name="T7"> </text:span><text:span text:style-name="T22">null</text:span><text:span text:style-name="T13">)</text:span><text:span text:style-name="T7"> </text:span><text:span text:style-name="T13">{</text:span></text:p>
      <text:p text:style-name="P31"><text:span text:style-name="T4"><text:s text:c="4"/></text:span><text:span text:style-name="T7">result </text:span><text:span text:style-name="T13">=</text:span><text:span text:style-name="T7"> </text:span><text:span text:style-name="T18">"$result with a $device"</text:span><text:span text:style-name="T13">;</text:span></text:p>
      <text:p text:style-name="P31"><text:span text:style-name="T4"><text:s text:c="2"/></text:span><text:span text:style-name="T13">}</text:span></text:p>
      <text:p text:style-name="P31"><text:span text:style-name="T4"><text:s text:c="2"/></text:span><text:span text:style-name="T22">return</text:span><text:span text:style-name="T7"> result</text:span><text:span text:style-name="T13">;</text:span></text:p>
      <text:p text:style-name="P34">}</text:p>
      <text:p text:style-name="P34"/>
      <text:h text:style-name="P59" text:outline-level="4">Нэрлэсэн параметер</text:h>
      <text:h text:style-name="P60" text:outline-level="4">Орхиж болох параметрүүдэд мөн нэрээр нь хандаж болно.</text:h>
      <text:p text:style-name="P27"><text:span text:style-name="T4">print</text:span><text:span text:style-name="T9">(</text:span><text:span text:style-name="T4">say</text:span><text:span text:style-name="T9">(</text:span><text:span text:style-name="T15">"Bob"</text:span><text:span text:style-name="T9">,</text:span><text:span text:style-name="T4"> </text:span><text:span text:style-name="T15">"Howdy"</text:span><text:span text:style-name="T9">,</text:span><text:span text:style-name="T4"> device</text:span><text:span text:style-name="T9">:</text:span><text:span text:style-name="T4"> </text:span><text:span text:style-name="T15">"tin can and string"</text:span><text:span text:style-name="T9">));</text:span></text:p>
      <text:p text:style-name="P38">// Bob says Howdy with a tin can and string</text:p>
      <text:p text:style-name="P38"/>
      <text:h text:style-name="P59" text:outline-level="4"><text:soft-page-break/>First class functions</text:h>
      <text:p text:style-name="P57">Функцийг өөр функцэд параметр болгон дамжуулж болно. Жишээлбэл:</text:p>
      <text:p text:style-name="P27"><text:span text:style-name="T28">List</text:span><text:span text:style-name="T4"> ages </text:span><text:span text:style-name="T9">=</text:span><text:span text:style-name="T4"> </text:span><text:span text:style-name="T9">[</text:span><text:span text:style-name="T59">1</text:span><text:span text:style-name="T9">,</text:span><text:span text:style-name="T59">4</text:span><text:span text:style-name="T9">,</text:span><text:span text:style-name="T59">5</text:span><text:span text:style-name="T9">,</text:span><text:span text:style-name="T59">7</text:span><text:span text:style-name="T9">,</text:span><text:span text:style-name="T59">10</text:span><text:span text:style-name="T9">,</text:span><text:span text:style-name="T59">14</text:span><text:span text:style-name="T9">,</text:span><text:span text:style-name="T59">21</text:span><text:span text:style-name="T9">];</text:span></text:p>
      <text:p text:style-name="P27"><text:span text:style-name="T28">List</text:span><text:span text:style-name="T4"> oddAges </text:span><text:span text:style-name="T9">=</text:span><text:span text:style-name="T4"> ages</text:span><text:span text:style-name="T9">.</text:span><text:span text:style-name="T4">filter</text:span><text:span text:style-name="T9">((</text:span><text:span text:style-name="T4">i</text:span><text:span text:style-name="T9">)</text:span><text:span text:style-name="T4"> </text:span><text:span text:style-name="T9">=&gt;</text:span><text:span text:style-name="T4"> i </text:span><text:span text:style-name="T9">%</text:span><text:span text:style-name="T4"> </text:span><text:span text:style-name="T59">2</text:span><text:span text:style-name="T4"> </text:span><text:span text:style-name="T9">==</text:span><text:span text:style-name="T4"> </text:span><text:span text:style-name="T59">1</text:span><text:span text:style-name="T9">);</text:span></text:p>
      <text:p text:style-name="P34"/>
      <text:p text:style-name="P57">Мөн функцийг хувьсагчид оноож болно:</text:p>
      <text:p text:style-name="P27"><text:span text:style-name="T4">var loudify </text:span><text:span text:style-name="T9">=</text:span><text:span text:style-name="T4"> </text:span><text:span text:style-name="T9">(</text:span><text:span text:style-name="T4">msg</text:span><text:span text:style-name="T9">)</text:span><text:span text:style-name="T4"> </text:span><text:span text:style-name="T9">=&gt;</text:span><text:span text:style-name="T4"> </text:span><text:span text:style-name="T15">'!!! ${msg.toUpperCase()} !!!'</text:span><text:span text:style-name="T9">;</text:span></text:p>
      <text:p text:style-name="P27"><text:span text:style-name="T4">print</text:span><text:span text:style-name="T9">(</text:span><text:span text:style-name="T4">loudify</text:span><text:span text:style-name="T9">(</text:span><text:span text:style-name="T15">'hello'</text:span><text:span text:style-name="T9">));</text:span></text:p>
      <text:p text:style-name="P34"/>
      <text:h text:style-name="P59" text:outline-level="4">Lexical closures</text:h>
      <text:p text:style-name="P24"><text:span text:style-name="T40">Functions can close over variables defined in surrounding scopes. The below example shows how</text:span><text:span text:style-name="Source_20_Text"><text:span text:style-name="T41">makeAdder</text:span></text:span><text:span text:style-name="T40"> captures the variable </text:span><text:span text:style-name="Source_20_Text"><text:span text:style-name="T41">n</text:span></text:span><text:span text:style-name="T40"> and makes it available to the function that </text:span><text:span text:style-name="Source_20_Text"><text:span text:style-name="T41">makeAdder</text:span></text:span><text:span text:style-name="T40"> returns. Wherever the returned function goes, it remembers </text:span><text:span text:style-name="Source_20_Text"><text:span text:style-name="T41">n</text:span></text:span><text:span text:style-name="T40">.</text:span></text:p>
      <text:p text:style-name="P23"/>
      <text:p text:style-name="P27"><text:span text:style-name="T28">Function</text:span><text:span text:style-name="T4"> makeAdder</text:span><text:span text:style-name="T9">(</text:span><text:span text:style-name="T20">num</text:span><text:span text:style-name="T4"> n</text:span><text:span text:style-name="T9">)</text:span><text:span text:style-name="T4"> </text:span><text:span text:style-name="T9">{</text:span></text:p>
      <text:p text:style-name="P31"><text:span text:style-name="T4"><text:s text:c="2"/></text:span><text:span text:style-name="T22">return</text:span><text:span text:style-name="T7"> </text:span><text:span text:style-name="T13">(</text:span><text:span text:style-name="T22">num</text:span><text:span text:style-name="T7"> i</text:span><text:span text:style-name="T13">)</text:span><text:span text:style-name="T7"> </text:span><text:span text:style-name="T13">=&gt;</text:span><text:span text:style-name="T7"> n </text:span><text:span text:style-name="T13">+</text:span><text:span text:style-name="T7"> i</text:span><text:span text:style-name="T13">;</text:span></text:p>
      <text:p text:style-name="P34">}</text:p>
      <text:p text:style-name="P66"/>
      <text:p text:style-name="P27"><text:span text:style-name="T4">main</text:span><text:span text:style-name="T9">()</text:span><text:span text:style-name="T4"> </text:span><text:span text:style-name="T9">{</text:span></text:p>
      <text:p text:style-name="P31"><text:span text:style-name="T4"><text:s text:c="2"/></text:span><text:span text:style-name="T7">var add2 </text:span><text:span text:style-name="T13">=</text:span><text:span text:style-name="T7"> makeAdder</text:span><text:span text:style-name="T13">(</text:span><text:span text:style-name="T61">2</text:span><text:span text:style-name="T13">);</text:span></text:p>
      <text:p text:style-name="P31"><text:span text:style-name="T4"><text:s text:c="2"/></text:span><text:span text:style-name="T7">print</text:span><text:span text:style-name="T13">(</text:span><text:span text:style-name="T7">add2</text:span><text:span text:style-name="T13">(</text:span><text:span text:style-name="T61">3</text:span><text:span text:style-name="T13">));</text:span><text:span text:style-name="T7"> </text:span><text:span text:style-name="T26">// 5</text:span></text:p>
      <text:p text:style-name="P34">}</text:p>
      <text:p text:style-name="P57">(Special thanks to Bob Nystrom for this example.)</text:p>
      <text:h text:style-name="P59" text:outline-level="4">Буцах утга</text:h>
      <text:p text:style-name="P23">Бүх функц утга буцаана. Хэрэв буцаах утга заагаагүй бол null утга буцаана гэж тооцдог.</text:p>
      <text:p text:style-name="P57"/>
      <text:h text:style-name="P109" text:outline-level="2">Удирдах зааврууд</text:h>
      <text:h text:style-name="P59" text:outline-level="4"><text:bookmark text:name="if-else"/>If ба else</text:h>
      <text:p text:style-name="P26"><text:span text:style-name="T20">if</text:span><text:span text:style-name="T4"> </text:span><text:span text:style-name="T9">(</text:span><text:span text:style-name="T4">isRaining</text:span><text:span text:style-name="T9">())</text:span><text:span text:style-name="T4"> </text:span><text:span text:style-name="T9">{</text:span></text:p>
      <text:p text:style-name="P30"><text:span text:style-name="T4"><text:s text:c="2"/></text:span><text:span text:style-name="T6">you</text:span><text:span text:style-name="T12">.</text:span><text:span text:style-name="T6">bringRainCoat</text:span><text:span text:style-name="T12">();</text:span></text:p>
      <text:p text:style-name="P26"><text:span text:style-name="T9">}</text:span><text:span text:style-name="T4"> </text:span><text:span text:style-name="T20">else</text:span><text:span text:style-name="T4"> </text:span><text:span text:style-name="T20">if</text:span><text:span text:style-name="T4"> </text:span><text:span text:style-name="T9">(</text:span><text:span text:style-name="T4">isSnowing</text:span><text:span text:style-name="T9">())</text:span><text:span text:style-name="T4"> </text:span><text:span text:style-name="T9">{</text:span></text:p>
      <text:p text:style-name="P30"><text:span text:style-name="T4"><text:s text:c="2"/></text:span><text:span text:style-name="T6">you</text:span><text:span text:style-name="T12">.</text:span><text:span text:style-name="T6">wearJacket</text:span><text:span text:style-name="T12">();</text:span></text:p>
      <text:p text:style-name="P26"><text:soft-page-break/><text:span text:style-name="T9">}</text:span><text:span text:style-name="T4"> </text:span><text:span text:style-name="T20">else</text:span><text:span text:style-name="T4"> </text:span><text:span text:style-name="T9">{</text:span></text:p>
      <text:p text:style-name="P30"><text:span text:style-name="T4"><text:s text:c="2"/></text:span><text:span text:style-name="T6">car</text:span><text:span text:style-name="T12">.</text:span><text:span text:style-name="T6">putTopDown</text:span><text:span text:style-name="T12">();</text:span></text:p>
      <text:p text:style-name="P36">}</text:p>
      <text:p text:style-name="P23"/>
      <text:p text:style-name="P23">If зааварт бичигдэх нөхцөл нь зөвхөн true эсвэл false утга өгөх bool төрөлтэй байх ёстой гэдгийг санах хэрэгтэй. </text:p>
      <text:h text:style-name="P59" text:outline-level="4">Switch ба case</text:h>
      <text:p text:style-name="P23">Switch заавар нь == үйлдлээр хэд хэдэн нөхцөл шалгаж таарах нөхцөлийн хувьд харгалзах үйлдлийг гүйцэтгэнэ. Хэрэв ямар ч нөхцөл нь таарахгүй бол default хэсэгт бичсэн үйлдлийг гүйцэтгэнэ.</text:p>
      <text:p text:style-name="P23"/>
      <text:p text:style-name="P26"><text:span text:style-name="T4">var command </text:span><text:span text:style-name="T9">=</text:span><text:span text:style-name="T4"> </text:span><text:span text:style-name="T15">'OPEN'</text:span><text:span text:style-name="T9">;</text:span></text:p>
      <text:p text:style-name="P26"><text:span text:style-name="T20">switch</text:span><text:span text:style-name="T4"> </text:span><text:span text:style-name="T9">(</text:span><text:span text:style-name="T4">command</text:span><text:span text:style-name="T9">)</text:span><text:span text:style-name="T4"> </text:span><text:span text:style-name="T9">{</text:span></text:p>
      <text:p text:style-name="P30"><text:span text:style-name="T4"><text:s text:c="2"/></text:span><text:span text:style-name="T21">case</text:span><text:span text:style-name="T6"> </text:span><text:span text:style-name="T17">'CLOSED'</text:span><text:span text:style-name="T12">:</text:span></text:p>
      <text:p text:style-name="P30"><text:span text:style-name="T4"><text:s text:c="4"/></text:span><text:span text:style-name="T6">executeClose</text:span><text:span text:style-name="T12">();</text:span></text:p>
      <text:p text:style-name="P30"><text:span text:style-name="T4"><text:s text:c="4"/></text:span><text:span text:style-name="T21">break</text:span><text:span text:style-name="T12">;</text:span></text:p>
      <text:p text:style-name="P30"><text:span text:style-name="T4"><text:s text:c="2"/></text:span><text:span text:style-name="T21">case</text:span><text:span text:style-name="T6"> </text:span><text:span text:style-name="T17">'PENDING'</text:span><text:span text:style-name="T12">:</text:span></text:p>
      <text:p text:style-name="P30"><text:span text:style-name="T4"><text:s text:c="4"/></text:span><text:span text:style-name="T6">executePending</text:span><text:span text:style-name="T12">();</text:span></text:p>
      <text:p text:style-name="P30"><text:span text:style-name="T4"><text:s text:c="4"/></text:span><text:span text:style-name="T21">break</text:span><text:span text:style-name="T12">;</text:span></text:p>
      <text:p text:style-name="P30"><text:span text:style-name="T4"><text:s text:c="2"/></text:span><text:span text:style-name="T21">case</text:span><text:span text:style-name="T6"> </text:span><text:span text:style-name="T17">'APPROVED'</text:span><text:span text:style-name="T12">:</text:span></text:p>
      <text:p text:style-name="P30"><text:span text:style-name="T4"><text:s text:c="4"/></text:span><text:span text:style-name="T6">executeApproved</text:span><text:span text:style-name="T12">();</text:span></text:p>
      <text:p text:style-name="P30"><text:span text:style-name="T4"><text:s text:c="4"/></text:span><text:span text:style-name="T21">break</text:span><text:span text:style-name="T12">;</text:span></text:p>
      <text:p text:style-name="P30"><text:span text:style-name="T4"><text:s text:c="2"/></text:span><text:span text:style-name="T21">case</text:span><text:span text:style-name="T6"> </text:span><text:span text:style-name="T17">'DENIED'</text:span><text:span text:style-name="T12">:</text:span></text:p>
      <text:p text:style-name="P30"><text:span text:style-name="T4"><text:s text:c="4"/></text:span><text:span text:style-name="T6">executeDenied</text:span><text:span text:style-name="T12">();</text:span></text:p>
      <text:p text:style-name="P30"><text:span text:style-name="T4"><text:s text:c="4"/></text:span><text:span text:style-name="T21">break</text:span><text:span text:style-name="T12">;</text:span></text:p>
      <text:p text:style-name="P30"><text:span text:style-name="T4"><text:s text:c="2"/></text:span><text:span text:style-name="T21">case</text:span><text:span text:style-name="T6"> </text:span><text:span text:style-name="T17">'OPEN'</text:span><text:span text:style-name="T12">:</text:span></text:p>
      <text:p text:style-name="P30"><text:span text:style-name="T4"><text:s text:c="4"/></text:span><text:span text:style-name="T6">executeOpen</text:span><text:span text:style-name="T12">();</text:span></text:p>
      <text:p text:style-name="P30"><text:span text:style-name="T4"><text:s text:c="4"/></text:span><text:span text:style-name="T21">break</text:span><text:span text:style-name="T12">;</text:span></text:p>
      <text:p text:style-name="P30"><text:span text:style-name="T4"><text:s text:c="2"/></text:span><text:span text:style-name="T21">default</text:span><text:span text:style-name="T12">:</text:span></text:p>
      <text:p text:style-name="P30"><text:span text:style-name="T4"><text:s text:c="4"/></text:span><text:span text:style-name="T6">executeUnknown</text:span><text:span text:style-name="T12">();</text:span></text:p>
      <text:p text:style-name="P36">}</text:p>
      <text:p text:style-name="P34"/>
      <text:p text:style-name="P23">Үйлдэл бүрийн төгсгөлд break заавар тавихаа мартаж болохгүй. Дараах switch нь алдаатай байна:</text:p>
      <text:p text:style-name="P23"/>
      <text:p text:style-name="P26"><text:span text:style-name="T4">var command </text:span><text:span text:style-name="T9">=</text:span><text:span text:style-name="T4"> </text:span><text:span text:style-name="T15">'OPEN'</text:span><text:span text:style-name="T9">;</text:span></text:p>
      <text:p text:style-name="P42"><text:span text:style-name="T42">switch</text:span><text:span text:style-name="T33"> </text:span><text:span text:style-name="T36">(</text:span><text:span text:style-name="T33">command</text:span><text:span text:style-name="T36">)</text:span><text:span text:style-name="T33"> </text:span><text:span text:style-name="T36">{</text:span></text:p>
      <text:p text:style-name="P30"><text:span text:style-name="T4"><text:s text:c="2"/></text:span><text:span text:style-name="T21">case</text:span><text:span text:style-name="T6"> </text:span><text:span text:style-name="T17">'OPEN'</text:span><text:span text:style-name="T12">:</text:span></text:p>
      <text:p text:style-name="P30"><text:soft-page-break/><text:span text:style-name="T4"><text:s text:c="4"/></text:span><text:span text:style-name="T6">executeOpen</text:span><text:span text:style-name="T12">();</text:span></text:p>
      <text:p text:style-name="P30"><text:span text:style-name="T4"><text:s text:c="4"/></text:span><text:span text:style-name="T27">// ERROR: missing break causes an exception to be thrown!!</text:span></text:p>
      <text:p text:style-name="P68"/>
      <text:p text:style-name="P30"><text:span text:style-name="T4"><text:s text:c="2"/></text:span><text:span text:style-name="T21">case</text:span><text:span text:style-name="T6"> </text:span><text:span text:style-name="T17">'CLOSED'</text:span><text:span text:style-name="T12">:</text:span></text:p>
      <text:p text:style-name="P30"><text:span text:style-name="T4"><text:s text:c="4"/></text:span><text:span text:style-name="T6">executeClose</text:span><text:span text:style-name="T12">();</text:span></text:p>
      <text:p text:style-name="P30"><text:span text:style-name="T4"><text:s text:c="4"/></text:span><text:span text:style-name="T21">break</text:span><text:span text:style-name="T12">;</text:span></text:p>
      <text:p text:style-name="P36">}</text:p>
      <text:p text:style-name="P34"/>
      <text:p text:style-name="P23">Гэхдээ case үгийн ард хоосон орхиод дараагийн case бичигдэж болно. Ингэж хэд хэдэн case дараалан <text:s/>бичсэн тохиолдолд тэдгээр нөхцөлүүдийн аль нэг нь таарч байвал харгалзах зааврыг гүйцэтгэх болно.</text:p>
      <text:p text:style-name="P23"/>
      <text:p text:style-name="P26"><text:span text:style-name="T4">var command </text:span><text:span text:style-name="T9">=</text:span><text:span text:style-name="T4"> </text:span><text:span text:style-name="T15">'CLOSED'</text:span><text:span text:style-name="T9">;</text:span></text:p>
      <text:p text:style-name="P26"><text:span text:style-name="T20">switch</text:span><text:span text:style-name="T4"> </text:span><text:span text:style-name="T9">(</text:span><text:span text:style-name="T4">command</text:span><text:span text:style-name="T9">)</text:span><text:span text:style-name="T4"> </text:span><text:span text:style-name="T9">{</text:span></text:p>
      <text:p text:style-name="P30"><text:span text:style-name="T4"><text:s text:c="2"/></text:span><text:span text:style-name="T21">case</text:span><text:span text:style-name="T6"> </text:span><text:span text:style-name="T17">'CLOSED'</text:span><text:span text:style-name="T12">:</text:span><text:span text:style-name="T6"> <text:s text:c="4"/></text:span><text:span text:style-name="T27">// empty case falls through</text:span></text:p>
      <text:p text:style-name="P30"><text:span text:style-name="T4"><text:s text:c="2"/></text:span><text:span text:style-name="T21">case</text:span><text:span text:style-name="T6"> </text:span><text:span text:style-name="T17">'NOW_CLOSED'</text:span><text:span text:style-name="T12">:</text:span></text:p>
      <text:p text:style-name="P30"><text:span text:style-name="T4"><text:s text:c="4"/></text:span><text:span text:style-name="T27">// runs for both CLOSED and NOW_CLOSED</text:span></text:p>
      <text:p text:style-name="P30"><text:span text:style-name="T4"><text:s text:c="4"/></text:span><text:span text:style-name="T6">executeClose</text:span><text:span text:style-name="T12">();</text:span></text:p>
      <text:p text:style-name="P30"><text:span text:style-name="T4"><text:s text:c="4"/></text:span><text:span text:style-name="T21">break</text:span><text:span text:style-name="T12">;</text:span></text:p>
      <text:p text:style-name="P36">}</text:p>
      <text:p text:style-name="P23"/>
      <text:h text:style-name="P109" text:outline-level="2">Алдааны боловсруулалт</text:h>
      <text:p text:style-name="P57">Dart програм дотор эксепшэн үүсэж болно. Эксепшэн гэдэг нь програм дотор урьдчилан тооцоолоогүй байсан нөхцөлөөс үүдэн гарах алдааг хэлнэ. Хэрэв энэ алдааг барьж шийдэхгүй бол функцүүдээр дамжсаар хамгийн оройн түвшний програмд (main) очиж програмыг унагаахад хүргэдэг.</text:p>
      <text:p text:style-name="P57">Dart хэлэнд гарч болох эксепшэн төрлүүдийг урьдчилан тодорхойлосон байдаг. Мөн програм зохиогч өөрийн алдааны төрөл үүсгэж болно. Урьдчилан тодорхойлсон зарим алдааны төрлийн жишээ:</text:p>
      <text:list xml:id="list4609160540464360937" text:style-name="L1">
        <text:list-item>
          <text:p text:style-name="P105"><text:a xlink:type="simple" xlink:href="http://api.dartlang.org/dart_core/IndexOutOfRangeException.html"><text:span text:style-name="T43">IndexOutOfRangeException</text:span></text:a></text:p>
        </text:list-item>
        <text:list-item>
          <text:p text:style-name="P105"><text:a xlink:type="simple" xlink:href="http://api.dartlang.org/dart_core/NoSuchMethodException.html"><text:span text:style-name="T43">NoSuchMethodException</text:span></text:a></text:p>
        </text:list-item>
        <text:list-item>
          <text:p text:style-name="P105"><text:a xlink:type="simple" xlink:href="http://api.dartlang.org/dart_core/NullPointerException.html"><text:span text:style-name="T43">NullPointerException</text:span></text:a></text:p>
        </text:list-item>
        <text:list-item>
          <text:p text:style-name="P105"><text:a xlink:type="simple" xlink:href="http://api.dartlang.org/dart_core/IllegalArgumentException.html"><text:span text:style-name="T43">IllegalArgumentException</text:span></text:a></text:p>
        </text:list-item>
      </text:list>
      <text:p text:style-name="P65"/>
      <text:h text:style-name="P59" text:outline-level="4"><text:soft-page-break/>Throw</text:h>
      <text:p text:style-name="P23">Дараах жишээнд эксепшэн хэрхэн шидэхийг харуулсан байна.</text:p>
      <text:p text:style-name="P23"/>
      <text:p text:style-name="P27"><text:span text:style-name="T20">throw</text:span><text:span text:style-name="T4"> </text:span><text:span text:style-name="T20">new</text:span><text:span text:style-name="T4"> </text:span><text:span text:style-name="T28">IllegalArgumentException</text:span><text:span text:style-name="T9">(</text:span><text:span text:style-name="T15">'Value must be greater than zero'</text:span><text:span text:style-name="T9">);</text:span></text:p>
      <text:p text:style-name="P57"/>
      <text:p text:style-name="P57">Урьдчилсан тодорхойлсон алдааны төрлүүд бий боловч Dart програм нь дурын объектыг эксепшэн болгон шидэж болно.</text:p>
      <text:p text:style-name="P27"><text:span text:style-name="T20">throw</text:span><text:span text:style-name="T4"> </text:span><text:span text:style-name="T15">"Out of llamas!"</text:span><text:span text:style-name="T9">;</text:span></text:p>
      <text:h text:style-name="P59" text:outline-level="4">Catch</text:h>
      <text:p text:style-name="P57">Эксепшэнийг барьснаар алдаа цааш дамжихаас хамгаалдаг. Алдааг барьж аваад хариу арга хэмжээ авах ёстой байдаг.</text:p>
      <text:p text:style-name="P26"><text:span text:style-name="T20">try</text:span><text:span text:style-name="T4"> </text:span><text:span text:style-name="T9">{</text:span></text:p>
      <text:p text:style-name="P30"><text:span text:style-name="T4"><text:s text:c="2"/></text:span><text:span text:style-name="T6">breedMoreLlamas</text:span><text:span text:style-name="T12">();</text:span></text:p>
      <text:p text:style-name="P26"><text:span text:style-name="T9">}</text:span><text:span text:style-name="T4"> </text:span><text:span text:style-name="T20">catch</text:span><text:span text:style-name="T4"> </text:span><text:span text:style-name="T9">(</text:span><text:span text:style-name="T20">final</text:span><text:span text:style-name="T4"> </text:span><text:span text:style-name="T28">OutOfLlamasException</text:span><text:span text:style-name="T4"> e</text:span><text:span text:style-name="T9">)</text:span><text:span text:style-name="T4"> </text:span><text:span text:style-name="T9">{</text:span></text:p>
      <text:p text:style-name="P30"><text:span text:style-name="T4"><text:s text:c="2"/></text:span><text:span text:style-name="T6">buyMoreLlamas</text:span><text:span text:style-name="T12">();</text:span></text:p>
      <text:p text:style-name="P36">}</text:p>
      <text:p text:style-name="P34"/>
      <text:p text:style-name="P57">Олон төрлийн эксепшэн үүсэж магадгүй кодын хувьд төрөл бүрээр catch заавар үүсгэх хэрэгтэй. Хэрэв catch-д төрөл заахгүй бол дурын алдааг барих болно.</text:p>
      <text:p text:style-name="P26"><text:span text:style-name="T20">try</text:span><text:span text:style-name="T4"> </text:span><text:span text:style-name="T9">{</text:span></text:p>
      <text:p text:style-name="P30"><text:span text:style-name="T4"><text:s text:c="2"/></text:span><text:span text:style-name="T6">breedMoreLlamas</text:span><text:span text:style-name="T12">();</text:span></text:p>
      <text:p text:style-name="P26"><text:span text:style-name="T9">}</text:span><text:span text:style-name="T4"> </text:span><text:span text:style-name="T20">catch</text:span><text:span text:style-name="T4"> </text:span><text:span text:style-name="T9">(</text:span><text:span text:style-name="T20">final</text:span><text:span text:style-name="T4"> </text:span><text:span text:style-name="T28">OutOfLlamasException</text:span><text:span text:style-name="T4"> e</text:span><text:span text:style-name="T9">)</text:span><text:span text:style-name="T4"> </text:span><text:span text:style-name="T9">{</text:span><text:span text:style-name="T4"> <text:s/></text:span><text:span text:style-name="T24">// a specific exception</text:span></text:p>
      <text:p text:style-name="P30"><text:span text:style-name="T4"><text:s text:c="2"/></text:span><text:span text:style-name="T6">buyMoreLlamas</text:span><text:span text:style-name="T12">();</text:span></text:p>
      <text:p text:style-name="P26"><text:span text:style-name="T9">}</text:span><text:span text:style-name="T4"> </text:span><text:span text:style-name="T20">catch</text:span><text:span text:style-name="T4"> </text:span><text:span text:style-name="T9">(</text:span><text:span text:style-name="T20">final</text:span><text:span text:style-name="T4"> </text:span><text:span text:style-name="T28">Exception</text:span><text:span text:style-name="T4"> e</text:span><text:span text:style-name="T9">)</text:span><text:span text:style-name="T4"> </text:span><text:span text:style-name="T9">{</text:span><text:span text:style-name="T4"> <text:s text:c="12"/></text:span><text:span text:style-name="T24">// Exception төрлийн обект</text:span></text:p>
      <text:p text:style-name="P30"><text:span text:style-name="T4"><text:s text:c="2"/></text:span><text:span text:style-name="T6">print</text:span><text:span text:style-name="T12">(</text:span><text:span text:style-name="T17">"Unknown exception: $e"</text:span><text:span text:style-name="T12">);</text:span></text:p>
      <text:p text:style-name="P26"><text:span text:style-name="T9">}</text:span><text:span text:style-name="T4"> </text:span><text:span text:style-name="T20">catch</text:span><text:span text:style-name="T4"> </text:span><text:span text:style-name="T9">(</text:span><text:span text:style-name="T20">final</text:span><text:span text:style-name="T4"> e</text:span><text:span text:style-name="T9">)</text:span><text:span text:style-name="T4"> </text:span><text:span text:style-name="T9">{</text:span><text:span text:style-name="T4"> <text:s text:c="22"/></text:span><text:span text:style-name="T24">// төрөл байхгүй, бүх алдааг барина</text:span></text:p>
      <text:p text:style-name="P30"><text:span text:style-name="T4"><text:s text:c="2"/></text:span><text:span text:style-name="T6">print</text:span><text:span text:style-name="T12">(</text:span><text:span text:style-name="T17">"Something really unknown: $e"</text:span><text:span text:style-name="T12">);</text:span></text:p>
      <text:p text:style-name="P36">}</text:p>
      <text:p text:style-name="P34"/>
      <text:p text:style-name="P57">Мөн олон төрлийн алдааг нэг catch-аар барьж болно.</text:p>
      <text:p text:style-name="P26"><text:span text:style-name="T20">try</text:span><text:span text:style-name="T4"> </text:span><text:span text:style-name="T9">{</text:span></text:p>
      <text:p text:style-name="P30"><text:span text:style-name="T4"><text:s text:c="2"/></text:span><text:span text:style-name="T6">breedMoreLlamas</text:span><text:span text:style-name="T12">();</text:span></text:p>
      <text:p text:style-name="P26"><text:span text:style-name="T9">}</text:span><text:span text:style-name="T4"> </text:span><text:span text:style-name="T20">catch</text:span><text:span text:style-name="T4"> </text:span><text:span text:style-name="T9">(</text:span><text:span text:style-name="T20">final</text:span><text:span text:style-name="T4"> </text:span><text:span text:style-name="T28">OutOfLlamasException</text:span><text:span text:style-name="T4"> oole</text:span><text:span text:style-name="T9">,</text:span></text:p>
      <text:p text:style-name="P30"><text:span text:style-name="T4"><text:s text:c="8"/></text:span><text:span text:style-name="T21">final</text:span><text:span text:style-name="T6"> </text:span><text:span text:style-name="T30">NoFemaleLlamasException</text:span><text:span text:style-name="T6"> nfle</text:span><text:span text:style-name="T12">)</text:span><text:span text:style-name="T6"> </text:span><text:span text:style-name="T12">{</text:span></text:p>
      <text:p text:style-name="P30"><text:soft-page-break/><text:span text:style-name="T4"><text:s text:c="2"/></text:span><text:span text:style-name="T6">print</text:span><text:span text:style-name="T12">(</text:span><text:span text:style-name="T17">'Out of luck'</text:span><text:span text:style-name="T12">);</text:span></text:p>
      <text:p text:style-name="P36">}</text:p>
      <text:p text:style-name="P34"/>
      <text:h text:style-name="P59" text:outline-level="4">Finally</text:h>
      <text:p text:style-name="P57">Алдаа үүссэн ч бай, үүсээгүй ч бай заавал ажиллах ёстой код байвал түүнийг finally дотор бичиж болно.</text:p>
      <text:p text:style-name="P57">Дараах жишээнд эксепшэн үүсвэл эхлээд finally доторх код ажиллана, дараа нь эксепшэн цааш дамжуулагдана.</text:p>
      <text:p text:style-name="P26"><text:span text:style-name="T20">try</text:span><text:span text:style-name="T4"> </text:span><text:span text:style-name="T9">{</text:span></text:p>
      <text:p text:style-name="P30"><text:span text:style-name="T4"><text:s text:c="2"/></text:span><text:span text:style-name="T6">breedMoreLlamas</text:span><text:span text:style-name="T12">();</text:span></text:p>
      <text:p text:style-name="P26"><text:span text:style-name="T9">}</text:span><text:span text:style-name="T4"> </text:span><text:span text:style-name="T20">finally</text:span><text:span text:style-name="T4"> </text:span><text:span text:style-name="T9">{</text:span></text:p>
      <text:p text:style-name="P30"><text:span text:style-name="T4"><text:s text:c="2"/></text:span><text:span text:style-name="T6">cleanLlamaStalls</text:span><text:span text:style-name="T12">();</text:span><text:span text:style-name="T6"> <text:s/></text:span><text:span text:style-name="T27">// эксепшэн үүссэн байсан ч үргэлж ажиллана</text:span></text:p>
      <text:p text:style-name="P36">}</text:p>
      <text:p text:style-name="P34"/>
      <text:p text:style-name="P57">Дараах жишээний хувьд эхлээд catch доторх код ажиллана, дараа нь finally доторх код ажиллана.</text:p>
      <text:p text:style-name="P26"><text:span text:style-name="T20">try</text:span><text:span text:style-name="T4"> </text:span><text:span text:style-name="T9">{</text:span></text:p>
      <text:p text:style-name="P30"><text:span text:style-name="T4"><text:s text:c="2"/></text:span><text:span text:style-name="T6">breedMoreLlamas</text:span><text:span text:style-name="T12">();</text:span></text:p>
      <text:p text:style-name="P26"><text:span text:style-name="T9">}</text:span><text:span text:style-name="T4"> </text:span><text:span text:style-name="T20">catch</text:span><text:span text:style-name="T4"> </text:span><text:span text:style-name="T9">(</text:span><text:span text:style-name="T20">final</text:span><text:span text:style-name="T4"> e</text:span><text:span text:style-name="T9">)</text:span><text:span text:style-name="T4"> </text:span><text:span text:style-name="T9">{</text:span></text:p>
      <text:p text:style-name="P30"><text:span text:style-name="T4"><text:s text:c="2"/></text:span><text:span text:style-name="T6">print</text:span><text:span text:style-name="T12">(</text:span><text:span text:style-name="T17">"Error: $e"</text:span><text:span text:style-name="T12">);</text:span><text:span text:style-name="T6"> <text:s/></text:span><text:span text:style-name="T27">// алдааг эхлээд боловсруулна</text:span></text:p>
      <text:p text:style-name="P26"><text:span text:style-name="T9">}</text:span><text:span text:style-name="T4"> </text:span><text:span text:style-name="T20">finally</text:span><text:span text:style-name="T4"> </text:span><text:span text:style-name="T9">{</text:span></text:p>
      <text:p text:style-name="P30"><text:span text:style-name="T4"><text:s text:c="2"/></text:span><text:span text:style-name="T6">cleanLlamaStalls</text:span><text:span text:style-name="T12">();</text:span><text:span text:style-name="T6"> <text:s/></text:span><text:span text:style-name="T27">// дараа нь finally ажиллана</text:span></text:p>
      <text:p text:style-name="P36">}</text:p>
      <text:h text:style-name="P108" text:outline-level="2">Класс ба интерфэйс</text:h>
      <text:p text:style-name="P6">Класс болон интерфэйс нь өгөгдөл, функцүүдийг багцлан шинэ төрөл үүсгэх боломж олгодог.</text:p>
      <text:p text:style-name="P6">Интерфэйс нь метод болон тогтмол утшуудын олонлогыг агуулдаг. Интерфэйс нь өөр интерфэйсийг өргөтгөсөн байж болно. <text:s/>Класс нь олон интерфэйсийг хэрэгжүүлж болно, гэхдээ зөвхөн нэг супер класстай байж болдог.</text:p>
      <text:p text:style-name="P6">Дараах жишээнд интерфэйс хэрхэн тодорхойлох, хэрэглэхийг харуулсан байна:</text:p>
      <text:p text:style-name="P26"><text:span text:style-name="T8">interface </text:span><text:span text:style-name="T31">Shape</text:span><text:span text:style-name="T4"> </text:span><text:span text:style-name="T9">{</text:span></text:p>
      <text:p text:style-name="P30"><text:span text:style-name="T4"><text:s text:c="2"/></text:span><text:span text:style-name="T21">num</text:span><text:span text:style-name="T6"> perimeter</text:span><text:span text:style-name="T12">();</text:span></text:p>
      <text:p text:style-name="P36">}</text:p>
      <text:p text:style-name="P68"/>
      <text:p text:style-name="P26"><text:span text:style-name="T23">class</text:span><text:span text:style-name="T8"> </text:span><text:span text:style-name="T31">Rectangle</text:span><text:span text:style-name="T8"> </text:span><text:span text:style-name="T23">implements</text:span><text:span text:style-name="T8"> </text:span><text:span text:style-name="T31">Shape</text:span><text:span text:style-name="T4"> </text:span><text:span text:style-name="T9">{</text:span></text:p>
      <text:p text:style-name="P30"><text:span text:style-name="T4"><text:s text:c="2"/></text:span><text:span text:style-name="T21">final</text:span><text:span text:style-name="T6"> </text:span><text:span text:style-name="T21">num</text:span><text:span text:style-name="T6"> height</text:span><text:span text:style-name="T12">,</text:span><text:span text:style-name="T6"> width</text:span><text:span text:style-name="T12">;</text:span><text:span text:style-name="T6"> </text:span></text:p>
      <text:p text:style-name="P30"><text:soft-page-break/><text:span text:style-name="T4"><text:s text:c="2"/></text:span><text:span text:style-name="T30">Rectangle</text:span><text:span text:style-name="T12">(</text:span><text:span text:style-name="T21">num</text:span><text:span text:style-name="T6"> </text:span><text:span text:style-name="T21">this</text:span><text:span text:style-name="T12">.</text:span><text:span text:style-name="T6">height</text:span><text:span text:style-name="T12">,</text:span><text:span text:style-name="T6"> </text:span><text:span text:style-name="T21">num</text:span><text:span text:style-name="T6"> </text:span><text:span text:style-name="T21">this</text:span><text:span text:style-name="T12">.</text:span><text:span text:style-name="T6">width</text:span><text:span text:style-name="T12">);</text:span><text:span text:style-name="T6"> <text:s/></text:span><text:span text:style-name="T27">// товчхон байгуулагч.</text:span></text:p>
      <text:p text:style-name="P30"><text:span text:style-name="T4"><text:s text:c="2"/></text:span><text:span text:style-name="T21">num</text:span><text:span text:style-name="T6"> perimeter</text:span><text:span text:style-name="T12">()</text:span><text:span text:style-name="T6"> </text:span><text:span text:style-name="T12">=&gt;</text:span><text:span text:style-name="T6"> </text:span><text:span text:style-name="T62">2</text:span><text:span text:style-name="T12">*</text:span><text:span text:style-name="T6">height </text:span><text:span text:style-name="T12">+</text:span><text:span text:style-name="T6"> </text:span><text:span text:style-name="T62">2</text:span><text:span text:style-name="T12">*</text:span><text:span text:style-name="T6">width</text:span><text:span text:style-name="T12">;</text:span><text:span text:style-name="T6"> <text:s text:c="6"/></text:span><text:span text:style-name="T27">// товчхон функц.</text:span></text:p>
      <text:p text:style-name="P36">}</text:p>
      <text:p text:style-name="P68"/>
      <text:p text:style-name="P26"><text:span text:style-name="T23">class</text:span><text:span text:style-name="T8"> </text:span><text:span text:style-name="T31">Square</text:span><text:span text:style-name="T8"> </text:span><text:span text:style-name="T23">extends</text:span><text:span text:style-name="T8"> </text:span><text:span text:style-name="T31">Rectangle</text:span><text:span text:style-name="T4"> </text:span><text:span text:style-name="T9">{</text:span></text:p>
      <text:p text:style-name="P30"><text:span text:style-name="T4"><text:s text:c="2"/></text:span><text:span text:style-name="T30">Square</text:span><text:span text:style-name="T12">(</text:span><text:span text:style-name="T21">num</text:span><text:span text:style-name="T6"> size</text:span><text:span text:style-name="T12">)</text:span><text:span text:style-name="T6"> </text:span><text:span text:style-name="T12">:</text:span><text:span text:style-name="T6"> </text:span><text:span text:style-name="T21">super</text:span><text:span text:style-name="T12">(</text:span><text:span text:style-name="T6">size</text:span><text:span text:style-name="T12">,</text:span><text:span text:style-name="T6"> size</text:span><text:span text:style-name="T12">);</text:span></text:p>
      <text:p text:style-name="P36">}</text:p>
      <text:h text:style-name="P117" text:outline-level="3">Талбарт хандах</text:h>
      <text:p text:style-name="P6"><text:span text:style-name="T44">Талбарт хандахад обект</text:span><text:span text:style-name="Source_20_Text"><text:span text:style-name="T44">.талбар бичиглэлийг ашигладаг</text:span></text:span><text:span text:style-name="T44">. Мөн талбарт хандахдаа функцээр дамжин хандах боломжтой, үүнийг проперти гэж нэрлэнэ. Проперти нь талбараас унших, талбар руу бичих методуудын нийлбэр юм. Жишээлбэл:</text:span></text:p>
      <text:p text:style-name="P23"/>
      <text:p text:style-name="P26"><text:span text:style-name="T20">class</text:span><text:span text:style-name="T4"> </text:span><text:span text:style-name="T28">Rectangle</text:span><text:span text:style-name="T4"> </text:span><text:span text:style-name="T9">{</text:span><text:span text:style-name="T4"> <text:s/></text:span></text:p>
      <text:p text:style-name="P26"><text:span text:style-name="T4"><text:s text:c="2"/></text:span><text:span text:style-name="T20">num</text:span><text:span text:style-name="T4"> left</text:span><text:span text:style-name="T9">,</text:span><text:span text:style-name="T4"> top</text:span><text:span text:style-name="T9">,</text:span><text:span text:style-name="T4"> width</text:span><text:span text:style-name="T9">,</text:span><text:span text:style-name="T4"> height</text:span><text:span text:style-name="T9">;</text:span></text:p>
      <text:p text:style-name="P26"><text:span text:style-name="T4"><text:s text:c="2"/></text:span><text:span text:style-name="T20">num</text:span><text:span text:style-name="T4"> get right</text:span><text:span text:style-name="T9">() =&gt;</text:span><text:span text:style-name="T4"> left </text:span><text:span text:style-name="T9">+</text:span><text:span text:style-name="T4"> width</text:span><text:span text:style-name="T9">;</text:span></text:p>
      <text:p text:style-name="P26"><text:span text:style-name="T9"><text:s text:c="6"/></text:span><text:span text:style-name="T4">set right</text:span><text:span text:style-name="T9">(</text:span><text:span text:style-name="T20">num</text:span><text:span text:style-name="T4"> value</text:span><text:span text:style-name="T9">)</text:span><text:span text:style-name="T4"> <text:s/></text:span><text:span text:style-name="T9">=&gt;</text:span><text:span text:style-name="T4"> left </text:span><text:span text:style-name="T9">=</text:span><text:span text:style-name="T4"> value </text:span><text:span text:style-name="T9">–</text:span><text:span text:style-name="T4"> width</text:span><text:span text:style-name="T9">;</text:span></text:p>
      <text:p text:style-name="P26"><text:span text:style-name="T4"><text:s text:c="2"/></text:span><text:span text:style-name="T20">num</text:span><text:span text:style-name="T4"> get bottom</text:span><text:span text:style-name="T9">()</text:span><text:span text:style-name="T4"> </text:span><text:span text:style-name="T9">=&gt;</text:span><text:span text:style-name="T4"> top </text:span><text:span text:style-name="T9">+</text:span><text:span text:style-name="T4"> height</text:span><text:span text:style-name="T9">;</text:span></text:p>
      <text:p text:style-name="P26"><text:span text:style-name="T9"><text:s text:c="7"/></text:span><text:span text:style-name="T4">set bottom</text:span><text:span text:style-name="T9">(</text:span><text:span text:style-name="T20">num</text:span><text:span text:style-name="T4"> value</text:span><text:span text:style-name="T9">)</text:span><text:span text:style-name="T4"> </text:span><text:span text:style-name="T9">=&gt;</text:span><text:span text:style-name="T4"> top </text:span><text:span text:style-name="T9">=</text:span><text:span text:style-name="T4"> value </text:span><text:span text:style-name="T9">–</text:span><text:span text:style-name="T4"> height</text:span><text:span text:style-name="T9">;</text:span></text:p>
      <text:p text:style-name="P26"><text:span text:style-name="T9"><text:s/></text:span><text:span text:style-name="T4"><text:s/></text:span><text:span text:style-name="T28">Rectangle</text:span><text:span text:style-name="T9">(</text:span><text:span text:style-name="T20">this</text:span><text:span text:style-name="T9">.</text:span><text:span text:style-name="T4">left</text:span><text:span text:style-name="T9">,</text:span><text:span text:style-name="T4"> </text:span><text:span text:style-name="T20">this</text:span><text:span text:style-name="T9">.</text:span><text:span text:style-name="T4">top</text:span><text:span text:style-name="T9">,</text:span><text:span text:style-name="T4"> </text:span><text:span text:style-name="T20">this</text:span><text:span text:style-name="T9">.</text:span><text:span text:style-name="T4">width</text:span><text:span text:style-name="T9">,</text:span><text:span text:style-name="T4"> </text:span><text:span text:style-name="T20">this</text:span><text:span text:style-name="T9">.</text:span><text:span text:style-name="T4">height</text:span><text:span text:style-name="T9">);</text:span></text:p>
      <text:p text:style-name="P36">}</text:p>
      <text:p text:style-name="P34"/>
      <text:p text:style-name="P6"><text:span text:style-name="T44">Энд харуулснаар Rectangle класс нь </text:span><text:span text:style-name="Source_20_Text"><text:span text:style-name="T44">left</text:span></text:span><text:span text:style-name="T44">, </text:span><text:span text:style-name="Source_20_Text"><text:span text:style-name="T44">top</text:span></text:span><text:span text:style-name="T44">, </text:span><text:span text:style-name="Source_20_Text"><text:span text:style-name="T44">width</text:span></text:span><text:span text:style-name="T44">, </text:span><text:span text:style-name="Source_20_Text"><text:span text:style-name="T44">height </text:span></text:span><text:span text:style-name="T44">гэсэн дөрвөн талбартай байна. Мөн </text:span><text:span text:style-name="Source_20_Text"><text:span text:style-name="T44">right болон bottom</text:span></text:span><text:span text:style-name="T44"> нэртэй хоёр проперти байна. Проперти ашиглах нь ердийн талбарт хандахаас төдийлөн ялгаагүй байдаг:</text:span></text:p>
      <text:p text:style-name="P26"><text:span text:style-name="T4">var rect </text:span><text:span text:style-name="T9">=</text:span><text:span text:style-name="T4"> </text:span><text:span text:style-name="T20">new</text:span><text:span text:style-name="T4"> </text:span><text:span text:style-name="T28">Rectangle</text:span><text:span text:style-name="T9">(</text:span><text:span text:style-name="T59">3</text:span><text:span text:style-name="T9">,</text:span><text:span text:style-name="T4"> </text:span><text:span text:style-name="T59">4</text:span><text:span text:style-name="T9">,</text:span><text:span text:style-name="T4"> </text:span><text:span text:style-name="T59">20</text:span><text:span text:style-name="T9">,</text:span><text:span text:style-name="T4"> </text:span><text:span text:style-name="T59">15</text:span><text:span text:style-name="T9">);</text:span></text:p>
      <text:p text:style-name="P26"><text:span text:style-name="T4">print</text:span><text:span text:style-name="T9">(</text:span><text:span text:style-name="T4">rect</text:span><text:span text:style-name="T9">.</text:span><text:span text:style-name="T4">left</text:span><text:span text:style-name="T9">);</text:span></text:p>
      <text:p text:style-name="P26"><text:span text:style-name="T4">print</text:span><text:span text:style-name="T9">(</text:span><text:span text:style-name="T4">rect</text:span><text:span text:style-name="T9">.</text:span><text:span text:style-name="T4">bottom</text:span><text:span text:style-name="T9">);</text:span></text:p>
      <text:p text:style-name="P26"><text:span text:style-name="T4">rect</text:span><text:span text:style-name="T9">.</text:span><text:span text:style-name="T4">top </text:span><text:span text:style-name="T9">=</text:span><text:span text:style-name="T4"> </text:span><text:span text:style-name="T59">6</text:span><text:span text:style-name="T9">;</text:span></text:p>
      <text:p text:style-name="P26"><text:span text:style-name="T4">rect</text:span><text:span text:style-name="T9">.</text:span><text:span text:style-name="T4">right </text:span><text:span text:style-name="T9">=</text:span><text:span text:style-name="T4"> </text:span><text:span text:style-name="T59">12</text:span><text:span text:style-name="T9">;</text:span></text:p>
      <text:p text:style-name="P34"/>
      <text:p text:style-name="P6">Проперти ашиглахын давуу тал нь талбар дээр шалгалт хийх, замбараагүй өөрчлөлтөөс хамгаалахад оршино. Жишээ нь Rectangle обектод сөрөг утгатай хэмжээ заахаас хамгаалж болно:</text:p>
      <text:p text:style-name="P26"><text:span text:style-name="T20">class</text:span><text:span text:style-name="T4"> </text:span><text:span text:style-name="T28">Rectangle</text:span><text:span text:style-name="T4"> </text:span><text:span text:style-name="T9">{</text:span><text:span text:style-name="T4"> <text:s/></text:span></text:p>
      <text:p text:style-name="P26"><text:span text:style-name="T4"><text:s text:c="2"/></text:span><text:span text:style-name="T20">num</text:span><text:span text:style-name="T4"> left</text:span><text:span text:style-name="T9">,</text:span><text:span text:style-name="T4"> top</text:span><text:span text:style-name="T9">;</text:span><text:span text:style-name="T4"> <text:s/></text:span></text:p>
      <text:p text:style-name="P26"><text:span text:style-name="T4"><text:s text:c="2"/></text:span><text:span text:style-name="T20">num</text:span><text:span text:style-name="T4"> _width</text:span><text:span text:style-name="T9">,</text:span><text:span text:style-name="T4"> _height</text:span><text:span text:style-name="T9">;</text:span></text:p>
      <text:p text:style-name="P26"><text:span text:style-name="T9"><text:s text:c="2"/></text:span><text:span text:style-name="T20">num</text:span><text:span text:style-name="T4"> get width</text:span><text:span text:style-name="T9">()</text:span><text:span text:style-name="T4"> </text:span><text:span text:style-name="T9">=&gt;</text:span><text:span text:style-name="T4"> _width</text:span><text:span text:style-name="T9">;</text:span><text:span text:style-name="T4"> <text:s/></text:span></text:p>
      <text:p text:style-name="P26"><text:span text:style-name="T4"><text:s text:c="5"/>set width</text:span><text:span text:style-name="T9">(</text:span><text:span text:style-name="T20">num</text:span><text:span text:style-name="T4"> value</text:span><text:span text:style-name="T9">)</text:span><text:span text:style-name="T4"> </text:span><text:span text:style-name="T9">{</text:span><text:span text:style-name="T4"> <text:s text:c="3"/></text:span></text:p>
      <text:p text:style-name="P26"><text:span text:style-name="T4"><text:s text:c="7"/></text:span><text:span text:style-name="T20">if</text:span><text:span text:style-name="T4"> </text:span><text:span text:style-name="T9">(</text:span><text:span text:style-name="T4">value </text:span><text:span text:style-name="T9">&lt;</text:span><text:span text:style-name="T4"> </text:span><text:span text:style-name="T59">0</text:span><text:span text:style-name="T9">)</text:span><text:span text:style-name="T4"> </text:span><text:span text:style-name="T20">throw</text:span><text:span text:style-name="T4"> </text:span><text:span text:style-name="T15">'Width сөрөг утгатай байж болохгүй.'</text:span><text:span text:style-name="T9">;</text:span><text:span text:style-name="T4"> <text:s text:c="3"/></text:span></text:p>
      <text:p text:style-name="P26"><text:soft-page-break/><text:span text:style-name="T4"><text:s text:c="7"/>_width </text:span><text:span text:style-name="T9">=</text:span><text:span text:style-name="T4"> value</text:span><text:span text:style-name="T9">;</text:span><text:span text:style-name="T4"> <text:s/></text:span></text:p>
      <text:p text:style-name="P77"><text:span text:style-name="T34"><text:s text:c="5"/></text:span><text:span text:style-name="T37">}</text:span></text:p>
      <text:p text:style-name="P26"><text:span text:style-name="T4"><text:s text:c="2"/></text:span><text:span text:style-name="T20">num</text:span><text:span text:style-name="T4"> get height</text:span><text:span text:style-name="T9">()</text:span><text:span text:style-name="T4"> </text:span><text:span text:style-name="T9">=&gt;</text:span><text:span text:style-name="T4"> _height</text:span><text:span text:style-name="T9">;</text:span></text:p>
      <text:p text:style-name="P26"><text:span text:style-name="T9"><text:s text:c="6"/></text:span><text:span text:style-name="T4">set height</text:span><text:span text:style-name="T9">(</text:span><text:span text:style-name="T20">num</text:span><text:span text:style-name="T4"> value</text:span><text:span text:style-name="T9">)</text:span><text:span text:style-name="T4"> </text:span><text:span text:style-name="T9">{</text:span></text:p>
      <text:p text:style-name="P26"><text:span text:style-name="T4"><text:s text:c="7"/></text:span><text:span text:style-name="T20">if</text:span><text:span text:style-name="T4"> </text:span><text:span text:style-name="T9">(</text:span><text:span text:style-name="T4">value </text:span><text:span text:style-name="T9">&lt;</text:span><text:span text:style-name="T4"> </text:span><text:span text:style-name="T59">0</text:span><text:span text:style-name="T9">)</text:span><text:span text:style-name="T4"> </text:span><text:span text:style-name="T20">throw</text:span><text:span text:style-name="T4"> </text:span><text:span text:style-name="T15">'Height сөрөг утгатай байж болохгүй.'</text:span><text:span text:style-name="T9">;</text:span><text:span text:style-name="T4"> </text:span></text:p>
      <text:p text:style-name="P26"><text:span text:style-name="T4"><text:s text:c="7"/>_height </text:span><text:span text:style-name="T9">=</text:span><text:span text:style-name="T4"> value</text:span><text:span text:style-name="T9">;</text:span><text:span text:style-name="T4"> <text:s/></text:span></text:p>
      <text:p text:style-name="P26"><text:span text:style-name="T4"><text:s text:c="6"/></text:span><text:span text:style-name="T9">}</text:span></text:p>
      <text:p text:style-name="P26"><text:span text:style-name="T4"><text:s text:c="2"/></text:span><text:span text:style-name="T20">num</text:span><text:span text:style-name="T4"> get right</text:span><text:span text:style-name="T9">()</text:span><text:span text:style-name="T4"> </text:span><text:span text:style-name="T9">=&gt;</text:span><text:span text:style-name="T4"> left </text:span><text:span text:style-name="T9">+</text:span><text:span text:style-name="T4"> width</text:span><text:span text:style-name="T9">;</text:span><text:span text:style-name="T4"> <text:s text:c="5"/></text:span></text:p>
      <text:p text:style-name="P26"><text:span text:style-name="T4"><text:s text:c="6"/>set right</text:span><text:span text:style-name="T9">(</text:span><text:span text:style-name="T20">num</text:span><text:span text:style-name="T4"> value</text:span><text:span text:style-name="T9">)</text:span><text:span text:style-name="T4"> <text:s/></text:span><text:span text:style-name="T9">=&gt;</text:span><text:span text:style-name="T4"> left </text:span><text:span text:style-name="T9">=</text:span><text:span text:style-name="T4"> value </text:span><text:span text:style-name="T9">-</text:span><text:span text:style-name="T4"> width</text:span><text:span text:style-name="T9">;</text:span><text:span text:style-name="T4"> <text:s/></text:span></text:p>
      <text:p text:style-name="P26"><text:span text:style-name="T4"><text:s text:c="2"/></text:span><text:span text:style-name="T20">num</text:span><text:span text:style-name="T4"> get bottom</text:span><text:span text:style-name="T9">()</text:span><text:span text:style-name="T4"> </text:span><text:span text:style-name="T9">=&gt;</text:span><text:span text:style-name="T4"> top </text:span><text:span text:style-name="T9">+</text:span><text:span text:style-name="T4"> height</text:span><text:span text:style-name="T9">;</text:span></text:p>
      <text:p text:style-name="P26"><text:span text:style-name="T9"><text:s text:c="6"/></text:span><text:span text:style-name="T4">set bottom</text:span><text:span text:style-name="T9">(</text:span><text:span text:style-name="T20">num</text:span><text:span text:style-name="T4"> value</text:span><text:span text:style-name="T9">)</text:span><text:span text:style-name="T4"> </text:span><text:span text:style-name="T9">=&gt;</text:span><text:span text:style-name="T4"> top </text:span><text:span text:style-name="T9">=</text:span><text:span text:style-name="T4"> value </text:span><text:span text:style-name="T9">–</text:span><text:span text:style-name="T4"> height</text:span><text:span text:style-name="T9">;</text:span></text:p>
      <text:p text:style-name="P26"><text:span text:style-name="T9"><text:s text:c="2"/></text:span><text:span text:style-name="T28">Rectangle</text:span><text:span text:style-name="T9">(</text:span><text:span text:style-name="T20">this</text:span><text:span text:style-name="T9">.</text:span><text:span text:style-name="T4">left</text:span><text:span text:style-name="T9">,</text:span><text:span text:style-name="T4"> </text:span><text:span text:style-name="T20">this</text:span><text:span text:style-name="T9">.</text:span><text:span text:style-name="T4">top</text:span><text:span text:style-name="T9">,</text:span><text:span text:style-name="T4"> </text:span><text:span text:style-name="T20">this</text:span><text:span text:style-name="T9">.</text:span><text:span text:style-name="T4">_width</text:span><text:span text:style-name="T9">,</text:span><text:span text:style-name="T4"> </text:span><text:span text:style-name="T20">this</text:span><text:span text:style-name="T9">.</text:span><text:span text:style-name="T4">_height</text:span><text:span text:style-name="T9">);</text:span></text:p>
      <text:p text:style-name="P36">}</text:p>
      <text:p text:style-name="P34"/>
      <text:p text:style-name="P57">Өмнө байсан хэрэглээг огт хөндөлгүйгээр set метод дээр засвар хийх замаар талбар дээр шалгалт хийж болж байна. Энэ нь мөн талбарыг далдлахын<text:note text:id="ftn1" text:note-class="footnote"><text:note-citation>1</text:note-citation><text:note-body><text:p text:style-name="Footnote">Encapsulation гэж хэлдэг</text:p></text:note-body></text:note> нэг том давуу тал юм.</text:p>
      <text:h text:style-name="P117" text:outline-level="3">Оператор</text:h>
      <text:p text:style-name="P24"><text:span text:style-name="T40">C#, Java зэрэг бусад програмчлалын хэлэнд байдаг бүх л операторуудыг Dart хэлэнд ашиглах боломжтойгоос гадна өөр нэмэлт боломж бий. Тухайлбал бичиглэлийн хувьд </text:span><text:span text:style-name="Source_20_Text"><text:span text:style-name="T41">1 + 2 илэрхийллийг 1.+(2) гэж ойлгож болно.</text:span></text:span><text:span text:style-name="Source_20_Text"><text:span text:style-name="T40"> Ө.х 1 гэсэн тоон обект дээр + методыг 2 гэсэн параметртэй дуудаж байна</text:span></text:span><text:span text:style-name="T40">. Эндээс Dart хэлэнд операторыг шинээр тодорхойлох боломжтой болох нь харагдаж байна. </text:span></text:p>
      <text:p text:style-name="P24"><text:span text:style-name="T40">Жишээлбэл a</text:span><text:span text:style-name="Source_20_Text"><text:span text:style-name="T41">Vector класс байна</text:span></text:span><text:span text:style-name="T40">:</text:span></text:p>
      <text:p text:style-name="P23"/>
      <text:p text:style-name="P26"><text:span text:style-name="T20">class</text:span><text:span text:style-name="T4"> </text:span><text:span text:style-name="T28">Vector</text:span><text:span text:style-name="T4"> </text:span><text:span text:style-name="T9">{</text:span><text:span text:style-name="T4"> <text:s/></text:span></text:p>
      <text:p text:style-name="P26"><text:span text:style-name="T4"><text:s text:c="2"/></text:span><text:span text:style-name="T20">num</text:span><text:span text:style-name="T4"> x</text:span><text:span text:style-name="T9">,</text:span><text:span text:style-name="T4"> y</text:span><text:span text:style-name="T9">;</text:span><text:span text:style-name="T4"> <text:s/></text:span></text:p>
      <text:p text:style-name="P26"><text:span text:style-name="T4"><text:s text:c="2"/></text:span><text:span text:style-name="T28">Vector</text:span><text:span text:style-name="T9">(</text:span><text:span text:style-name="T20">this</text:span><text:span text:style-name="T9">.</text:span><text:span text:style-name="T4">x</text:span><text:span text:style-name="T9">,</text:span><text:span text:style-name="T4"> </text:span><text:span text:style-name="T20">this</text:span><text:span text:style-name="T9">.</text:span><text:span text:style-name="T4">y</text:span><text:span text:style-name="T9">);</text:span><text:span text:style-name="T4"> <text:s/></text:span></text:p>
      <text:p text:style-name="P26"><text:span text:style-name="T4"><text:s text:c="2"/></text:span><text:span text:style-name="T20">operator</text:span><text:span text:style-name="T4"> </text:span><text:span text:style-name="T9">+(</text:span><text:span text:style-name="T28">Vector</text:span><text:span text:style-name="T4"> other</text:span><text:span text:style-name="T9">)</text:span><text:span text:style-name="T4"> </text:span><text:span text:style-name="T9">=&gt;</text:span><text:span text:style-name="T4"> </text:span><text:span text:style-name="T20">new</text:span><text:span text:style-name="T4"> </text:span><text:span text:style-name="T28">Vector</text:span><text:span text:style-name="T9">(</text:span><text:span text:style-name="T4">x </text:span><text:span text:style-name="T9">+</text:span><text:span text:style-name="T4"> other</text:span><text:span text:style-name="T9">.</text:span><text:span text:style-name="T4">x</text:span><text:span text:style-name="T9">,</text:span><text:span text:style-name="T4"> y </text:span><text:span text:style-name="T9">+</text:span><text:span text:style-name="T4"> other</text:span><text:span text:style-name="T9">.</text:span><text:span text:style-name="T4">y</text:span><text:span text:style-name="T9">);</text:span></text:p>
      <text:p text:style-name="P36">}</text:p>
      <text:p text:style-name="P34"/>
      <text:p text:style-name="P57">Эндээс энгийн + үйлдлийг ашиглан векторуудыг нэмэх боломжтой болж байна:</text:p>
      <text:p text:style-name="P26"><text:span text:style-name="T4">var position </text:span><text:span text:style-name="T9">=</text:span><text:span text:style-name="T4"> </text:span><text:span text:style-name="T20">new</text:span><text:span text:style-name="T4"> </text:span><text:span text:style-name="T28">Vector</text:span><text:span text:style-name="T9">(</text:span><text:span text:style-name="T59">3</text:span><text:span text:style-name="T9">,</text:span><text:span text:style-name="T4"> </text:span><text:span text:style-name="T59">4</text:span><text:span text:style-name="T9">);</text:span></text:p>
      <text:p text:style-name="P26"><text:span text:style-name="T4">var velocity </text:span><text:span text:style-name="T9">=</text:span><text:span text:style-name="T4"> </text:span><text:span text:style-name="T20">new</text:span><text:span text:style-name="T4"> </text:span><text:span text:style-name="T28">Vector</text:span><text:span text:style-name="T9">(</text:span><text:span text:style-name="T59">1</text:span><text:span text:style-name="T9">,</text:span><text:span text:style-name="T4"> </text:span><text:span text:style-name="T59">2</text:span><text:span text:style-name="T9">);</text:span></text:p>
      <text:p text:style-name="P26"><text:span text:style-name="T4">var newPosition </text:span><text:span text:style-name="T9">=</text:span><text:span text:style-name="T4"> position </text:span><text:span text:style-name="T9">+</text:span><text:span text:style-name="T4"> velocity</text:span><text:span text:style-name="T9">;</text:span></text:p>
      <text:p text:style-name="P34"/>
      <text:p text:style-name="P57"><text:soft-page-break/>Шинээр тодорхойлсон опертор нь ердийн метод гэж ойлгох хэрэгтэй. Тиймээс a+b илэрхийлэл нь зүүн талын буюу a обектын + методыг дуудаж байна гэсэн үг. <text:s/>Ө.х зүүн талын обектод + үйлдлийг хэрхэн тодорхойлсоноос үр дүн хамаарна гэсэн үг юм.</text:p>
      <text:h text:style-name="P117" text:outline-level="3">Женерик</text:h>
      <text:p text:style-name="P3">Өгөгдлийн олонлогтой ажиллах үед женерикийн ач холбогдол тодорхой харагддаг. Хэрэв жагсаалтын элементүүд ямар төрөлтэй байх нь тодорхойгүй эсвэл чухал биш бол ихэвчлэн дараах байдлаар шинэ жагсаалт үүсгэдэг.</text:p>
      <text:p text:style-name="P6">new List()</text:p>
      <text:p text:style-name="P6">Хэрэв жагсаалтад байх элементүүдийн төрлийг мэдэж байвал тодорхой зааж болно. Жишээлбэл тэмдэгт мөр төрлийн жагсаалтыг дараах байдалтай үүсгэнэ:</text:p>
      <text:p text:style-name="P6">new List&lt;String&gt;()</text:p>
      <text:p text:style-name="P6">Төрлийг тодорхой заах нь хэд хэдэн ач холбогдолтой байдаг:</text:p>
      <text:list xml:id="list4873008429932565771" text:style-name="L2">
        <text:list-item>
          <text:p text:style-name="P94">Хөрвүүлэгч багаж төрлийг тодорхой мэдсэнээр шалгалт хийх, алдааг эрт илрүүлэх боломжтой</text:p>
        </text:list-item>
        <text:list-item>
          <text:p text:style-name="P94">Програм ажиллах үед төрөл хувиргалт хийхгүй. Хэрэв төрөл тодорхой бус бол аль нэг төрөл рүү хувиргалт хийх шаардлагатай болно. Ингэснээр хурдтай ажиллах давуу байдал бий болно.</text:p>
        </text:list-item>
        <text:list-item>
          <text:p text:style-name="P94"/>
        </text:list-item>
      </text:list>
      <text:p text:style-name="P3">Төрөлтэй болон төрөлгүй жагсаалтын жишээг дараах кодонд харууллаа.</text:p>
      <text:p text:style-name="P72">main() {</text:p>
      <text:p text:style-name="P72"><text:s text:c="2"/>print(new List() is List&lt;Object&gt;);</text:p>
      <text:p text:style-name="P72"><text:s text:c="2"/>print(new List() is List&lt;Dynamic&gt;);</text:p>
      <text:p text:style-name="P72"><text:s text:c="2"/>print(new List&lt;String&gt;() is List&lt;Object&gt;);</text:p>
      <text:p text:style-name="P72"><text:s text:c="2"/>print(new List&lt;Object&gt;() is! List&lt;String&gt;); // object, string хоёр ялгаатай</text:p>
      <text:p text:style-name="P72"><text:s text:c="2"/>print(new List&lt;String&gt;() is! List&lt;int&gt;); <text:s text:c="3"/>// string, int ялгаатай</text:p>
      <text:p text:style-name="P72"><text:s text:c="2"/>print(new List&lt;String&gt;() is List); <text:s text:c="9"/>// TRUE!</text:p>
      <text:p text:style-name="P72"><text:s text:c="2"/>print(new List() is List&lt;String&gt;); <text:s text:c="9"/>// TRUE!</text:p>
      <text:p text:style-name="P72">}</text:p>
      <text:p text:style-name="P6"><text:span text:style-name="T44">The last two examples highlight Dart's </text:span><text:span text:style-name="Emphasis"><text:span text:style-name="T44">covariant</text:span></text:span><text:span text:style-name="T44"> generics. Because you will run into untyped Dart code in the wild, the Dart language must allow you to treat an untyped List the same as a typed List, and vice versa.</text:span></text:p>
      <text:p text:style-name="P6"><text:span text:style-name="T44">As you may be able to tell from the code above, Dart's parameterized types are </text:span><text:span text:style-name="Emphasis"><text:span text:style-name="T44">reified</text:span></text:span><text:span text:style-name="T44">. This means that the generics aren't lost at compile time, so Dart truly knows that a </text:span><text:span text:style-name="Source_20_Text"><text:span text:style-name="T44">List&lt;String&gt; </text:span></text:span><text:span text:style-name="T44">is a “list of Strings”.</text:span></text:p>
      <text:h text:style-name="P108" text:outline-level="2"><text:bookmark text:name="isolates"/><text:soft-page-break/>Isolates</text:h>
      <text:p text:style-name="P6">Dart хэдийгээр дан трэдээр ажилладаг боловч isolates-г ашиглан олон цөмтэй процессорын давуу талыг ашиглах боломжтой. <text:s/>isolate нь програмын өөр хэсгүүд хооронд санах ой ашиглалтыг тусгаарлаж өгдөг. isolate бүр өөрийн тусдаа трэд дотор ажиллана.</text:p>
      <text:p text:style-name="P6">Isolate-ууд хоорондоо портоор мессеж солилцож харьцана. Мессеж нь хуулагдах учраас isolate нь өөрийн хуулбар дээрээ ажиллана.</text:p>
      <text:p text:style-name="P6">Isolate хэрхэн ажиллахыг харахын тулд энгийн цуурай үйлчилгээ хийе. Эхлээд isolate дотор ажиллах echo() нэртэй функц тодорхойлоё. Isolate бүр мессеж хүлээн авах порттой байна. Мөн мессежэд тусдаа хариу өгөх портоор хариулна.</text:p>
      <text:p text:style-name="P6">main() функц нь spawnFunction() функцийг дуудаж echo()-д зориулсан isolate үүсгэнэ. Isolate рүү мессеж илгээхийн тулд SendPort портыг ашиглана, дараа нь then() функцийг дуудаж хариу хүлээнэ.</text:p>
      <text:p text:style-name="P72">import 'dart:isolate';</text:p>
      <text:p text:style-name="P72">echo() {</text:p>
      <text:p text:style-name="P72"><text:s/>port.receive((msg, reply) =&gt; reply.send("Echo: $msg"));</text:p>
      <text:p text:style-name="P72">}</text:p>
      <text:p text:style-name="P72"/>
      <text:p text:style-name="P72">void main() {</text:p>
      <text:p text:style-name="P72"><text:s/>SendPort sendPort = spawnFunction(echo);</text:p>
      <text:p text:style-name="P72"><text:s/>sendPort.call("Hello, Dart!").then((response) =&gt; print(response));</text:p>
      <text:p text:style-name="P72">}</text:p>
      <text:p text:style-name="P62">Програмын үр дүн:</text:p>
      <text:p text:style-name="P63">Echo: Hello, Dart!</text:p>
      <text:h text:style-name="P108" text:outline-level="2">Dart сан</text:h>
      <text:p text:style-name="P3">Dart хэлэнд эх кодын файлыг олон хэсэгт хуваах боломжтой байдаг. Хэдийгээр програмын бүх кодыг нэг .dart файлд бичих боломж нь бий боловч файл томрохын хэрээр хайх, удирдахад төвөгтэй болж эхэлдэг. Үүнийг шийдэхийн тулд Dart сан зориулагдсан юм. Dart сан гэдэг нь зүгээр л логикын хувьд бүлэглэж нэгтгэсэн .dart файлуудын цуглуулга юм. </text:p>
      <text:p text:style-name="P3">Сан үүсгэхийн тулд #library түлхүүр үгийг ашиглана (ашиглахгүй байсан ч бүх dart файл сан болдог). Санд эх файлуудыг нэгтгэхдээ #source түлхүүр үгийг ашиглана.</text:p>
      <text:p text:style-name="P72"><text:span text:style-name="T63">l</text:span>ibrary "myLibrary"; <text:tab/><text:tab/><text:tab/><text:tab/><text:tab/># сангийн нэр</text:p>
      <text:p text:style-name="P72">import "../lib/otherLibrary.dart"; <text:tab/># бусад санг ашиглаж болно</text:p>
      <text:p text:style-name="P72"><text:span text:style-name="T63">part </text:span>"greeter.dart";<text:tab/><text:tab/><text:tab/><text:tab/><text:tab/># санд орох өөр эх файл</text:p>
      <text:p text:style-name="P72"><text:span text:style-name="T63">part </text:span>"leaver.dart"; </text:p>
      <text:p text:style-name="P72"/>
      <text:p text:style-name="P72">myFunc() { </text:p>
      <text:p text:style-name="P72"><text:s text:c="2"/>var g = new Greeter(); </text:p>
      <text:p text:style-name="P72"><text:s text:c="2"/>otherLibFunction("blah"); </text:p>
      <text:p text:style-name="P72">} </text:p>
      <text:p text:style-name="P3"><text:soft-page-break/>Дээрх жишээнд сан дотор классаас хамааралгүй функц дотор бичсэн байна. Эндээс обект үүсгэх зорилготой үед л класс тодорхойлох хэрэгтэй болох нь харагдаж байна, бусад тохиолдолд класс заавал тодорхойлох шаардлагагүй байна. Тухайлбал Java, C# хэлэнд байдаг шиг зүгээр хэсэг функцийг бүлэглэх зорилгоор класс үүсгэх хэрэггүй. </text:p>
      <text:p text:style-name="P3">Санд #source түлхүүр үгийг ашиглан өөр эх файлыг оруулж болно. <text:s/>Харин #import түлхүүр үгийг ашиглан өөр санг хавсаргаж болно.</text:p>
      <text:p text:style-name="P3"><draw:frame draw:style-name="fr1" draw:name="Object16" text:anchor-type="paragraph" svg:x="0.0402in" svg:y="0.1161in" svg:width="5.2075in" svg:height="4.0626in" draw:z-index="0"><draw:object xlink:href="./Object 1" xlink:type="simple" xlink:show="embed" xlink:actuate="onLoad"/><draw:image xlink:href="./ObjectReplacements/Object 1" xlink:type="simple" xlink:show="embed" xlink:actuate="onLoad"/><svg:desc>OLE-object</svg:desc></draw:frame><text:soft-page-break/></text:p>
      <text:p text:style-name="P3">Хэрэв шинээр үүсгэж байгаа болон импортлож байгаа хоёр санд хоёуланд нь ижил нэртэй класс байвал нэрний зөрчил үүснэ. Энэ тохиолдолд угтвар ашиглаж болно.</text:p>
      <text:p text:style-name="P3"><text:span text:style-name="T64">i</text:span>mport "../lib/otherLib.dart", prefix:"other"; </text:p>
      <text:p text:style-name="P3">Ингээд кодноос дараах байдлаар хандаж ашиглаж болно: </text:p>
      <text:p text:style-name="P3">other.otherLibFunction("параметрX"); </text:p>
      <text:p text:style-name="P4">Санд байгаа функц, классууд импортлож байгаа кодноос шууд хандах боломжтой байдаг. Хэрэв зарим функц, классыг нуухыг хүсэж байвал тэдгээрийн нэрний өмнө _ (доогуур зураас) тэмдэгийг тавих хэрэгтэй.</text:p>
      <text:p text:style-name="P4"/>
      <text:h text:style-name="P114" text:outline-level="2">Анхны <text:span text:style-name="T66">HTML дэлгэц</text:span></text:h>
      <text:p text:style-name="P10">Хамгийн энгийн вэб <text:span text:style-name="T67">програм</text:span> үүсгэе. </text:p>
      <table:table table:name="Table32" table:style-name="Table32">
        <table:table-column table:style-name="Table32.A"/>
        <table:table-column table:style-name="Table32.B"/>
        <table:table-row>
          <table:table-cell table:style-name="Table32.A1" office:value-type="string">
            <text:p text:style-name="P8">Эх код: start.html</text:p>
          </table:table-cell>
          <table:table-cell table:style-name="Table32.A1" office:value-type="string">
            <text:p text:style-name="P10">Харагдах байдал</text:p>
          </table:table-cell>
        </table:table-row>
        <table:table-row>
          <table:table-cell table:style-name="Table32.A1" office:value-type="string">
            <text:p text:style-name="P73">&lt;!doctype html&gt; </text:p>
            <text:p text:style-name="P73">&lt;html <text:span text:style-name="Source_20_Text">manifest="/cache.manifest"</text:span>&gt; </text:p>
            <text:p text:style-name="P73">&lt;head&gt; </text:p>
            <text:p text:style-name="P73"><text:s text:c="2"/>&lt;title&gt;Жижиг хүснэгт&lt;/title&gt; </text:p>
            <text:p text:style-name="P73"><text:s text:c="2"/>&lt;meta charset="utf-8"/&gt; </text:p>
            <text:p text:style-name="P73">&lt;/head&gt; </text:p>
            <text:p text:style-name="P73">&lt;body&gt; </text:p>
            <text:p text:style-name="P73">&lt;h1&gt;Вэб програмчлал&lt;/h1&gt;</text:p>
            <text:p text:style-name="P73">&lt;table border="1"&gt; </text:p>
            <text:p text:style-name="P73"><text:s text:c="2"/>&lt;tbody&gt; </text:p>
            <text:p text:style-name="P73"><text:s text:c="4"/>&lt;tr&gt;&lt;td&gt;HTML&lt;/td&gt;&lt;td&gt;CSS&lt;/td&gt;&lt;/tr&gt; </text:p>
            <text:p text:style-name="P73"><text:s text:c="2"/>&lt;/tbody&gt; </text:p>
            <text:p text:style-name="P73">&lt;/table&gt;</text:p>
            <text:p text:style-name="P73">&lt;script type="application/dart" src="Program.dart"&gt;&lt;/script&gt;</text:p>
            <text:p text:style-name="P73">&lt;/body&gt; </text:p>
            <text:p text:style-name="P73">&lt;/html&gt;</text:p>
          </table:table-cell>
          <table:table-cell table:style-name="Table32.A1" office:value-type="string">
            <text:p text:style-name="P9">Вэб програмчлал</text:p>
            <table:table table:name="Table38" table:style-name="Table38">
              <table:table-column table:style-name="Table38.A"/>
              <table:table-column table:style-name="Table38.B"/>
              <table:table-row>
                <table:table-cell table:style-name="Table38.A1" office:value-type="string">
                  <text:p text:style-name="P78">HTML</text:p>
                </table:table-cell>
                <table:table-cell table:style-name="Table38.B1" office:value-type="string">
                  <text:p text:style-name="P78">CSS</text:p>
                </table:table-cell>
              </table:table-row>
            </table:table>
            <text:p text:style-name="P64"/>
            <text:p text:style-name="P79"/>
          </table:table-cell>
        </table:table-row>
      </table:table>
      <text:p text:style-name="P10"/>
      <text:p text:style-name="P10"><text:span text:style-name="Strong_20_Emphasis"><text:span text:style-name="T50">Эх кодыг текст засварлагч дээр бичээд “start.html” нэртэй файл болгон хадга</text:span></text:span><text:span text:style-name="Strong_20_Emphasis"><text:span text:style-name="T51">лаа</text:span></text:span><text:span text:style-name="Strong_20_Emphasis"><text:span text:style-name="T52">рай</text:span></text:span><text:span text:style-name="Strong_20_Emphasis"><text:span text:style-name="T50">. <text:s/></text:span></text:span><text:span text:style-name="Strong_20_Emphasis"><text:span text:style-name="T53">Ингээд браузер дээр нээж үзээрэй.</text:span></text:span></text:p>
      <text:p text:style-name="P10"><text:span text:style-name="Strong_20_Emphasis"><text:span text:style-name="T50">Дээрх </text:span></text:span><text:span text:style-name="Strong_20_Emphasis"><text:span text:style-name="T53">эх код </text:span></text:span><text:span text:style-name="Strong_20_Emphasis"><text:span text:style-name="T54">нь </text:span></text:span><text:span text:style-name="Strong_20_Emphasis"><text:span text:style-name="T50">HTM</text:span></text:span><text:span text:style-name="Strong_20_Emphasis"><text:span text:style-name="T55">L хэлний</text:span></text:span><text:span text:style-name="Strong_20_Emphasis"><text:span text:style-name="T50"> үндсэн </text:span></text:span><text:span text:style-name="Strong_20_Emphasis"><text:span text:style-name="T53">элементүүдийг </text:span></text:span><text:span text:style-name="Strong_20_Emphasis"><text:span text:style-name="T54">агуулсан байна</text:span></text:span><text:span text:style-name="Strong_20_Emphasis"><text:span text:style-name="T50">:</text:span></text:span></text:p>
      <text:list xml:id="list8640127505883720945" text:style-name="L3">
        <text:list-item>
          <text:p text:style-name="P95"><text:span text:style-name="Strong_20_Emphasis"><text:span text:style-name="T68">Баримтын эхний мөрөнд байгаа </text:span></text:span><text:span text:style-name="Source_20_Text"><text:span text:style-name="T68">!doctype</text:span></text:span><text:span text:style-name="Strong_20_Emphasis"><text:span text:style-name="T68"> нь ямар төрлийн баримт болохыг браузерт хэлж өгнө. &lt;!doctype html&gt; нь HTML баримт болохыг зааж байна.</text:span></text:span></text:p>
        </text:list-item>
        <text:list-item>
          <text:p text:style-name="P95"><text:span text:style-name="Strong_20_Emphasis"><text:span text:style-name="T71">&lt;head&gt;, &lt;body&gt; зэрэг нь таагууд юм. </text:span></text:span><text:span text:style-name="Strong_20_Emphasis"><text:span text:style-name="T73">Т</text:span></text:span><text:span text:style-name="Strong_20_Emphasis"><text:span text:style-name="T72">ааг</text:span></text:span><text:span text:style-name="Strong_20_Emphasis"><text:span text:style-name="T50"> гэдэг нь өнцөгт хаалт</text:span></text:span><text:span text:style-name="Strong_20_Emphasis"><text:span text:style-name="T56">анд</text:span></text:span><text:span text:style-name="Strong_20_Emphasis"><text:span text:style-name="T50"> (&lt; &gt;) </text:span></text:span><text:span text:style-name="Strong_20_Emphasis"><text:span text:style-name="T56">бичсэн нэр юм</text:span></text:span><text:span text:style-name="Strong_20_Emphasis"><text:span text:style-name="T50">. </text:span></text:span><text:span text:style-name="Strong_20_Emphasis"><text:span text:style-name="T57">Т</text:span></text:span><text:span text:style-name="Strong_20_Emphasis"><text:span text:style-name="T50">ааг нь браузер дээр дүрслэгдэхгүй, харин </text:span></text:span><text:span text:style-name="Strong_20_Emphasis"><text:span text:style-name="T58">дэлгэцийн </text:span></text:span><text:span text:style-name="Strong_20_Emphasis"><text:span text:style-name="T50">бүтц</text:span></text:span><text:span text:style-name="Strong_20_Emphasis"><text:span text:style-name="T58">ийг </text:span></text:span><text:span text:style-name="Strong_20_Emphasis"><text:span text:style-name="T50">браузерт мэдээлнэ. </text:span></text:span><text:span text:style-name="Strong_20_Emphasis"><text:span text:style-name="T58">Т</text:span></text:span><text:span text:style-name="Strong_20_Emphasis"><text:span text:style-name="T50">ааг болон түүний дотор кодлосон мэдээллийг хамтад нь </text:span></text:span><text:span text:style-name="Strong_20_Emphasis"><text:span text:style-name="T72">элемент</text:span></text:span><text:span text:style-name="Strong_20_Emphasis"><text:span text:style-name="T50"> гэж нэрлэнэ. </text:span></text:span><text:span text:style-name="Strong_20_Emphasis"><text:span text:style-name="T58">Жишээлбэл</text:span></text:span><text:span text:style-name="Strong_20_Emphasis"><text:span text:style-name="T69"> </text:span></text:span><text:span text:style-name="Source_20_Text"><text:span text:style-name="T75">&lt;title&gt;Анхны програм&lt;/title&gt;</text:span></text:span><text:span text:style-name="Strong_20_Emphasis"><text:span text:style-name="T75"> </text:span></text:span><text:span text:style-name="Strong_20_Emphasis"><text:span text:style-name="T69">нь </text:span></text:span><text:span text:style-name="Strong_20_Emphasis"><text:span text:style-name="T70">бүхэлдээ </text:span></text:span><text:span text:style-name="Strong_20_Emphasis"><text:span text:style-name="T69">элемент </text:span></text:span><text:span text:style-name="Strong_20_Emphasis"><text:span text:style-name="T70">гэж нэрлэгдэнэ</text:span></text:span><text:span text:style-name="Strong_20_Emphasis"><text:span text:style-name="T69">.</text:span></text:span></text:p>
        </text:list-item>
        <text:list-item>
          <text:p text:style-name="P95"><text:span text:style-name="Strong_20_Emphasis"><text:span text:style-name="T69">Элемент нь атрибуттай байж болно. Атрибут нь тухайн элементэд нэмэлт шинжийг тодорхойлдог. Жишээлбэл meta тааг нь charset гэсэн атрибуттай байна. </text:span></text:span><text:span text:style-name="Strong_20_Emphasis"><text:span text:style-name="T76">&lt;meta </text:span></text:span><text:span text:style-name="Strong_20_Emphasis"><text:span text:style-name="T77">charset</text:span></text:span><text:span text:style-name="Strong_20_Emphasis"><text:span text:style-name="T76">="utf-8" /&gt;</text:span></text:span></text:p>
        </text:list-item>
      </text:list>
      <text:list xml:id="list9136486290861819524" text:style-name="L4">
        <text:list-item>
          <text:p text:style-name="P96">head элемент нь хуудасны тухай мэдээллийг агуулдаг. Үүнд гарчиг, <text:s/><text:span text:style-name="T78">текстийн </text:span>энкодлол зэрэг багтана. <text:span text:style-name="Strong_20_Emphasis"><text:span text:style-name="T69">Жишээлбэл гарчиг нь &lt;title&gt;Анхны програм&lt;/title&gt; гэж кодлогдоно.</text:span></text:span></text:p>
        </text:list-item>
        <text:list-item>
          <text:p text:style-name="P96">Компютер үсэг, тэмдэгтийг дотроо тоогоор илэрхийлж хадгалсан байдаг, харин дэлгэцэнд харуулахдаа “тодорхой дүрмээр” хувиргаж тэмдэгт болгон харуулна. Энэ дүрмийг нь <text:span text:style-name="T74">энкодлол</text:span> гэж нэрлэнэ. Маш олон тооны энкодлолууд байдаг. Тиймээс тоон өгөгдлийг зөв дүрсэлж харуулахын тулд зөв энкодлолыг сонгох <text:soft-page-break/>хэрэгтэй болно. Вэб хуудсын энкодлолыг тохируулахад &lt;meta&gt; таагийг хэрэглэнэ: <text:s/><text:span text:style-name="Source_20_Text">&lt;meta charset="utf-8"/&gt;. </text:span><text:span text:style-name="Strong_20_Emphasis"><text:span text:style-name="T50">Энэ нь хуудсан дахь тэмдэгтүүд utf-8 энкодлолтой байна гэдгийг илэрхийлж байна. Крилл текст бүхий вэб хуудсын хувьд utf-8 энкодлолыг сонговол текст зөв харагдана.</text:span></text:span></text:p>
        </text:list-item>
        <text:list-item>
          <text:p text:style-name="P104">Body элемент дотор хуудасны агуулгыг кодлоно.</text:p>
        </text:list-item>
      </text:list>
      <text:p text:style-name="P18"/>
      <text:list xml:id="list84918679495185" text:continue-numbering="true" text:style-name="L4">
        <text:list-header>
          <text:p text:style-name="P102">start.html хуудсыг браузер дээр харахад h1 хэсэгт бичсэн текст бусад текстээс илүү том, <text:span text:style-name="T79">зузаан</text:span> шрифтээр дүрслэгдсэн байгааг анзаар<text:span text:style-name="T80">сан байх</text:span>. Тэгэхээр “h1 дотор бичигдсэн текст ингэж харагдах ёстойг браузер яаж мэдэж байна вэ?” гэсэн асуулт гарна.</text:p>
          <text:p text:style-name="P103">Вэб хуудсын харагдах байдлыг CSS хэлээр удирдана. CSS код агуулсан файлыг стайлшийт гэж нэрлэнэ. Браузер бүр өөрийн <text:span text:style-name="T65">үндсэн </text:span>стайлшийттэй байдаг ба түүнд заасан CSS зааврын дагуу хуудсыг дүрсэлдэг байна. Мэдээж вэб зохиогчид өөрийн CSS код ашиглан үүнийг өөрчилж болно.</text:p>
        </text:list-header>
      </text:list>
      <text:p text:style-name="P80"/>
      <text:p text:style-name="P83"><text:span text:style-name="T81">Жишээ болгон дээрх модны бүх элементийг хэвлэн харуулах програм бичие. </text:span><text:span text:style-name="T82">DOM модонд боловсруулалт хийхийн тулд HTML </text:span><text:span text:style-name="T83">файлд програмаа </text:span><text:span text:style-name="T82">холбох хэрэгтэй. Үүний тулд &lt;script&gt; таагийг ашиглана; script таагийн type атрибутад “</text:span><text:span text:style-name="T84">application/dart”</text:span><text:span text:style-name="T82"> гэж бичнэ, src атрибутад програм файлын нэрийг бичнэ.</text:span></text:p>
      <text:p text:style-name="P75">&lt;!doctype html&gt; </text:p>
      <text:p text:style-name="P75">&lt;html <text:span text:style-name="Source_20_Text">manifest="/cache.manifest"</text:span>&gt; </text:p>
      <text:p text:style-name="P75">&lt;head&gt; </text:p>
      <text:p text:style-name="P75"><text:s text:c="2"/>&lt;title&gt;Жижиг хүснэгт&lt;/title&gt; </text:p>
      <text:p text:style-name="P75"><text:s text:c="2"/>&lt;meta charset="utf-8"/&gt; </text:p>
      <text:p text:style-name="P75">&lt;/head&gt; </text:p>
      <text:p text:style-name="P75">&lt;body&gt; </text:p>
      <text:p text:style-name="P75">&lt;h1&gt;Вэб програмчлал&lt;/h1&gt;</text:p>
      <text:p text:style-name="P75">&lt;table border="1"&gt; </text:p>
      <text:p text:style-name="P75"><text:s text:c="2"/>&lt;tbody&gt; </text:p>
      <text:p text:style-name="P75"><text:s text:c="4"/>&lt;tr&gt;&lt;td&gt;HTML&lt;/td&gt;&lt;td&gt;CSS&lt;/td&gt;&lt;/tr&gt; </text:p>
      <text:p text:style-name="P75"><text:s text:c="2"/>&lt;/tbody&gt; </text:p>
      <text:p text:style-name="P75">&lt;/table&gt;</text:p>
      <text:p text:style-name="P70">&lt;script type="application/dart" src="<text:span text:style-name="T3">Program.dart</text:span>"&gt;&lt;/script&gt;</text:p>
      <text:p text:style-name="P75">&lt;/body&gt; </text:p>
      <text:p text:style-name="P74">&lt;/html&gt;</text:p>
      <text:p text:style-name="P11">Модны элементүүдэд document обектоор дамжуулан хандаж болно. <text:span text:style-name="T85">Жишээ нь document.body.elements, document.head.elements гэх зэргээр хандаж болно.</text:span></text:p>
      <text:p text:style-name="P12"><text:span text:style-name="T86">Program</text:span>.dart</text:p>
      <text:p text:style-name="P75">import 'dart:html';</text:p>
      <text:p text:style-name="P75"/>
      <text:p text:style-name="P75">void main() {</text:p>
      <text:p text:style-name="P75"><text:s text:c="2"/>print('head элементүүд:');</text:p>
      <text:p text:style-name="P75"><text:s text:c="2"/>for (Element e in document.head.elements) {</text:p>
      <text:p text:style-name="P75"><text:s text:c="4"/>print(e.tagName);</text:p>
      <text:p text:style-name="P75"><text:s text:c="2"/>}</text:p>
      <text:p text:style-name="P75"><text:s text:c="2"/></text:p>
      <text:p text:style-name="P75"><text:s text:c="2"/>print('body элементүүд:');</text:p>
      <text:p text:style-name="P75"><text:s text:c="2"/>for (Element e in document.body.elements) {</text:p>
      <text:p text:style-name="P75"><text:s text:c="4"/>print(e.tagName);</text:p>
      <text:p text:style-name="P75"><text:s text:c="2"/>}</text:p>
      <text:p text:style-name="P75">}</text:p>
      <text:p text:style-name="P13">print() функцийн үр дүн нь вэб дээр харагдахгүй, консол<text:note text:id="ftn2" text:note-class="footnote"><text:note-citation>2</text:note-citation><text:note-body><text:p text:style-name="Footnote">Браузерээс хамааран консол янз бүр байдаг. Жнь Google Chrome браузерын консол уруу Tools → Developer Tools → Console гэж орно.</text:p></text:note-body></text:note> дээр харагдана. Тиймээс вэб браузерын консолыг нээж үзэх хэрэгтэй. Үр дүн нь дараах байдалтай харагдах болно.</text:p>
      <text:p text:style-name="P75">head элементүүд:</text:p>
      <text:p text:style-name="P75">TITLE</text:p>
      <text:p text:style-name="P75">META</text:p>
      <text:p text:style-name="P75">body элементүүд:</text:p>
      <text:p text:style-name="P75">TABLE</text:p>
      <text:p text:style-name="P75">SCRIPT</text:p>
      <text:p text:style-name="P13">Мөн модыг програмаар өөрчилж болно. Жишээлбэл хүснэгтэд шинэ нүд нэмэе. Үүний тулд эхлээд хүснэгтийн <text:span text:style-name="T87">мөрийг</text:span> олоод <text:span text:style-name="T87">(tr элемент) </text:span>дараа нь түүнд шинэ нүдээ нэмэх хэрэгтэй.</text:p>
      <text:p text:style-name="P75"><text:soft-page-break/>// tr элементийг олох</text:p>
      <text:p text:style-name="P75">Element trNode = document.query('tr');</text:p>
      <text:p text:style-name="P75"/>
      <text:p text:style-name="P75">// шинэ td элемент үүсгэх</text:p>
      <text:p text:style-name="P75">Element newNode = new Element.tag('td');</text:p>
      <text:p text:style-name="P75">newNode.innerHTML = '<text:span text:style-name="T88">Dart</text:span>';</text:p>
      <text:p text:style-name="P75"/>
      <text:p text:style-name="P75">// шинэ элементийг нэмэх</text:p>
      <text:p text:style-name="P82">trNode.elements.add(newNode);</text:p>
      <text:p text:style-name="P81"/>
      <text:p text:style-name="P84">Dart хэлэнд for, while, do while заавруудыг ашиглан давталт зохион байгуулж болно. Эдгээрээс for давталтыг хэрхэн ашиглах тухай үзэе. For давталтын ерөнхий бичиглэл нь дараах байдалтай.</text:p>
      <text:p text:style-name="P28"><text:span text:style-name="T20">for</text:span><text:span text:style-name="T4"> </text:span><text:span text:style-name="T9">(</text:span><text:span text:style-name="T20">int</text:span><text:span text:style-name="T4"> i </text:span><text:span text:style-name="T9">=</text:span><text:span text:style-name="T4"> </text:span><text:span text:style-name="T59">0</text:span><text:span text:style-name="T9">;</text:span><text:span text:style-name="T4"> i </text:span><text:span text:style-name="T9">&lt;</text:span><text:span text:style-name="T4"> candidates</text:span><text:span text:style-name="T9">.</text:span><text:span text:style-name="T4">length</text:span><text:span text:style-name="T9">;</text:span><text:span text:style-name="T4"> i</text:span><text:span text:style-name="T9">++)</text:span><text:span text:style-name="T4"> </text:span><text:span text:style-name="T9">{</text:span></text:p>
      <text:p text:style-name="P33"><text:span text:style-name="T4"><text:s text:c="2"/></text:span><text:span text:style-name="T6">candidates</text:span><text:span text:style-name="T12">[</text:span><text:span text:style-name="T6">i</text:span><text:span text:style-name="T12">].</text:span><text:span text:style-name="T6">interview</text:span><text:span text:style-name="T12">();</text:span></text:p>
      <text:p text:style-name="P37">}</text:p>
      <text:p text:style-name="P35"/>
      <text:p text:style-name="P16">Хэрэв олонлогын элементээр давтах бол forEach() функцийг ашиглаж болно. Давталтын индексийг мэдэх шаардлагагүй бол энэ функц их тохиромжтой байдаг.</text:p>
      <text:p text:style-name="P28"><text:span text:style-name="T4">candidates</text:span><text:span text:style-name="T9">.</text:span><text:span text:style-name="T4">forEach</text:span><text:span text:style-name="T9">((</text:span><text:span text:style-name="T4">candidate</text:span><text:span text:style-name="T9">)</text:span><text:span text:style-name="T4"> </text:span><text:span text:style-name="T9">=&gt;</text:span><text:span text:style-name="T4"> candidate</text:span><text:span text:style-name="T9">.</text:span><text:span text:style-name="T4">interview</text:span><text:span text:style-name="T9">());</text:span></text:p>
      <text:p text:style-name="P35"/>
      <text:p text:style-name="P16">Мөн жагсаалтаар давтахад for..in заавар тохиромжтой байдаг:</text:p>
      <text:p text:style-name="P28"><text:span text:style-name="T4">var collection </text:span><text:span text:style-name="T9">=</text:span><text:span text:style-name="T4"> </text:span><text:span text:style-name="T9">[</text:span><text:span text:style-name="T59">0</text:span><text:span text:style-name="T9">,</text:span><text:span text:style-name="T4"> </text:span><text:span text:style-name="T59">1</text:span><text:span text:style-name="T9">,</text:span><text:span text:style-name="T4"> </text:span><text:span text:style-name="T59">2</text:span><text:span text:style-name="T9">];</text:span></text:p>
      <text:p text:style-name="P28"><text:span text:style-name="T20">for</text:span><text:span text:style-name="T4"> </text:span><text:span text:style-name="T9">(</text:span><text:span text:style-name="T4">var x in collection</text:span><text:span text:style-name="T9">)</text:span><text:span text:style-name="T4"> </text:span><text:span text:style-name="T9">{</text:span></text:p>
      <text:p text:style-name="P33"><text:span text:style-name="T4"><text:s text:c="2"/></text:span><text:span text:style-name="T6">print</text:span><text:span text:style-name="T12">(</text:span><text:span text:style-name="T6">x</text:span><text:span text:style-name="T12">);</text:span></text:p>
      <text:p text:style-name="P37">}</text:p>
      <text:p text:style-name="P40">// prints:</text:p>
      <text:p text:style-name="P40">// 0</text:p>
      <text:p text:style-name="P40">// 1</text:p>
      <text:p text:style-name="P40">// 2</text:p>
      <text:p text:style-name="P39"/>
      <text:p text:style-name="P58">Дээрх кодыг жагсаалт функцүүд ашиглан мөн өөрөөр бичиж болно.</text:p>
      <text:p text:style-name="P32"><text:span text:style-name="T7">candidates</text:span><text:span text:style-name="T13">.</text:span><text:span text:style-name="T7">filter</text:span><text:span text:style-name="T13">((</text:span><text:span text:style-name="T7">c</text:span><text:span text:style-name="T13">)</text:span><text:span text:style-name="T7"> </text:span><text:span text:style-name="T13">=&gt;</text:span><text:span text:style-name="T7"> c</text:span><text:span text:style-name="T13">.</text:span><text:span text:style-name="T7">yearsExperience </text:span><text:span text:style-name="T13">&gt;=</text:span><text:span text:style-name="T7"> </text:span><text:span text:style-name="T61">5</text:span><text:span text:style-name="T13">).</text:span><text:span text:style-name="T7">forEach</text:span><text:span text:style-name="T13">((</text:span><text:span text:style-name="T7">c</text:span><text:span text:style-name="T13">)</text:span><text:span text:style-name="T7"> </text:span><text:span text:style-name="T13">=&gt;</text:span><text:span text:style-name="T7"> c</text:span><text:span text:style-name="T13">.</text:span><text:span text:style-name="T7">interview</text:span><text:span text:style-name="T13">());</text:span></text:p>
      <text:p text:style-name="P35"/>
      <table:table table:name="Table5" table:style-name="Table5">
        <table:table-column table:style-name="Table5.A"/>
        <table:table-column table:style-name="Table5.B"/>
        <table:table-row>
          <table:table-cell table:style-name="Table5.A1" office:value-type="string">
            <text:p text:style-name="P19">Square10.html</text:p>
            <text:p text:style-name="P76">&lt;html&gt;</text:p>
            <text:p text:style-name="P76"><text:s text:c="2"/>&lt;head&gt;</text:p>
            <text:p text:style-name="P76"><text:s text:c="4"/>&lt;title&gt;Квадрат&lt;/title&gt;</text:p>
            <text:p text:style-name="P76"><text:s text:c="4"/>&lt;meta charset="utf-8"/&gt;</text:p>
            <text:p text:style-name="P76"><text:s text:c="2"/>&lt;/head&gt;</text:p>
            <text:p text:style-name="P76"><text:s text:c="2"/>&lt;body&gt;</text:p>
            <text:p text:style-name="P76"><text:s text:c="4"/>&lt;h1&gt;Квадрат&lt;/h1&gt;</text:p>
            <text:p text:style-name="P76"><text:s text:c="4"/>&lt;script type="application/dart" src="Square10.dart"&gt;&lt;/script&gt;</text:p>
            <text:p text:style-name="P76"><text:s text:c="2"/>&lt;/body&gt;</text:p>
            <text:p text:style-name="P76">&lt;/html&gt;</text:p>
            <text:p text:style-name="P14">Square10.dart</text:p>
            <text:p text:style-name="P76">import 'dart:html';</text:p>
            <text:p text:style-name="P76"/>
            <text:p text:style-name="P76">void main() {</text:p>
            <text:p text:style-name="P76"><text:s text:c="2"/>for (int i=1; i&lt;11; i++) {</text:p>
            <text:p text:style-name="P76"><text:s text:c="4"/>Element e = new Element.tag('p');</text:p>
            <text:p text:style-name="P76"><text:soft-page-break/><text:s text:c="4"/>e.text = '$i*$i=' + <text:s/>(i * i);</text:p>
            <text:p text:style-name="P76"><text:s text:c="4"/>document.body.elements.add(e);</text:p>
            <text:p text:style-name="P76"><text:s text:c="2"/>}</text:p>
            <text:p text:style-name="P76">}</text:p>
          </table:table-cell>
          <table:table-cell table:style-name="Table5.A1" office:value-type="string">
            <text:p text:style-name="P15">Квадрат</text:p>
            <text:p text:style-name="P16">1*1=1</text:p>
            <text:p text:style-name="P16">2*2=4</text:p>
            <text:p text:style-name="P16">3*3=9</text:p>
            <text:p text:style-name="P16">4*4=16</text:p>
            <text:p text:style-name="P16">5*5=25</text:p>
            <text:p text:style-name="P16">6*6=36</text:p>
            <text:p text:style-name="P16">7*7=49</text:p>
            <text:p text:style-name="P16">8*8=64</text:p>
            <text:p text:style-name="P16">9*9=81</text:p>
            <text:p text:style-name="P16">10*10=100</text:p>
          </table:table-cell>
        </table:table-row>
      </table:table>
      <text:p text:style-name="P71"/>
      <text:h text:style-name="P116" text:outline-level="2"><text:span text:style-name="Source_20_Text"><text:span text:style-name="T89"/></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1" svg:font-family="Arial, Verdana, Geneva, Helvetica, sans-serif"/>
    <style:font-face style:name="Courier New2" svg:font-family="'Courier New', 'Andale Mono', Courier, Monaco, monospace"/>
    <style:font-face style:name="Open Sans1" svg:font-family="'Open Sans', sans-serif"/>
    <style:font-face style:name="OpenSymbol" svg:font-family="OpenSymbol"/>
    <style:font-face style:name="Times New Roman" svg:font-family="'Times New Roman'"/>
    <style:font-face style:name="monospace1" svg:font-family="monospace"/>
    <style:font-face style:name="monospace" svg:font-family="monospace, sans-serif"/>
    <style:font-face style:name="Liberation Serif" svg:font-family="'Liberation Serif'" style:font-family-generic="roman"/>
    <style:font-face style:name="Liberation Sans" svg:font-family="'Liberation Sans'"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Ubuntu" svg:font-family="Ubuntu" style:font-pitch="variable"/>
    <style:font-face style:name="Liberation Serif1" svg:font-family="'Liberation Serif'" style:font-family-generic="roman" style:font-pitch="variable"/>
    <style:font-face style:name="Arial" svg:font-family="Arial" style:font-adornments="Negreta" style:font-family-generic="swiss" style:font-pitch="variable"/>
    <style:font-face style:name="Open Sans2" svg:font-family="'Open Sans'" style:font-family-generic="swiss" style:font-pitch="variable"/>
    <style:font-face style:name="Open Sans" svg:font-family="'Open Sans'" style:font-adornments="Bold"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Heading_20_1" style:display-name="Heading 1" style:family="paragraph" style:parent-style-name="Heading" style:next-style-name="Text_20_body" style:default-outline-level="1" style:class="text">
      <style:paragraph-properties fo:margin-left="0.2in" fo:margin-right="0in" fo:margin-top="0in" fo:margin-bottom="0.2in" style:contextual-spacing="false" fo:text-indent="-0.3in" style:auto-text-indent="false" style:shadow="none">
        <style:tab-stops/>
      </style:paragraph-properties>
      <style:text-properties fo:color="#0047ff" style:font-name="Open Sans" fo:font-size="115%" fo:font-weight="bold" style:font-size-asian="115%" style:font-weight-asian="bold" style:font-size-complex="115%" style:font-weight-complex="bold"/>
    </style:style>
    <style:style style:name="Header" style:family="paragraph" style:parent-style-name="Standard" style:class="extra">
      <style:paragraph-properties fo:padding="0.0201in" fo:border-left="none" fo:border-right="none" fo:border-top="none" fo:border-bottom="0.06pt solid #000000" style:shadow="none" text:number-lines="false" text:line-number="0">
        <style:tab-stops>
          <style:tab-stop style:position="2.6772in" style:type="center"/>
          <style:tab-stop style:position="5.3543in" style:type="right"/>
        </style:tab-stops>
      </style:paragraph-properties>
    </style:style>
    <style:style style:name="Footer" style:family="paragraph" style:parent-style-name="Standard" style:class="extra">
      <style:paragraph-properties text:number-lines="false" text:line-number="0">
        <style:tab-stops>
          <style:tab-stop style:position="2.6772in" style:type="center"/>
          <style:tab-stop style:position="5.3543in" style:type="right"/>
        </style:tab-stops>
      </style:paragraph-properties>
      <style:text-properties fo:font-size="9pt"/>
    </style:style>
    <style:style style:name="Heading_20_2" style:display-name="Heading 2" style:family="paragraph" style:parent-style-name="Heading" style:next-style-name="Text_20_body" style:default-outline-level="2" style:class="text">
      <style:paragraph-properties fo:margin-left="0.3in" fo:margin-right="0in" fo:margin-top="0in" fo:margin-bottom="0.2in" style:contextual-spacing="false" fo:text-indent="-0.3in" style:auto-text-indent="false">
        <style:tab-stops/>
      </style:paragraph-properties>
      <style:text-properties fo:color="#0047ff" style:font-name="Open Sans" fo:font-size="14pt" fo:font-style="normal" fo:font-weight="bold" style:font-size-asian="14pt" style:font-style-asian="italic" style:font-weight-asian="bold" style:font-size-complex="14pt" style:font-style-complex="italic" style:font-weight-complex="bold"/>
    </style:style>
    <style:style style:name="Source_20_Code" style:display-name="Source Code" style:family="paragraph" style:parent-style-name="Standard" style:next-style-name="Standard" style:class="html" style:master-page-name="">
      <style:paragraph-properties fo:margin-top="0in" fo:margin-bottom="0in" style:contextual-spacing="false" style:page-number="auto" fo:background-color="#e6e6e6" style:shadow="none" fo:keep-with-next="auto">
        <style:tab-stops/>
        <style:background-image/>
      </style:paragraph-properties>
      <style:text-properties style:font-name="Courier New1" fo:font-size="9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paragraph-properties fo:margin-top="0.0783in" fo:margin-bottom="0.0783in" style:contextual-spacing="false"/>
      <style:text-properties fo:color="#0047ff" style:font-name="Arial" fo:font-size="11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0.0799in" fo:margin-right="0in" fo:margin-top="0.0398in" fo:margin-bottom="0.0783in" style:contextual-spacing="false" fo:text-indent="0in" style:auto-text-indent="false" style:page-number="auto" fo:background-color="transparent" style:shadow="none">
        <style:tab-stops/>
        <style:background-image/>
      </style:paragraph-properties>
      <style:text-properties fo:color="#0047ff" style:font-name="Open Sans" fo:font-size="12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margin-top="0in" fo:margin-bottom="0in" style: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26pt solid #000000" style:shadow="non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in" fo:page-height="10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in" fo:page-height="10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193in" fo:margin-left="0in" fo:margin-right="0in" fo:margin-bottom="0.1598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B1_20_Face" style:display-name="B1 Face" style:page-layout-name="Mpm2"/>
    <style:master-page style:name="B1.HTML" style:page-layout-name="Mpm3">
      <style:header>
        <text:p text:style-name="MP1">Бүлэг 1. HTML, CSS</text:p>
      </style:header>
      <style:footer>
        <text:p text:style-name="MP2"><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2:54:13</meta:creation-date>
    <dc:date>2013-08-01T08:49:17.665835520</dc:date>
    <meta:editing-duration>P0D</meta:editing-duration>
    <meta:editing-cycles>5</meta:editing-cycles>
    <meta:generator>LibreOffice/4.1.0.4$Linux_X86_64 LibreOffice_project/89ea49ddacd9aa532507cbf852f2bb22b1ace28</meta:generator>
    <meta:document-statistic meta:table-count="4" meta:image-count="0" meta:object-count="3" meta:page-count="32" meta:paragraph-count="637" meta:word-count="4428" meta:character-count="31894" meta:non-whitespace-character-count="272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cfe7f5"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fo:min-height="0.381cm"/>
    </style:style>
    <style:style style:name="gr8" style:family="graphic" style:parent-style-name="standard">
      <style:graphic-properties draw:stroke="none" svg:stroke-color="#000000" draw:fill="none" draw:fill-color="#ffffff" fo:min-height="0.386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start"/>
    </style:style>
    <style:style style:name="P4" style:family="paragraph">
      <style:paragraph-properties fo:text-align="start"/>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192cm" svg:height="3.81cm" svg:x="2.651cm" svg:y="1.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36cm" svg:height="0.725cm" svg:x="2.958cm" svg:y="1.037cm">
          <draw:text-box>
            <text:p><text:span text:style-name="T1">myLibrary</text:span></text:p>
          </draw:text-box>
        </draw:frame>
        <draw:custom-shape draw:style-name="gr3" draw:text-style-name="P4" xml:id="id1" draw:id="id1" draw:layer="layout" svg:width="3.937cm" svg:height="2.413cm" svg:x="3.413cm" svg:y="2.016cm">
          <text:p text:style-name="P3"><text:span text:style-name="T2">myLibrary.dart</text:span></text:p>
          <text:p text:style-name="P3"><text:span text:style-name="T3">import “otherLib”;</text:span></text:p>
          <text:p text:style-name="P3"><text:span text:style-name="T3">part “greeter.dart”;</text:span></text:p>
          <text:p text:style-name="P3"><text:span text:style-name="T3">part “leavers.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2" draw:id="id2" draw:layer="layout" svg:width="3.937cm" svg:height="1.27cm" svg:x="10.525cm" svg:y="1.889cm">
          <text:p text:style-name="P3"><text:span text:style-name="T2">greater.dart</text:span></text:p>
          <text:p text:style-name="P3"><text:span text:style-name="T3">class Greeter {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3" draw:id="id3" draw:layer="layout" svg:width="3.937cm" svg:height="1.27cm" svg:x="9.128cm" svg:y="4.175cm">
          <text:p text:style-name="P3"><text:span text:style-name="T2">leaver.dart</text:span></text:p>
          <text:p text:style-name="P3"><text:span text:style-name="T3">class Leaver {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draw:type="curve" svg:x1="7.35cm" svg:y1="3.222cm" svg:x2="10.525cm" svg:y2="2.524cm" draw:start-shape="id1" draw:start-glue-point="1" draw:end-shape="id2" draw:end-glue-point="3" svg:d="m7350 3222c2380 0 793-698 3175-698">
          <text:p text:style-name="P1"><text:span text:style-name="T3">#source</text:span></text:p>
        </draw:connector>
        <draw:connector draw:style-name="gr4" draw:text-style-name="P5" draw:layer="layout" draw:type="curve" svg:x1="7.35cm" svg:y1="3.222cm" svg:x2="9.128cm" svg:y2="4.81cm" draw:start-shape="id1" draw:start-glue-point="1" draw:end-shape="id3" draw:end-glue-point="3" svg:d="m7350 3222c1333 0 445 1588 1778 1588">
          <text:p text:style-name="P1"><text:span text:style-name="T3">#source</text:span></text:p>
        </draw:connector>
        <draw:custom-shape draw:style-name="gr1" draw:text-style-name="P1" draw:layer="layout" svg:width="12.192cm" svg:height="3.81cm" svg:x="2.651cm" svg:y="6.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039cm" svg:height="0.725cm" svg:x="2.778cm" svg:y="5.609cm">
          <draw:text-box>
            <text:p><text:span text:style-name="T1">otherLib</text:span></text:p>
          </draw:text-box>
        </draw:frame>
        <draw:connector draw:style-name="gr4" draw:text-style-name="P5" draw:layer="layout" draw:type="line" svg:x1="5.381cm" svg:y1="4.429cm" svg:x2="5.344cm" svg:y2="6.164cm" draw:start-shape="id1" draw:start-glue-point="2" svg:d="m5381 4429-37 1735">
          <text:p text:style-name="P1"><text:span text:style-name="T3">#import</text:span></text:p>
        </draw:connector>
        <draw:custom-shape draw:style-name="gr5" draw:text-style-name="P4" draw:layer="layout" svg:width="3.937cm" svg:height="2.667cm" svg:x="3.54cm" svg:y="6.461cm">
          <text:p text:style-name="P3"><text:span text:style-name="T2">otherLib.dart</text:span></text:p>
          <text:p text:style-name="P3"><text:span text:style-name="T3">import “aaa.dart”;</text:span></text:p>
          <text:p text:style-name="P3"><text:span text:style-name="T3">part “some.dart”;</text:span></text:p>
          <text:p text:style-name="P3"><text:span text:style-name="T3">part “other.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937cm" svg:height="1.27cm" svg:x="10.525cm" svg:y="6.715cm">
          <text:p text:style-name="P3"><text:span text:style-name="T2">some.dart</text:span></text:p>
          <text:p text:style-name="P3"><text:span text:style-name="T3">class Leaver {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937cm" svg:height="1.27cm" svg:x="10.652cm" svg:y="7.35cm">
          <text:p text:style-name="P3"><text:span text:style-name="T2">other.dart</text:span></text:p>
          <text:p text:style-name="P3"><text:span text:style-name="T3">class Other {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5" draw:layer="layout" svg:x1="7.477cm" svg:y1="7.858cm" svg:x2="10.271cm" svg:y2="7.858cm">
          <text:p/>
        </draw:line>
        <draw:frame draw:style-name="gr7" draw:text-style-name="P6" draw:layer="layout" svg:width="2.032cm" svg:height="0.645cm" svg:x="7.604cm" svg:y="2.143cm">
          <draw:text-box>
            <text:p><text:span text:style-name="T3">part</text:span></text:p>
          </draw:text-box>
        </draw:frame>
        <draw:frame draw:style-name="gr7" draw:text-style-name="P6" draw:layer="layout" svg:width="2.032cm" svg:height="0.645cm" svg:x="8.112cm" svg:y="3.286cm">
          <draw:text-box>
            <text:p><text:span text:style-name="T3">part</text:span></text:p>
          </draw:text-box>
        </draw:frame>
        <draw:frame draw:style-name="gr7" draw:text-style-name="P6" draw:layer="layout" svg:width="2.032cm" svg:height="0.645cm" svg:x="7.731cm" svg:y="7.086cm">
          <draw:text-box>
            <text:p><text:span text:style-name="T3">source</text:span></text:p>
          </draw:text-box>
        </draw:frame>
        <draw:frame draw:style-name="gr8" draw:text-style-name="P6" draw:layer="layout" svg:width="2.032cm" svg:height="0.645cm" svg:x="5.445cm" svg:y="4.8cm">
          <draw:text-box>
            <text:p><text:span text:style-name="T3">import</text:span></text:p>
          </draw:text-box>
        </draw:frame>
        <draw:frame draw:style-name="gr8" draw:text-style-name="P6" draw:layer="layout" svg:width="2.032cm" svg:height="0.645cm" svg:x="5.445cm" svg:y="9.255cm">
          <draw:text-box>
            <text:p><text:span text:style-name="T3">import</text:span></text:p>
          </draw:text-box>
        </draw:frame>
        <draw:connector draw:style-name="gr4" draw:text-style-name="P5" draw:layer="layout" draw:type="line" svg:x1="5.355cm" svg:y1="9.128cm" svg:x2="5.318cm" svg:y2="10.863cm" svg:d="m5355 9128-37 1735">
          <text:p text:style-name="P1"><text:span text:style-name="T3">#import</text:span></text:p>
        </draw:connector>
        <draw:frame draw:style-name="gr8" draw:text-style-name="P6" draw:layer="layout" svg:width="3.556cm" svg:height="0.645cm" svg:x="5.572cm" svg:y="10.525cm">
          <draw:text-box>
            <text:p><text:span text:style-name="T3">Бусад сан</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fill="none" draw:fill-gradient-name="Gradient_20_7" draw:fill-hatch-name="Hatching_20_1" draw:fill-image-name="Bitmape_20_1" draw:fit-to-contour="true" fo:padding-top="0cm" fo:padding-bottom="0cm" fo:padding-left="0cm" fo:padding-r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cfe7f5"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fo:min-height="0.381cm"/>
    </style:style>
    <style:style style:name="gr8" style:family="graphic" style:parent-style-name="standard">
      <style:graphic-properties draw:stroke="none" svg:stroke-color="#000000" draw:fill="none" draw:fill-color="#ffffff" fo:min-height="0.386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start"/>
    </style:style>
    <style:style style:name="P4" style:family="paragraph">
      <style:paragraph-properties fo:text-align="start"/>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192cm" svg:height="3.81cm" svg:x="2.651cm" svg:y="1.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36cm" svg:height="0.725cm" svg:x="2.958cm" svg:y="1.037cm">
          <draw:text-box>
            <text:p><text:span text:style-name="T1">myLibrary</text:span></text:p>
          </draw:text-box>
        </draw:frame>
        <draw:custom-shape draw:style-name="gr3" draw:text-style-name="P4" xml:id="id1" draw:id="id1" draw:layer="layout" svg:width="3.937cm" svg:height="2.413cm" svg:x="3.413cm" svg:y="2.016cm">
          <text:p text:style-name="P3"><text:span text:style-name="T2">myLibrary.dart</text:span></text:p>
          <text:p text:style-name="P3"><text:span text:style-name="T3">import “otherLib”;</text:span></text:p>
          <text:p text:style-name="P3"><text:span text:style-name="T3">part “greeter.dart”;</text:span></text:p>
          <text:p text:style-name="P3"><text:span text:style-name="T3">part “leavers.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2" draw:id="id2" draw:layer="layout" svg:width="3.937cm" svg:height="1.27cm" svg:x="10.525cm" svg:y="1.889cm">
          <text:p text:style-name="P3"><text:span text:style-name="T2">greater.dart</text:span></text:p>
          <text:p text:style-name="P3"><text:span text:style-name="T3">class Greeter {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3" draw:id="id3" draw:layer="layout" svg:width="3.937cm" svg:height="1.27cm" svg:x="9.128cm" svg:y="4.175cm">
          <text:p text:style-name="P3"><text:span text:style-name="T2">leaver.dart</text:span></text:p>
          <text:p text:style-name="P3"><text:span text:style-name="T3">class Leaver {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draw:type="curve" svg:x1="7.35cm" svg:y1="3.222cm" svg:x2="10.525cm" svg:y2="2.524cm" draw:start-shape="id1" draw:start-glue-point="1" draw:end-shape="id2" draw:end-glue-point="3" svg:d="m7350 3222c2380 0 793-698 3175-698" svg:viewBox="0 0 3176 699">
          <text:p text:style-name="P1"><text:span text:style-name="T3">#source</text:span></text:p>
        </draw:connector>
        <draw:connector draw:style-name="gr4" draw:text-style-name="P5" draw:layer="layout" draw:type="curve" svg:x1="7.35cm" svg:y1="3.222cm" svg:x2="9.128cm" svg:y2="4.81cm" draw:start-shape="id1" draw:start-glue-point="1" draw:end-shape="id3" draw:end-glue-point="3" svg:d="m7350 3222c1333 0 445 1588 1778 1588" svg:viewBox="0 0 1779 1589">
          <text:p text:style-name="P1"><text:span text:style-name="T3">#source</text:span></text:p>
        </draw:connector>
        <draw:custom-shape draw:style-name="gr1" draw:text-style-name="P1" draw:layer="layout" svg:width="12.192cm" svg:height="3.81cm" svg:x="2.651cm" svg:y="6.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039cm" svg:height="0.725cm" svg:x="2.778cm" svg:y="5.609cm">
          <draw:text-box>
            <text:p><text:span text:style-name="T1">otherLib</text:span></text:p>
          </draw:text-box>
        </draw:frame>
        <draw:connector draw:style-name="gr4" draw:text-style-name="P5" draw:layer="layout" draw:type="line" svg:x1="5.381cm" svg:y1="4.429cm" svg:x2="5.344cm" svg:y2="6.164cm" draw:start-shape="id1" draw:start-glue-point="2" svg:d="m5381 4429-37 1735" svg:viewBox="0 0 38 1736">
          <text:p text:style-name="P1"><text:span text:style-name="T3">#import</text:span></text:p>
        </draw:connector>
        <draw:custom-shape draw:style-name="gr5" draw:text-style-name="P4" draw:layer="layout" svg:width="3.937cm" svg:height="2.667cm" svg:x="3.54cm" svg:y="6.461cm">
          <text:p text:style-name="P3"><text:span text:style-name="T2">otherLib.dart</text:span></text:p>
          <text:p text:style-name="P3"><text:span text:style-name="T3">import “aaa.dart”;</text:span></text:p>
          <text:p text:style-name="P3"><text:span text:style-name="T3">part “some.dart”;</text:span></text:p>
          <text:p text:style-name="P3"><text:span text:style-name="T3">part “other.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937cm" svg:height="1.27cm" svg:x="10.525cm" svg:y="6.715cm">
          <text:p text:style-name="P3"><text:span text:style-name="T2">some.dart</text:span></text:p>
          <text:p text:style-name="P3"><text:span text:style-name="T3">class Leaver {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937cm" svg:height="1.27cm" svg:x="10.652cm" svg:y="7.35cm">
          <text:p text:style-name="P3"><text:span text:style-name="T2">other.dart</text:span></text:p>
          <text:p text:style-name="P3"><text:span text:style-name="T3">class Other {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5" draw:layer="layout" svg:x1="7.477cm" svg:y1="7.858cm" svg:x2="10.271cm" svg:y2="7.858cm">
          <text:p/>
        </draw:line>
        <draw:frame draw:style-name="gr7" draw:text-style-name="P6" draw:layer="layout" svg:width="2.032cm" svg:height="0.645cm" svg:x="7.604cm" svg:y="2.143cm">
          <draw:text-box>
            <text:p><text:span text:style-name="T3">part</text:span></text:p>
          </draw:text-box>
        </draw:frame>
        <draw:frame draw:style-name="gr7" draw:text-style-name="P6" draw:layer="layout" svg:width="2.032cm" svg:height="0.645cm" svg:x="8.112cm" svg:y="3.286cm">
          <draw:text-box>
            <text:p><text:span text:style-name="T3">part</text:span></text:p>
          </draw:text-box>
        </draw:frame>
        <draw:frame draw:style-name="gr7" draw:text-style-name="P6" draw:layer="layout" svg:width="2.032cm" svg:height="0.645cm" svg:x="7.731cm" svg:y="7.086cm">
          <draw:text-box>
            <text:p><text:span text:style-name="T3">source</text:span></text:p>
          </draw:text-box>
        </draw:frame>
        <draw:frame draw:style-name="gr8" draw:text-style-name="P6" draw:layer="layout" svg:width="2.032cm" svg:height="0.645cm" svg:x="5.445cm" svg:y="4.8cm">
          <draw:text-box>
            <text:p><text:span text:style-name="T3">import</text:span></text:p>
          </draw:text-box>
        </draw:frame>
        <draw:frame draw:style-name="gr8" draw:text-style-name="P6" draw:layer="layout" svg:width="2.032cm" svg:height="0.645cm" svg:x="5.445cm" svg:y="9.255cm">
          <draw:text-box>
            <text:p><text:span text:style-name="T3">import</text:span></text:p>
          </draw:text-box>
        </draw:frame>
        <draw:connector draw:style-name="gr4" draw:text-style-name="P5" draw:layer="layout" draw:type="line" svg:x1="5.355cm" svg:y1="9.128cm" svg:x2="5.318cm" svg:y2="10.863cm" svg:d="m5355 9128-37 1735" svg:viewBox="0 0 38 1736">
          <text:p text:style-name="P1"><text:span text:style-name="T3">#import</text:span></text:p>
        </draw:connector>
        <draw:frame draw:style-name="gr8" draw:text-style-name="P6" draw:layer="layout" svg:width="3.556cm" svg:height="0.645cm" svg:x="5.572cm" svg:y="10.525cm">
          <draw:text-box>
            <text:p><text:span text:style-name="T3">Бусад сан</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fill="none" draw:fill-gradient-name="Gradient_20_7" draw:fill-hatch-name="Hatching_20_1" draw:fill-image-name="Bitmape_20_1" draw:fit-to-contour="true" fo:padding-top="0cm" fo:padding-bottom="0cm" fo:padding-left="0cm" fo:padding-r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draw:stroke-dash="Ultrafine_20_Dotted_20__28_var_29_" draw:fill="none" fo:min-height="1.617cm"/>
    </style:style>
    <style:style style:name="gr2" style:family="graphic" style:parent-style-name="standard">
      <style:graphic-properties draw:stroke="none" draw:fill="none" fo:min-height="0.79cm"/>
    </style:style>
    <style:style style:name="gr3" style:family="graphic" style:parent-style-name="objectwithoutfill">
      <style:graphic-properties draw:marker-end="Symmetric_20_Arrow" draw:marker-end-width="0.3cm" draw:fill="none" draw:textarea-vertical-align="middle"/>
    </style:style>
    <style:style style:name="P1" style:family="paragraph">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142cm" svg:height="1.867cm" svg:x="4.81cm" svg:y="1.165cm">
          <draw:text-box>
            <text:p><text:span text:style-name="T1">import 'dart:html';</text:span></text:p>
            <text:p><text:span text:style-name="T1">main() {</text:span></text:p>
            <text:p><text:span text:style-name="T1"><text:s/></text:span><text:span text:style-name="T1">query('#p1').text=”Сэрээрэй”;</text:span></text:p>
            <text:p><text:span text:style-name="T1">}</text:span></text:p>
          </draw:text-box>
        </draw:frame>
        <draw:frame draw:style-name="gr2" draw:text-style-name="P3" draw:layer="layout" svg:width="2.97cm" svg:height="1.047cm" svg:x="1.205cm" svg:y="1.357cm">
          <draw:text-box>
            <text:p text:style-name="P2"><text:span text:style-name="T1">Dart HTML сан </text:span></text:p>
            <text:p text:style-name="P2"><text:span text:style-name="T1">хавсаргах</text:span></text:p>
          </draw:text-box>
        </draw:frame>
        <draw:line draw:style-name="gr3" draw:text-style-name="P2" draw:layer="layout" svg:x1="3.667cm" svg:y1="2.016cm" svg:x2="4.937cm" svg:y2="1.508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Ultrafine_20_Dotted_20__28_var_29_" draw:display-name="Ultrafine Dotted (var)" draw:style="rect" draw:dots1="1" draw:distance="51%"/>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4.808cm" fo:page-height="10.4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